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2" style:family="table-cell" style:parent-style-name="Default" style:data-style-name="N0">
      <style:text-properties fo:color="#000000" fo:font-size="10pt" style:font-size-asian="10pt" style:font-size-complex="10pt"/>
    </style:style>
    <style:style style:name="ce3" style:family="table-cell" style:parent-style-name="Default" style:data-style-name="N1"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ABABAB" fo:border-bottom="none" fo:border-left="thin solid #ABABAB" fo:border-right="none"/>
      <style:text-properties fo:font-size="10pt" style:font-size-asian="10pt" style:font-size-complex="10pt"/>
    </style:style>
    <style:style style:name="ce10" style:family="table-cell" style:parent-style-name="Default" style:data-style-name="N1">
      <style:table-cell-properties fo:border-top="thin solid #ABABAB" fo:border-bottom="none" fo:border-left="thin solid #ABABAB" fo:border-right="non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ABABAB" fo:border-bottom="none" fo:border-left="none" fo:border-right="thin solid #ABABAB"/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  <style:text-properties fo:font-size="10pt" style:font-size-asian="10pt" style:font-size-complex="10pt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FFFFFF" fo:border-right="none"/>
      <style:text-properties fo:font-size="10pt" style:font-size-asian="10pt" style:font-size-complex="10pt"/>
    </style:style>
    <style:style style:name="ce19" style:family="table-cell" style:parent-style-name="Default" style:data-style-name="N1">
      <style:table-cell-properties fo:border-top="thin solid #ABABAB" fo:border-bottom="thin solid #ABABAB" fo:border-left="thin solid #ABABAB" fo:border-right="none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ABABAB" fo:border-bottom="thin solid #ABABAB" fo:border-left="none" fo:border-right="thin solid #ABABAB"/>
      <style:text-properties fo:font-size="10pt" style:font-size-asian="10pt" style:font-size-complex="10pt"/>
    </style:style>
    <style:style style:name="ce21" style:family="table-cell" style:parent-style-name="Default" style:data-style-name="N1"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7.72583333333333cm"/>
    </style:style>
    <style:style style:name="co4" style:family="table-column">
      <style:table-column-properties fo:break-before="auto" style:column-width="6.4293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OTTOBR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21"/>
        <table:table-column table:style-name="co7" table:default-cell-style-name="ce12"/>
        <table:table-column table:style-name="co8" table:number-columns-repeated="16377" table:default-cell-style-name="ce12"/>
        <table:table-row table:style-name="ro1">
          <table:table-cell office:value-type="string" table:style-name="ce1">
            <text:p>I tempi medi di attesa sono calcolati sulla base del numero di prestazioni eseguite suddivise per classi di priorità</text:p>
          </table:table-cell>
          <table:table-cell table:number-columns-repeated="4" table:style-name="ce2"/>
          <table:table-cell table:style-name="ce3"/>
          <table:table-cell table:number-columns-repeated="16378" table:style-name="ce2"/>
        </table:table-row>
        <table:table-row table:style-name="ro1">
          <table:table-cell office:value-type="string" table:style-name="ce1">
            <text:p>Fonte Dati Ritorno Regionale 28/SAN</text:p>
          </table:table-cell>
          <table:table-cell table:number-columns-repeated="4" table:style-name="ce2"/>
          <table:table-cell table:style-name="ce3"/>
          <table:table-cell table:number-columns-repeated="16378" table:style-name="ce2"/>
        </table:table-row>
        <table:table-row table:style-name="ro2">
          <table:table-cell table:style-name="ce1"/>
          <table:table-cell table:number-columns-repeated="4" table:style-name="ce2"/>
          <table:table-cell table:style-name="ce3"/>
          <table:table-cell table:number-columns-repeated="16378" table:style-name="ce2"/>
        </table:table-row>
        <table:table-row table:style-name="ro1">
          <table:table-cell office:value-type="string" table:number-columns-spanned="7" table:number-rows-spanned="2" table:style-name="ce30">
            <text:p>PERIODO DI RIFERIMENTO OTTOBRE 2021</text:p>
          </table:table-cell>
          <table:covered-table-cell table:number-columns-repeated="6"/>
          <table:table-cell table:number-columns-repeated="16377" table:style-name="ce2"/>
        </table:table-row>
        <table:table-row table:style-name="ro2">
          <table:covered-table-cell/>
          <table:covered-table-cell table:number-columns-repeated="6"/>
          <table:table-cell table:number-columns-repeated="16377" table:style-name="ce2"/>
        </table:table-row>
        <table:table-row table:style-name="ro3">
          <table:table-cell office:value-type="string" table:style-name="ce4">
            <text:p>DISCIPLINA</text:p>
          </table:table-cell>
          <table:table-cell office:value-type="string" table:number-columns-spanned="2" table:number-rows-spanned="1" table:style-name="ce31">
            <text:p>PRESTAZIONE</text:p>
          </table:table-cell>
          <table:covered-table-cell/>
          <table:table-cell office:value-type="string" table:style-name="ce5">
            <text:p>PRESIDIO</text:p>
          </table:table-cell>
          <table:table-cell office:value-type="string" table:style-name="ce5">
            <text:p>PRIORITA'</text:p>
          </table:table-cell>
          <table:table-cell office:value-type="string" table:style-name="ce6">
            <text:p>TEMPI MEDI DI ATTESA</text:p>
          </table:table-cell>
          <table:table-cell office:value-type="string" table:style-name="ce7">
            <text:p>QTA' PRESTAZIONI</text:p>
          </table:table-cell>
          <table:table-cell table:number-columns-repeated="16377" table:style-name="ce8"/>
        </table:table-row>
        <table:table-row table:style-name="ro1">
          <table:table-cell office:value-type="string" table:style-name="ce9">
            <text:p>Allergologia</text:p>
          </table:table-cell>
          <table:table-cell office:value-type="string" table:style-name="ce9">
            <text:p>89017</text:p>
          </table:table-cell>
          <table:table-cell office:value-type="string" table:style-name="ce9">
            <text:p>VISITA DERMATOLOGICA/ALLERG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45" table:style-name="ce10">
            <text:p>4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833333333333" table:style-name="ce15">
            <text:p>3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40.818181818181799" table:style-name="ce10">
            <text:p>41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7.811320754717002" table:style-name="ce10">
            <text:p>38</text:p>
          </table:table-cell>
          <table:table-cell office:value-type="float" office:value="53" table:style-name="ce11">
            <text:p>5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16.5" table:style-name="ce10">
            <text:p>17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52" table:style-name="ce10">
            <text:p>5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64705882352899" table:style-name="ce15">
            <text:p>41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21.571428571428601" table:style-name="ce10">
            <text:p>22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64" table:style-name="ce15">
            <text:p>49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24" table:style-name="ce10">
            <text:p>24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1666666666667" table:style-name="ce15">
            <text:p>3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35" table:style-name="ce15">
            <text:p>5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.147058823529399" table:style-name="ce15">
            <text:p>42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028846153846203" table:style-name="ce15">
            <text:p>40</text:p>
          </table:table-cell>
          <table:table-cell office:value-type="float" office:value="104" table:style-name="ce16">
            <text:p>10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8.5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181818181818201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25" table:style-name="ce15">
            <text:p>15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D</text:p>
          </table:table-cell>
          <table:table-cell office:value-type="float" office:value="56" table:style-name="ce10">
            <text:p>5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428571428571399" table:style-name="ce15">
            <text:p>2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1.7619047619048" table:style-name="ce10">
            <text:p>12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081081081081102" table:style-name="ce15">
            <text:p>36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158227848101298" table:style-name="ce15">
            <text:p>38</text:p>
          </table:table-cell>
          <table:table-cell office:value-type="float" office:value="158" table:style-name="ce16">
            <text:p>15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905</text:p>
          </table:table-cell>
          <table:table-cell office:value-type="string" table:style-name="ce9">
            <text:p>TEST EPICUTANEI A LETTURA RITARDATA [PATCH TEST] (fino a 20 allergeni) (per singolo allergene)</text:p>
          </table:table-cell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41" table:style-name="ce10">
            <text:p>41</text:p>
          </table:table-cell>
          <table:table-cell office:value-type="float" office:value="40" table:style-name="ce11">
            <text:p>4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9" table:style-name="ce10">
            <text:p>29</text:p>
          </table:table-cell>
          <table:table-cell office:value-type="float" office:value="40" table:style-name="ce11">
            <text:p>4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906</text:p>
          </table:table-cell>
          <table:table-cell office:value-type="string" table:style-name="ce9">
            <text:p>TEST PERCUTANEI E INTRACUTANEI A LETTURA IMMEDIATA (Fino a 12 allergeni)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64.400000000000006" table:style-name="ce10">
            <text:p>64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48" table:style-name="ce10">
            <text:p>4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2068965517241" table:style-name="ce15">
            <text:p>5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40.026845637583897" table:style-name="ce10">
            <text:p>40</text:p>
          </table:table-cell>
          <table:table-cell office:value-type="float" office:value="298" table:style-name="ce11">
            <text:p>29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17.066666666666698" table:style-name="ce10">
            <text:p>17</text:p>
          </table:table-cell>
          <table:table-cell office:value-type="float" office:value="30" table:style-name="ce11">
            <text:p>3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7.6666666666667" table:style-name="ce10">
            <text:p>18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857142857142897" table:style-name="ce15">
            <text:p>37</text:p>
          </table:table-cell>
          <table:table-cell office:value-type="float" office:value="252" table:style-name="ce16">
            <text:p>25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12</text:p>
          </table:table-cell>
          <table:table-cell office:value-type="string" table:style-name="ce9">
            <text:p>IMMUNIZZAZIONE PER ALLERGI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11.5" table:style-name="ce10">
            <text:p>112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A</text:p>
          </table:table-cell>
          <table:table-cell office:value-type="string" table:style-name="ce9">
            <text:p>INIEZIONE O INFUSIONE DI FARMACI SPECIFICI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8" table:style-name="ce10">
            <text:p>28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diologia</text:p>
          </table:table-cell>
          <table:table-cell office:value-type="string" table:style-name="ce9">
            <text:p>88712</text:p>
          </table:table-cell>
          <table:table-cell office:value-type="string" table:style-name="ce9">
            <text:p>STUDIO DOPPLER TRANSCRANIC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.5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22</text:p>
          </table:table-cell>
          <table:table-cell office:value-type="string" table:style-name="ce9">
            <text:p>ECO(COLOR)DOPPLERGRAFIA CARDIA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1.75" table:style-name="ce10">
            <text:p>12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9411764705882" table:style-name="ce15">
            <text:p>1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385321100917" table:style-name="ce15">
            <text:p>16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7777777777778" table:style-name="ce15">
            <text:p>3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571428571429" table:style-name="ce15">
            <text:p>27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" table:style-name="ce15">
            <text:p>26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9444444444444402" table:style-name="ce15">
            <text:p>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5.2" table:style-name="ce10">
            <text:p>15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58441558441601" table:style-name="ce15">
            <text:p>24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7.45" table:style-name="ce10">
            <text:p>7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19047619047601" table:style-name="ce15">
            <text:p>1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25563909774401" table:style-name="ce15">
            <text:p>14</text:p>
          </table:table-cell>
          <table:table-cell office:value-type="float" office:value="133" table:style-name="ce16">
            <text:p>13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35</text:p>
          </table:table-cell>
          <table:table-cell office:value-type="string" table:style-name="ce9">
            <text:p>ECO(COLOR)DOPPLER DEI TRONCHI SOVRAAORTICI</text:p>
          </table:table-cell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5.75" table:style-name="ce10">
            <text:p>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8333333333333" table:style-name="ce15">
            <text:p>15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42105263157899" table:style-name="ce15">
            <text:p>15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3</text:p>
          </table:table-cell>
          <table:table-cell office:value-type="string" table:style-name="ce9">
            <text:p>VISITA CARDI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7.5" table:style-name="ce10">
            <text:p>1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648648648649" table:style-name="ce15">
            <text:p>13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37" table:style-name="ce10">
            <text:p>3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030303030303003" table:style-name="ce15">
            <text:p>3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8.642857142857103" table:style-name="ce10">
            <text:p>39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45" table:style-name="ce15">
            <text:p>43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4.1538461538461497" table:style-name="ce10">
            <text:p>4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64.959999999999994" table:style-name="ce10">
            <text:p>65</text:p>
          </table:table-cell>
          <table:table-cell office:value-type="float" office:value="25" table:style-name="ce11">
            <text:p>2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8" table:style-name="ce10">
            <text:p>1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615384615385" table:style-name="ce15">
            <text:p>27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45.1666666666667" table:style-name="ce10">
            <text:p>45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99999999999997" table:style-name="ce15">
            <text:p>32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43</text:p>
          </table:table-cell>
          <table:table-cell office:value-type="string" table:style-name="ce9">
            <text:p>TEST CARDIOVASCOLARE DA SFORZO CON CICLOERGOMETR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3333333333333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21052631578899" table:style-name="ce15">
            <text:p>17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7" table:style-name="ce10">
            <text:p>17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944444444444" table:style-name="ce15">
            <text:p>22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481</text:p>
          </table:table-cell>
          <table:table-cell office:value-type="string" table:style-name="ce9">
            <text:p>CONTROLLO / PROGRAMMAZIONE DI PACE-MAKER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39" table:style-name="ce10">
            <text:p>23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51.77631578947401" table:style-name="ce10">
            <text:p>252</text:p>
          </table:table-cell>
          <table:table-cell office:value-type="float" office:value="152" table:style-name="ce11">
            <text:p>15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50</text:p>
          </table:table-cell>
          <table:table-cell office:value-type="string" table:style-name="ce9">
            <text:p>ELETTROCARDIOGRAMMA DINAM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9.5" table:style-name="ce10">
            <text:p>2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8.1666666666666696" table:style-name="ce10">
            <text:p>8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5" table:style-name="ce15">
            <text:p>9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75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52</text:p>
          </table:table-cell>
          <table:table-cell office:value-type="string" table:style-name="ce9">
            <text:p>ELETTROCARDIOGRAMM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1.6" table:style-name="ce10">
            <text:p>12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725000000000001" table:style-name="ce15">
            <text:p>19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31360946745601" table:style-name="ce15">
            <text:p>20</text:p>
          </table:table-cell>
          <table:table-cell office:value-type="float" office:value="338" table:style-name="ce16">
            <text:p>33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333333333333299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5.4" table:style-name="ce10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037037037036999" table:style-name="ce15">
            <text:p>26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8564102564103" table:style-name="ce15">
            <text:p>26</text:p>
          </table:table-cell>
          <table:table-cell office:value-type="float" office:value="195" table:style-name="ce16">
            <text:p>19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8571428571429" table:style-name="ce15">
            <text:p>3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22.6666666666667" table:style-name="ce10">
            <text:p>2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" table:style-name="ce15">
            <text:p>1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625" table:style-name="ce15">
            <text:p>41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71428571428571" table:style-name="ce15">
            <text:p>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72463768115942" table:style-name="ce15">
            <text:p>4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17.5" table:style-name="ce10">
            <text:p>1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" table:style-name="ce15">
            <text:p>1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6666666666667" table:style-name="ce15">
            <text:p>47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.1176470588235299" table:style-name="ce10">
            <text:p>6</text:p>
          </table:table-cell>
          <table:table-cell office:value-type="float" office:value="34" table:style-name="ce11">
            <text:p>3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428571428571" table:style-name="ce15">
            <text:p>18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632653061224502" table:style-name="ce15">
            <text:p>34</text:p>
          </table:table-cell>
          <table:table-cell office:value-type="float" office:value="196" table:style-name="ce16">
            <text:p>19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8.4285714285714306" table:style-name="ce10">
            <text:p>8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5555555555556" table:style-name="ce15">
            <text:p>29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44" table:style-name="ce15">
            <text:p>27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611</text:p>
          </table:table-cell>
          <table:table-cell office:value-type="string" table:style-name="ce9">
            <text:p>MONITORAGGIO CONTINUO [24 Ore] DELLA PRESSIONE ARTERIOSA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8" table:style-name="ce15">
            <text:p>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3</text:p>
          </table:table-cell>
          <table:table-cell office:value-type="string" table:style-name="ce9">
            <text:p>PRMA VISITA CARDI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9.93333333333333" table:style-name="ce10">
            <text:p>10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185185185185201" table:style-name="ce15">
            <text:p>16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85714285714299" table:style-name="ce15">
            <text:p>16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5.4285714285714297" table:style-name="ce10">
            <text:p>5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333333333333" table:style-name="ce15">
            <text:p>25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34375" table:style-name="ce15">
            <text:p>28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3333333333333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45454545454501" table:style-name="ce15">
            <text:p>3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40" table:style-name="ce10">
            <text:p>4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" table:style-name="ce15">
            <text:p>1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65217391304301" table:style-name="ce15">
            <text:p>32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2.6666666666666701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10.5" table:style-name="ce10">
            <text:p>11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8571428571429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269230769230802" table:style-name="ce15">
            <text:p>56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5.7619047619047601" table:style-name="ce10">
            <text:p>6</text:p>
          </table:table-cell>
          <table:table-cell office:value-type="float" office:value="42" table:style-name="ce11">
            <text:p>4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9032258064516103" table:style-name="ce15">
            <text:p>10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914893617021299" table:style-name="ce15">
            <text:p>17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8.8333333333333304" table:style-name="ce10">
            <text:p>9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29411764705898" table:style-name="ce15">
            <text:p>22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30612244897998" table:style-name="ce15">
            <text:p>27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hirurgia generale</text:p>
          </table:table-cell>
          <table:table-cell office:value-type="string" table:style-name="ce9">
            <text:p>3859</text:p>
          </table:table-cell>
          <table:table-cell office:value-type="string" table:style-name="ce9">
            <text:p>LEGATURA E STRIPPING DI VENE VARICOSE DELL'ARTO INFERIO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311</text:p>
          </table:table-cell>
          <table:table-cell office:value-type="string" table:style-name="ce9">
            <text:p>GASTROSTOMIA PERCUTANEA ENDOSCOPICA PEG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5.666666666666669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3111</text:p>
          </table:table-cell>
          <table:table-cell office:value-type="string" table:style-name="ce9">
            <text:p>SOSTITUZIONE GASTROSTOMIA E/O DIGIUNOSTOMIA PERCUTANE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516</text:p>
          </table:table-cell>
          <table:table-cell office:value-type="string" table:style-name="ce9">
            <text:p>ESOFAGOGASTRODUODENOSCOPIA [EGD]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.625" table:style-name="ce10">
            <text:p>7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947368421052602" table:style-name="ce15">
            <text:p>2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65625" table:style-name="ce15">
            <text:p>43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525</text:p>
          </table:table-cell>
          <table:table-cell office:value-type="string" table:style-name="ce9">
            <text:p>COLONSCOPIA CON ENDOSCOPIO FLESSIBILE.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6.1111111111111" table:style-name="ce15">
            <text:p>5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.442307692307693" table:style-name="ce15">
            <text:p>70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542</text:p>
          </table:table-cell>
          <table:table-cell office:value-type="string" table:style-name="ce9">
            <text:p>POLIPECTOMIA ENDOSCOPICA <text:s/>DELL' INTESTINO CRASS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64.571428571428598" table:style-name="ce10">
            <text:p>65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824</text:p>
          </table:table-cell>
          <table:table-cell office:value-type="string" table:style-name="ce9">
            <text:p>RETTOSIGMOIDOSCOPIA CON ENDOSCOPIO FLESSIBI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921</text:p>
          </table:table-cell>
          <table:table-cell office:value-type="string" table:style-name="ce9">
            <text:p>ANOSCOP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44.3333333333333" table:style-name="ce10">
            <text:p>44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6" table:style-name="ce10">
            <text:p>4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640</text:p>
          </table:table-cell>
          <table:table-cell office:value-type="string" table:style-name="ce9">
            <text:p>CIRCONCISION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90.75" table:style-name="ce10">
            <text:p>291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604</text:p>
          </table:table-cell>
          <table:table-cell office:value-type="string" table:style-name="ce9">
            <text:p>INCISIONE CON DRENAGGIO DELLA CUTE E DEL TESSUTO SOTTOCUTANE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4" table:style-name="ce10">
            <text:p>4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623</text:p>
          </table:table-cell>
          <table:table-cell office:value-type="string" table:style-name="ce9">
            <text:p>RIMOZIONE DI UNGHIA, MATRICE UNGUEALE O PLICA UNGUEAL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64</text:p>
          </table:table-cell>
          <table:table-cell office:value-type="string" table:style-name="ce9">
            <text:p>ASPORTAZIONE RADICALE DI LESIONE DELLA CUT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24.5" table:style-name="ce10">
            <text:p>2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606060606060602" table:style-name="ce15">
            <text:p>40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10.25" table:style-name="ce10">
            <text:p>110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35</text:p>
          </table:table-cell>
          <table:table-cell office:value-type="string" table:style-name="ce9">
            <text:p>ECO(COLOR)DOPPLER DEI TRONCHI SOVRAAORTICI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7272727272727302" table:style-name="ce15">
            <text:p>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72</text:p>
          </table:table-cell>
          <table:table-cell office:value-type="string" table:style-name="ce9">
            <text:p>ECO(COLOR)DOPPLERGRAFIA DEGLI ARTI SUPERIORI O INFERIORI O DISTRETTUALE, ARTERIOSA O VENOSA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4.5" table:style-name="ce10">
            <text:p>5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7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1.923076923076898" table:style-name="ce10">
            <text:p>32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8.744680851063805" table:style-name="ce15">
            <text:p>99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2</text:p>
          </table:table-cell>
          <table:table-cell office:value-type="string" table:style-name="ce9">
            <text:p>VISITA ANGIOLOGICA DI CONTROLLO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54.5" table:style-name="ce10">
            <text:p>5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4</text:p>
          </table:table-cell>
          <table:table-cell office:value-type="string" table:style-name="ce9">
            <text:p>VISITA CHIRUR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0.5" table:style-name="ce10">
            <text:p>11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600000000000001" table:style-name="ce15">
            <text:p>2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7.28571428571429" table:style-name="ce10">
            <text:p>7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6.969696969696997" table:style-name="ce15">
            <text:p>97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6</text:p>
          </table:table-cell>
          <table:table-cell office:value-type="string" table:style-name="ce9">
            <text:p>VISITA CHIRURGICA VASCOLARE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.75" table:style-name="ce15">
            <text:p>4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897435897435898" table:style-name="ce15">
            <text:p>58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7</text:p>
          </table:table-cell>
          <table:table-cell office:value-type="string" table:style-name="ce9">
            <text:p>VISITA MULTIDISCIPLIN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9.6666666666667" table:style-name="ce10">
            <text:p>100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2.6666666666667" table:style-name="ce10">
            <text:p>1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799999999999997" table:style-name="ce15">
            <text:p>4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200000000000003" table:style-name="ce15">
            <text:p>3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0.714285714285699" table:style-name="ce10">
            <text:p>11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818181818181799" table:style-name="ce15">
            <text:p>2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731707317073202" table:style-name="ce15">
            <text:p>25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2</text:p>
          </table:table-cell>
          <table:table-cell office:value-type="string" table:style-name="ce9">
            <text:p>PRIMA VISITA ANGIOLOGICA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9.4" table:style-name="ce10">
            <text:p>9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75" table:style-name="ce15">
            <text:p>2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5" table:style-name="ce15">
            <text:p>30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4</text:p>
          </table:table-cell>
          <table:table-cell office:value-type="string" table:style-name="ce9">
            <text:p>PRIMA VISITA CHIRURGICA GENER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1.8571428571429" table:style-name="ce10">
            <text:p>12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1" table:style-name="ce15">
            <text:p>23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63636363636402" table:style-name="ce15">
            <text:p>27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8.5" table:style-name="ce10">
            <text:p>9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461538461538501" table:style-name="ce15">
            <text:p>10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0588235294118" table:style-name="ce15">
            <text:p>10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1.875" table:style-name="ce10">
            <text:p>12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25" table:style-name="ce15">
            <text:p>27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225000000000001" table:style-name="ce15">
            <text:p>45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9.3333333333333304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8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" table:style-name="ce15">
            <text:p>1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6</text:p>
          </table:table-cell>
          <table:table-cell office:value-type="string" table:style-name="ce9">
            <text:p>PRIMA VISITA CHIRURGICA VASCOL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4.3333333333333304" table:style-name="ce10">
            <text:p>4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33333333333299" table:style-name="ce15">
            <text:p>14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407407407407" table:style-name="ce15">
            <text:p>13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1</text:p>
          </table:table-cell>
          <table:table-cell office:value-type="string" table:style-name="ce9">
            <text:p>FASCIATURA SEMPLIC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8.6666666666667" table:style-name="ce10">
            <text:p>1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2</text:p>
          </table:table-cell>
          <table:table-cell office:value-type="string" table:style-name="ce9">
            <text:p>BENDAGGIO ALLA COLLA DI ZINCO DI COSCIA-PIEDE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5.6" table:style-name="ce10">
            <text:p>6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4</text:p>
          </table:table-cell>
          <table:table-cell office:value-type="string" table:style-name="ce9">
            <text:p>BENDAGGIO ADESIVO ELAST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79" table:style-name="ce10">
            <text:p>179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9</text:p>
          </table:table-cell>
          <table:table-cell office:value-type="string" table:style-name="ce9">
            <text:p>ALTRA IRRIGAZIONE DI FERI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231884057970998" table:style-name="ce15">
            <text:p>9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7.8571428571428603" table:style-name="ce10">
            <text:p>8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2380952380952399" table:style-name="ce15">
            <text:p>7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5714285714285703" table:style-name="ce15">
            <text:p>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8.5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789</text:p>
          </table:table-cell>
          <table:table-cell office:value-type="string" table:style-name="ce9">
            <text:p>RIMOZIONE PUNTI DI SUTUR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hirurgia maxillo facciale</text:p>
          </table:table-cell>
          <table:table-cell office:value-type="string" table:style-name="ce9">
            <text:p>2309</text:p>
          </table:table-cell>
          <table:table-cell office:value-type="string" table:style-name="ce9">
            <text:p>ESTRAZIONE DI DENTE PERMANENT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0" table:style-name="ce10">
            <text:p>3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311</text:p>
          </table:table-cell>
          <table:table-cell office:value-type="string" table:style-name="ce9">
            <text:p>ESTRAZIONE DI RADICE RESIDU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2" table:style-name="ce10">
            <text:p>3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319B</text:p>
          </table:table-cell>
          <table:table-cell office:value-type="string" table:style-name="ce9">
            <text:p>ALTRA ESTRAZIONE CHIRURGICA DI DENT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3202</text:p>
          </table:table-cell>
          <table:table-cell office:value-type="string" table:style-name="ce9">
            <text:p>RICOSTRUZIONE DI DENTE MEDIANTE OTTURAZION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2.4" table:style-name="ce10">
            <text:p>92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4201</text:p>
          </table:table-cell>
          <table:table-cell office:value-type="string" table:style-name="ce9">
            <text:p>GENGIVOPLASTICA [CHIRURGIA PARODONTALE]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5" table:style-name="ce10">
            <text:p>2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4701</text:p>
          </table:table-cell>
          <table:table-cell office:value-type="string" table:style-name="ce9">
            <text:p>TRATTAMENTO ORTODONTICO CON APPARECCHI MOBIL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43.5" table:style-name="ce10">
            <text:p>14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4702</text:p>
          </table:table-cell>
          <table:table-cell office:value-type="string" table:style-name="ce9">
            <text:p>TRATTAMENTO ORTODONTICO CON APPARECCHI FISS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69.599999999999994" table:style-name="ce10">
            <text:p>70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4703</text:p>
          </table:table-cell>
          <table:table-cell office:value-type="string" table:style-name="ce9">
            <text:p>TRATTAMENTO ORTODONTICO CON APPARECCHI ORTOPEDICO FUNZIONAL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71" table:style-name="ce10">
            <text:p>7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4801</text:p>
          </table:table-cell>
          <table:table-cell office:value-type="string" table:style-name="ce9">
            <text:p>RIPARAZIONE DI APPARECCHIO ORTODONTIC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7" table:style-name="ce10">
            <text:p>4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7491</text:p>
          </table:table-cell>
          <table:table-cell office:value-type="string" table:style-name="ce9">
            <text:p>ALTRA ASPORTAZIONE DI LESIONE DELLA BOC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752</text:p>
          </table:table-cell>
          <table:table-cell office:value-type="string" table:style-name="ce9">
            <text:p>SUTURA DI LACERAZIONE DI ALTRA PARTE DELLA BOC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E</text:p>
          </table:table-cell>
          <table:table-cell office:value-type="string" table:style-name="ce9">
            <text:p>VISITA ODONTOSTOMATOLOGICA o MAXILLO-FACCIALE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8.7" table:style-name="ce10">
            <text:p>19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542274052478099" table:style-name="ce15">
            <text:p>41</text:p>
          </table:table-cell>
          <table:table-cell office:value-type="float" office:value="343" table:style-name="ce16">
            <text:p>34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7</text:p>
          </table:table-cell>
          <table:table-cell office:value-type="string" table:style-name="ce9">
            <text:p>VISITA MULTIDISCIPLIN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5</text:p>
          </table:table-cell>
          <table:table-cell office:value-type="string" table:style-name="ce9">
            <text:p>PRIMA VISITA ODONTOSTOMATOLOGICA o MAXILLO-FACCI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5.4285714285714297" table:style-name="ce10">
            <text:p>5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35" table:style-name="ce15">
            <text:p>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050847457627" table:style-name="ce15">
            <text:p>14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28571428571429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41</text:p>
          </table:table-cell>
          <table:table-cell office:value-type="string" table:style-name="ce9">
            <text:p>ABLAZIONE TARTAR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8" table:style-name="ce10">
            <text:p>11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9</text:p>
          </table:table-cell>
          <table:table-cell office:value-type="string" table:style-name="ce9">
            <text:p>ALTRA IRRIGAZIONE DI FERI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6.979591836734699" table:style-name="ce10">
            <text:p>17</text:p>
          </table:table-cell>
          <table:table-cell office:value-type="float" office:value="49" table:style-name="ce11">
            <text:p>4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hirurgia plastica</text:p>
          </table:table-cell>
          <table:table-cell office:value-type="string" table:style-name="ce9">
            <text:p>86022</text:p>
          </table:table-cell>
          <table:table-cell office:value-type="string" table:style-name="ce9">
            <text:p>INFILTRAZIONE DI CHELOID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2.636363636363598" table:style-name="ce10">
            <text:p>33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64</text:p>
          </table:table-cell>
          <table:table-cell office:value-type="string" table:style-name="ce9">
            <text:p>ASPORTAZIONE RADICALE DI LESIONE DELLA CUT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" table:style-name="ce10">
            <text:p>1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42" table:style-name="ce10">
            <text:p>42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5</text:p>
          </table:table-cell>
          <table:table-cell office:value-type="string" table:style-name="ce9">
            <text:p>VISITA DI CHIRURGIA PLAST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1.6666666666667" table:style-name="ce10">
            <text:p>12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948113207547198" table:style-name="ce15">
            <text:p>19</text:p>
          </table:table-cell>
          <table:table-cell office:value-type="float" office:value="212" table:style-name="ce16">
            <text:p>2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5</text:p>
          </table:table-cell>
          <table:table-cell office:value-type="string" table:style-name="ce9">
            <text:p>PRIMA VISITA CHIRURGICA PLAST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8250000000000002" table:style-name="ce10">
            <text:p>8</text:p>
          </table:table-cell>
          <table:table-cell office:value-type="float" office:value="40" table:style-name="ce11">
            <text:p>4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045454545454501" table:style-name="ce15">
            <text:p>1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25" table:style-name="ce15">
            <text:p>31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0999999999999996" table:style-name="ce15">
            <text:p>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1</text:p>
          </table:table-cell>
          <table:table-cell office:value-type="string" table:style-name="ce9">
            <text:p>FASCIATURA SEMPLIC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.8769230769231" table:style-name="ce10">
            <text:p>11</text:p>
          </table:table-cell>
          <table:table-cell office:value-type="float" office:value="65" table:style-name="ce11">
            <text:p>6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9</text:p>
          </table:table-cell>
          <table:table-cell office:value-type="string" table:style-name="ce9">
            <text:p>ALTRA IRRIGAZIONE DI FERI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.8571428571428594" table:style-name="ce10">
            <text:p>10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789</text:p>
          </table:table-cell>
          <table:table-cell office:value-type="string" table:style-name="ce9">
            <text:p>RIMOZIONE PUNTI DI SUTUR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.3333333333333" table:style-name="ce10">
            <text:p>11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re palliative</text:p>
          </table:table-cell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2.03125" table:style-name="ce10">
            <text:p>42</text:p>
          </table:table-cell>
          <table:table-cell office:value-type="float" office:value="32" table:style-name="ce11">
            <text:p>3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2.076923076923102" table:style-name="ce10">
            <text:p>32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492</text:p>
          </table:table-cell>
          <table:table-cell office:value-type="string" table:style-name="ce9">
            <text:p>PRELIEVO DI SANGUE VENOSO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Dermatologia</text:p>
          </table:table-cell>
          <table:table-cell office:value-type="string" table:style-name="ce9">
            <text:p>8611</text:p>
          </table:table-cell>
          <table:table-cell office:value-type="string" table:style-name="ce9">
            <text:p>BIOPSIA DELLA CUTE E DEL TESSUTO SOTTOCUTANE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2" table:style-name="ce10">
            <text:p>2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58620689655199" table:style-name="ce15">
            <text:p>22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6301</text:p>
          </table:table-cell>
          <table:table-cell office:value-type="string" table:style-name="ce9">
            <text:p>ASPORTAZIONE O DEMOLIZIONE LOCALE DI LESIONE O TESSUTO CUTANEO E SOTTOCUTANEO MEDIANTE CRIOTERAP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53.4" table:style-name="ce10">
            <text:p>53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43.6" table:style-name="ce10">
            <text:p>44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35" table:style-name="ce10">
            <text:p>3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5" table:style-name="ce15">
            <text:p>4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6303</text:p>
          </table:table-cell>
          <table:table-cell office:value-type="string" table:style-name="ce9">
            <text:p>ASPORTAZIONE O DEMOLIZIONE LOCALE DI LESIONE O TESSUTO CUTANEO E SOTTOCUTANEO,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1" table:style-name="ce10">
            <text:p>3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64</text:p>
          </table:table-cell>
          <table:table-cell office:value-type="string" table:style-name="ce9">
            <text:p>ASPORTAZIONE RADICALE DI LESIONE DELLA CUT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75" table:style-name="ce15">
            <text:p>3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893617021276601" table:style-name="ce15">
            <text:p>29</text:p>
          </table:table-cell>
          <table:table-cell office:value-type="float" office:value="188" table:style-name="ce16">
            <text:p>18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7</text:p>
          </table:table-cell>
          <table:table-cell office:value-type="string" table:style-name="ce9">
            <text:p>VISITA DERMATOLOGICA/ALLERG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698113207547198" table:style-name="ce15">
            <text:p>32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38.068965517241402" table:style-name="ce10">
            <text:p>38</text:p>
          </table:table-cell>
          <table:table-cell office:value-type="float" office:value="29" table:style-name="ce11">
            <text:p>2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5.2083333333333" table:style-name="ce10">
            <text:p>35</text:p>
          </table:table-cell>
          <table:table-cell office:value-type="float" office:value="48" table:style-name="ce11">
            <text:p>4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31" table:style-name="ce10">
            <text:p>3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107142857142897" table:style-name="ce15">
            <text:p>55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37.823529411764703" table:style-name="ce10">
            <text:p>38</text:p>
          </table:table-cell>
          <table:table-cell office:value-type="float" office:value="51" table:style-name="ce11">
            <text:p>5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31.371428571428599" table:style-name="ce10">
            <text:p>31</text:p>
          </table:table-cell>
          <table:table-cell office:value-type="float" office:value="35" table:style-name="ce11">
            <text:p>3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1666666666667" table:style-name="ce15">
            <text:p>3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581218274111698" table:style-name="ce15">
            <text:p>38</text:p>
          </table:table-cell>
          <table:table-cell office:value-type="float" office:value="394" table:style-name="ce16">
            <text:p>39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7</text:p>
          </table:table-cell>
          <table:table-cell office:value-type="string" table:style-name="ce9">
            <text:p>PRIMA VISITA DERMAT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08" table:style-name="ce15">
            <text:p>29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836538461538503" table:style-name="ce15">
            <text:p>33</text:p>
          </table:table-cell>
          <table:table-cell office:value-type="float" office:value="104" table:style-name="ce16">
            <text:p>10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8333333333333" table:style-name="ce15">
            <text:p>3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07317073170699" table:style-name="ce15">
            <text:p>41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B</text:p>
          </table:table-cell>
          <table:table-cell office:value-type="float" office:value="5.5714285714285703" table:style-name="ce10">
            <text:p>6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1315789473684" table:style-name="ce15">
            <text:p>19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487499999999997" table:style-name="ce15">
            <text:p>40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10.199999999999999" table:style-name="ce10">
            <text:p>10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16" table:style-name="ce15">
            <text:p>22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98969072165001" table:style-name="ce15">
            <text:p>32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117647058823501" table:style-name="ce15">
            <text:p>22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06349206349199" table:style-name="ce15">
            <text:p>27</text:p>
          </table:table-cell>
          <table:table-cell office:value-type="float" office:value="126" table:style-name="ce16">
            <text:p>12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461538461538503" table:style-name="ce15">
            <text:p>3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133333333333297" table:style-name="ce15">
            <text:p>33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U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1.5" table:style-name="ce10">
            <text:p>12</text:p>
          </table:table-cell>
          <table:table-cell office:value-type="float" office:value="60" table:style-name="ce11">
            <text:p>6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960784313725499" table:style-name="ce15">
            <text:p>16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446700507614199" table:style-name="ce15">
            <text:p>29</text:p>
          </table:table-cell>
          <table:table-cell office:value-type="float" office:value="197" table:style-name="ce16">
            <text:p>19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125" table:style-name="ce15">
            <text:p>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905</text:p>
          </table:table-cell>
          <table:table-cell office:value-type="string" table:style-name="ce9">
            <text:p>TEST EPICUTANEI A LETTURA RITARDATA [PATCH TEST] (fino a 20 allergeni) (per singolo allergene)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32.5" table:style-name="ce10">
            <text:p>33</text:p>
          </table:table-cell>
          <table:table-cell office:value-type="float" office:value="80" table:style-name="ce11">
            <text:p>8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625" table:style-name="ce15">
            <text:p>35</text:p>
          </table:table-cell>
          <table:table-cell office:value-type="float" office:value="960" table:style-name="ce16">
            <text:p>96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1</text:p>
          </table:table-cell>
          <table:table-cell office:value-type="string" table:style-name="ce9">
            <text:p>FASCIATURA SEMPLIC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048648648648602" table:style-name="ce15">
            <text:p>28</text:p>
          </table:table-cell>
          <table:table-cell office:value-type="float" office:value="185" table:style-name="ce16">
            <text:p>18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9</text:p>
          </table:table-cell>
          <table:table-cell office:value-type="string" table:style-name="ce9">
            <text:p>COLLOQUIO PSICOLOGICO CLIN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9</text:p>
          </table:table-cell>
          <table:table-cell office:value-type="string" table:style-name="ce9">
            <text:p>ALTRA IRRIGAZIONE DI FERI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70" table:style-name="ce10">
            <text:p>7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2" table:style-name="ce10">
            <text:p>2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3</text:p>
          </table:table-cell>
          <table:table-cell office:value-type="string" table:style-name="ce9">
            <text:p>INIEZIONE DI STEROIDI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A</text:p>
          </table:table-cell>
          <table:table-cell office:value-type="string" table:style-name="ce9">
            <text:p>INIEZIONE O INFUSIONE DI FARMACI SPECIFICI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98" table:style-name="ce10">
            <text:p>9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82</text:p>
          </table:table-cell>
          <table:table-cell office:value-type="string" table:style-name="ce9">
            <text:p>TERAPIA A LUCE ULTRAVIOLETT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1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astroenterologia</text:p>
          </table:table-cell>
          <table:table-cell office:value-type="string" table:style-name="ce9">
            <text:p>43111</text:p>
          </table:table-cell>
          <table:table-cell office:value-type="string" table:style-name="ce9">
            <text:p>SOSTITUZIONE GASTROSTOMIA E/O DIGIUNOSTOMIA PERCUTANEA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516</text:p>
          </table:table-cell>
          <table:table-cell office:value-type="string" table:style-name="ce9">
            <text:p>ESOFAGOGASTRODUODENOSCOPIA [EGD]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3.5" table:style-name="ce10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8679245283018897" table:style-name="ce10">
            <text:p>8</text:p>
          </table:table-cell>
          <table:table-cell office:value-type="float" office:value="53" table:style-name="ce11">
            <text:p>5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9821428571429" table:style-name="ce15">
            <text:p>18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879310344827601" table:style-name="ce15">
            <text:p>78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666666666666701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525</text:p>
          </table:table-cell>
          <table:table-cell office:value-type="string" table:style-name="ce9">
            <text:p>COLONSCOPIA CON ENDOSCOPIO FLESSIBILE.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8.25" table:style-name="ce10">
            <text:p>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25" table:style-name="ce15">
            <text:p>2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85714285714299" table:style-name="ce15">
            <text:p>2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1.0666666666667" table:style-name="ce10">
            <text:p>11</text:p>
          </table:table-cell>
          <table:table-cell office:value-type="float" office:value="30" table:style-name="ce11">
            <text:p>3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7916666666667" table:style-name="ce15">
            <text:p>2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" table:style-name="ce15">
            <text:p>79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542</text:p>
          </table:table-cell>
          <table:table-cell office:value-type="string" table:style-name="ce9">
            <text:p>POLIPECTOMIA ENDOSCOPICA <text:s/>DELL' INTESTINO CRASS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4.75" table:style-name="ce15">
            <text:p>8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824</text:p>
          </table:table-cell>
          <table:table-cell office:value-type="string" table:style-name="ce9">
            <text:p>RETTOSIGMOIDOSCOPIA CON ENDOSCOPIO FLESSIBI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9</text:p>
          </table:table-cell>
          <table:table-cell office:value-type="string" table:style-name="ce9">
            <text:p>VISITA GASTROENTEROLOG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1428571428571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85714285714299" table:style-name="ce15">
            <text:p>32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9</text:p>
          </table:table-cell>
          <table:table-cell office:value-type="string" table:style-name="ce9">
            <text:p>PRIMA VISITA GASTROENTEROLOG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523809523809501" table:style-name="ce15">
            <text:p>19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772727272727298" table:style-name="ce15">
            <text:p>2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8" table:style-name="ce10">
            <text:p>1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0555555555556" table:style-name="ce15">
            <text:p>2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625" table:style-name="ce15">
            <text:p>24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A</text:p>
          </table:table-cell>
          <table:table-cell office:value-type="string" table:style-name="ce9">
            <text:p>INIEZIONE O INFUSIONE DI FARMACI SPECIFIC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3.5" table:style-name="ce10">
            <text:p>44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eriatria</text:p>
          </table:table-cell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4.260869565217405" table:style-name="ce15">
            <text:p>84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4" table:style-name="ce10">
            <text:p>34</text:p>
          </table:table-cell>
          <table:table-cell office:value-type="float" office:value="23" table:style-name="ce11">
            <text:p>2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8</text:p>
          </table:table-cell>
          <table:table-cell office:value-type="string" table:style-name="ce9">
            <text:p>VISITA ENDOCRINOLOGICA/DIABETOLOGICA - ANDROLOG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9.40366972477099" table:style-name="ce15">
            <text:p>169</text:p>
          </table:table-cell>
          <table:table-cell office:value-type="float" office:value="218" table:style-name="ce16">
            <text:p>21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7.727272727272698" table:style-name="ce15">
            <text:p>5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208955223880601" table:style-name="ce15">
            <text:p>62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7.25" table:style-name="ce10">
            <text:p>7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346153846153801" table:style-name="ce15">
            <text:p>2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6" table:style-name="ce15">
            <text:p>22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8</text:p>
          </table:table-cell>
          <table:table-cell office:value-type="string" table:style-name="ce9">
            <text:p>PRIMA VISITA ENDOCRINOLOGICA/DIABETOLOG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5.2" table:style-name="ce10">
            <text:p>15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214285714285701" table:style-name="ce15">
            <text:p>31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8.953125" table:style-name="ce15">
            <text:p>69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25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lattie endocrine,del ricambio e della nutrizione</text:p>
          </table:table-cell>
          <table:table-cell office:value-type="string" table:style-name="ce9">
            <text:p>8622</text:p>
          </table:table-cell>
          <table:table-cell office:value-type="string" table:style-name="ce9">
            <text:p>RIMOZIONE ASPORTATIVA DI FERITA, INFEZIONE O USTIONE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8</text:p>
          </table:table-cell>
          <table:table-cell office:value-type="string" table:style-name="ce9">
            <text:p>VISITA ENDOCRINOLOGICA/DIABETOLOGICA - ANDROLOGICA DI CONTROLLO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515479876161002" table:style-name="ce15">
            <text:p>40</text:p>
          </table:table-cell>
          <table:table-cell office:value-type="float" office:value="646" table:style-name="ce16">
            <text:p>64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32.94594594594599" table:style-name="ce10">
            <text:p>133</text:p>
          </table:table-cell>
          <table:table-cell office:value-type="float" office:value="74" table:style-name="ce11">
            <text:p>7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73.108433734939794" table:style-name="ce10">
            <text:p>73</text:p>
          </table:table-cell>
          <table:table-cell office:value-type="float" office:value="83" table:style-name="ce11">
            <text:p>8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1.906542056074802" table:style-name="ce10">
            <text:p>22</text:p>
          </table:table-cell>
          <table:table-cell office:value-type="float" office:value="107" table:style-name="ce11">
            <text:p>10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136.063829787234" table:style-name="ce10">
            <text:p>136</text:p>
          </table:table-cell>
          <table:table-cell office:value-type="float" office:value="47" table:style-name="ce11">
            <text:p>4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54.96341463414601" table:style-name="ce10">
            <text:p>155</text:p>
          </table:table-cell>
          <table:table-cell office:value-type="float" office:value="82" table:style-name="ce11">
            <text:p>8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3.070637119114" table:style-name="ce15">
            <text:p>153</text:p>
          </table:table-cell>
          <table:table-cell office:value-type="float" office:value="722" table:style-name="ce16">
            <text:p>72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591</text:p>
          </table:table-cell>
          <table:table-cell office:value-type="string" table:style-name="ce9">
            <text:p>TEST <text:s/>CARDIOVASCOLARI PER VALUTAZIONE DI NEUROPATIA AUTONOMIC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15.666666666667" table:style-name="ce10">
            <text:p>116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19.5" table:style-name="ce10">
            <text:p>2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8</text:p>
          </table:table-cell>
          <table:table-cell office:value-type="string" table:style-name="ce9">
            <text:p>PRIMA VISITA ENDOCRINOLOGICA/DIABETOLOGICA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8.2222222222222197" table:style-name="ce10">
            <text:p>8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71428571428601" table:style-name="ce15">
            <text:p>17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160493827160501" table:style-name="ce15">
            <text:p>33</text:p>
          </table:table-cell>
          <table:table-cell office:value-type="float" office:value="81" table:style-name="ce16">
            <text:p>8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D</text:p>
          </table:table-cell>
          <table:table-cell office:value-type="float" office:value="11.5" table:style-name="ce10">
            <text:p>12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37" table:style-name="ce10">
            <text:p>3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" table:style-name="ce15">
            <text:p>4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2.75" table:style-name="ce10">
            <text:p>23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10.6666666666667" table:style-name="ce10">
            <text:p>11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.8333333333333304" table:style-name="ce10">
            <text:p>7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714285714285699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666666666667" table:style-name="ce15">
            <text:p>21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9.3142857142857096" table:style-name="ce10">
            <text:p>9</text:p>
          </table:table-cell>
          <table:table-cell office:value-type="float" office:value="35" table:style-name="ce11">
            <text:p>3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909090909090899" table:style-name="ce15">
            <text:p>20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862068965517203" table:style-name="ce15">
            <text:p>42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491</text:p>
          </table:table-cell>
          <table:table-cell office:value-type="string" table:style-name="ce9">
            <text:p>PRELIEVO DI SANGUE CAPILLARE</text:p>
          </table:table-cell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142.14634146341501" table:style-name="ce10">
            <text:p>142</text:p>
          </table:table-cell>
          <table:table-cell office:value-type="float" office:value="41" table:style-name="ce11">
            <text:p>4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66.5" table:style-name="ce10">
            <text:p>16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1</text:p>
          </table:table-cell>
          <table:table-cell office:value-type="string" table:style-name="ce9">
            <text:p>FASCIATURA SEMPLICE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821</text:p>
          </table:table-cell>
          <table:table-cell office:value-type="string" table:style-name="ce9">
            <text:p>TERAPIA EDUCAZIONALE DEL DIABETICO E DI PAZIENTI CON ALTRE PATOLOGIE NUTRIZIONALI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" table:style-name="ce15">
            <text:p>40</text:p>
          </table:table-cell>
          <table:table-cell office:value-type="float" office:value="573" table:style-name="ce16">
            <text:p>57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53.254545454545" table:style-name="ce10">
            <text:p>153</text:p>
          </table:table-cell>
          <table:table-cell office:value-type="float" office:value="55" table:style-name="ce11">
            <text:p>5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71.391304347826093" table:style-name="ce10">
            <text:p>71</text:p>
          </table:table-cell>
          <table:table-cell office:value-type="float" office:value="46" table:style-name="ce11">
            <text:p>4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137.113636363636" table:style-name="ce10">
            <text:p>137</text:p>
          </table:table-cell>
          <table:table-cell office:value-type="float" office:value="44" table:style-name="ce11">
            <text:p>4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6" table:style-name="ce10">
            <text:p>10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37.431034482759" table:style-name="ce10">
            <text:p>137</text:p>
          </table:table-cell>
          <table:table-cell office:value-type="float" office:value="292" table:style-name="ce11">
            <text:p>29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822</text:p>
          </table:table-cell>
          <table:table-cell office:value-type="string" table:style-name="ce9">
            <text:p>TERAPIA EDUCAZIONALE DEL DIABETICO E DI PAZIENTI CON ALTRE PATOLOGIE NUTRIZIONALI</text:p>
          </table:table-cell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70" table:style-name="ce10">
            <text:p>7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9</text:p>
          </table:table-cell>
          <table:table-cell office:value-type="string" table:style-name="ce9">
            <text:p>ALTRA IRRIGAZIONE DI FERITA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lattie infettive e tropicali</text:p>
          </table:table-cell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32203389830502" table:style-name="ce15">
            <text:p>17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5.6" table:style-name="ce10">
            <text:p>6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7777777777778" table:style-name="ce15">
            <text:p>2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285714285714302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492</text:p>
          </table:table-cell>
          <table:table-cell office:value-type="string" table:style-name="ce9">
            <text:p>PRELIEVO DI SANGUE VENOS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8.9120879120879106" table:style-name="ce10">
            <text:p>9</text:p>
          </table:table-cell>
          <table:table-cell office:value-type="float" office:value="91" table:style-name="ce11">
            <text:p>9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7.5" table:style-name="ce10">
            <text:p>8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A</text:p>
          </table:table-cell>
          <table:table-cell office:value-type="string" table:style-name="ce9">
            <text:p>INIEZIONE O INFUSIONE DI FARMACI SPECIFIC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edicina generale</text:p>
          </table:table-cell>
          <table:table-cell office:value-type="string" table:style-name="ce9">
            <text:p>38221</text:p>
          </table:table-cell>
          <table:table-cell office:value-type="string" table:style-name="ce9">
            <text:p>CAPILLAROSCOPIA CON VIDEOREGISTRAZION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525</text:p>
          </table:table-cell>
          <table:table-cell office:value-type="string" table:style-name="ce9">
            <text:p>COLONSCOPIA CON ENDOSCOPIO FLESSIBILE.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46" table:style-name="ce10">
            <text:p>4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41</text:p>
          </table:table-cell>
          <table:table-cell office:value-type="string" table:style-name="ce9">
            <text:p>ECOGRAFIA DELL' ADDOME SUPERIO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1" table:style-name="ce10">
            <text:p>12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112" table:style-name="ce10">
            <text:p>1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296296296296305" table:style-name="ce15">
            <text:p>81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9.5" table:style-name="ce10">
            <text:p>30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2.5" table:style-name="ce10">
            <text:p>1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6.145833333333" table:style-name="ce15">
            <text:p>106</text:p>
          </table:table-cell>
          <table:table-cell office:value-type="float" office:value="192" table:style-name="ce16">
            <text:p>19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49" table:style-name="ce10">
            <text:p>4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087719298245602" table:style-name="ce15">
            <text:p>78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8</text:p>
          </table:table-cell>
          <table:table-cell office:value-type="string" table:style-name="ce9">
            <text:p>VISITA ENDOCRINOLOGICA/DIABETOLOGICA - ANDR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10.25" table:style-name="ce10">
            <text:p>10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17241379310299" table:style-name="ce15">
            <text:p>2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L</text:p>
          </table:table-cell>
          <table:table-cell office:value-type="string" table:style-name="ce9">
            <text:p>VISITA PNEUM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611</text:p>
          </table:table-cell>
          <table:table-cell office:value-type="string" table:style-name="ce9">
            <text:p>MONITORAGGIO CONTINUO [24 Ore] DELLA PRESSIONE ARTERIOS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7.600000000000001" table:style-name="ce10">
            <text:p>18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1666666666667" table:style-name="ce15">
            <text:p>2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5230769230769" table:style-name="ce15">
            <text:p>29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0" table:style-name="ce10">
            <text:p>6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2.5" table:style-name="ce15">
            <text:p>6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25" table:style-name="ce15">
            <text:p>4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13" table:style-name="ce10">
            <text:p>1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600000000000001" table:style-name="ce15">
            <text:p>1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" table:style-name="ce15">
            <text:p>2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2.285714285714301" table:style-name="ce10">
            <text:p>12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230769230769202" table:style-name="ce15">
            <text:p>2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875" table:style-name="ce15">
            <text:p>19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25.4" table:style-name="ce10">
            <text:p>25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769230769230798" table:style-name="ce15">
            <text:p>3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344262295081997" table:style-name="ce15">
            <text:p>57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8</text:p>
          </table:table-cell>
          <table:table-cell office:value-type="string" table:style-name="ce9">
            <text:p>PRIMA VISITA ENDOCRINOLOGICA/DIABET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3.6666666666667" table:style-name="ce10">
            <text:p>14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821</text:p>
          </table:table-cell>
          <table:table-cell office:value-type="string" table:style-name="ce9">
            <text:p>TERAPIA EDUCAZIONALE DEL DIABETICO E DI PAZIENTI CON ALTRE PATOLOGIE NUTRIZIONALI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2.1078431372549" table:style-name="ce10">
            <text:p>22</text:p>
          </table:table-cell>
          <table:table-cell office:value-type="float" office:value="102" table:style-name="ce11">
            <text:p>10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edicina nucleare</text:p>
          </table:table-cell>
          <table:table-cell office:value-type="string" table:style-name="ce9">
            <text:p>8901A</text:p>
          </table:table-cell>
          <table:table-cell office:value-type="string" table:style-name="ce9">
            <text:p>VISITA DI MEDICINA NUCLEARE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6.082352941176502" table:style-name="ce10">
            <text:p>36</text:p>
          </table:table-cell>
          <table:table-cell office:value-type="float" office:value="85" table:style-name="ce11">
            <text:p>8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3</text:p>
          </table:table-cell>
          <table:table-cell office:value-type="string" table:style-name="ce9">
            <text:p>PRIMA VISITA DI MEDICINA NUCLE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5" table:style-name="ce10">
            <text:p>1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012</text:p>
          </table:table-cell>
          <table:table-cell office:value-type="string" table:style-name="ce9">
            <text:p>SCINTIGRAFIA TIROIDEA CON CAPTAZIONE, CON O SENZA PROVE FARMACOLOGICH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9.1428571428571" table:style-name="ce10">
            <text:p>29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013</text:p>
          </table:table-cell>
          <table:table-cell office:value-type="string" table:style-name="ce9">
            <text:p>SCINTIGRAFIA TIROIDE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25" table:style-name="ce15">
            <text:p>1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031</text:p>
          </table:table-cell>
          <table:table-cell office:value-type="string" table:style-name="ce9">
            <text:p>SCINTIGRAFIA REN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0.428571428571399" table:style-name="ce10">
            <text:p>30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033</text:p>
          </table:table-cell>
          <table:table-cell office:value-type="string" table:style-name="ce9">
            <text:p>SCINTIGRAFIA SEQUENZIALE REN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769230769230798" table:style-name="ce15">
            <text:p>2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034</text:p>
          </table:table-cell>
          <table:table-cell office:value-type="string" table:style-name="ce9">
            <text:p>STUDIO DEL REFLUSSO VESCICO-URETER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.4" table:style-name="ce10">
            <text:p>11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035</text:p>
          </table:table-cell>
          <table:table-cell office:value-type="string" table:style-name="ce9">
            <text:p>TOMOSCINTIGRAFIA REN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.67741935483871" table:style-name="ce10">
            <text:p>10</text:p>
          </table:table-cell>
          <table:table-cell office:value-type="float" office:value="31" table:style-name="ce11">
            <text:p>3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092</text:p>
          </table:table-cell>
          <table:table-cell office:value-type="string" table:style-name="ce9">
            <text:p>TOMOSCINTIGRAFIA MIOCARDICA (SPET) DI PERFUSIONE A RIPOSO O DOPO STIMO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8.8571428571429" table:style-name="ce10">
            <text:p>19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15</text:p>
          </table:table-cell>
          <table:table-cell office:value-type="string" table:style-name="ce9">
            <text:p>TOMOSCINTIGRAFIA <text:s/>CEREBRALE (SPET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36363636363599" table:style-name="ce15">
            <text:p>11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16</text:p>
          </table:table-cell>
          <table:table-cell office:value-type="string" table:style-name="ce9">
            <text:p>TOMOSCINTIGRAFIA <text:s/>CEREBRALE (PET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4.5" table:style-name="ce10">
            <text:p>2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5833333333333" table:style-name="ce15">
            <text:p>4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3</text:p>
          </table:table-cell>
          <table:table-cell office:value-type="string" table:style-name="ce9">
            <text:p>SCINTIGRAFIA DELLE PARATIROID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2.5" table:style-name="ce10">
            <text:p>1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51</text:p>
          </table:table-cell>
          <table:table-cell office:value-type="string" table:style-name="ce9">
            <text:p>SCINTIGRAFIA POLMONARE PERFUSION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7.5" table:style-name="ce10">
            <text:p>1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61</text:p>
          </table:table-cell>
          <table:table-cell office:value-type="string" table:style-name="ce9">
            <text:p>SCINTIGRAFIA LINFATICA E LINFOGHIANDOLARE SEGMENTAR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82</text:p>
          </table:table-cell>
          <table:table-cell office:value-type="string" table:style-name="ce9">
            <text:p>SCINTIGRAFIA OSSEA O ARTICOL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2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23684210526301" table:style-name="ce15">
            <text:p>13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85</text:p>
          </table:table-cell>
          <table:table-cell office:value-type="string" table:style-name="ce9">
            <text:p>SCINTIGRAFIA GLOBALE CORPOREA CON TRACCIANTI IMMUNOLOGICI E RECETTORIAL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86</text:p>
          </table:table-cell>
          <table:table-cell office:value-type="string" table:style-name="ce9">
            <text:p>TOMOSCINTIGRAFIA GLOBALE CORPOREA (PET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.28571428571429" table:style-name="ce10">
            <text:p>9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8" table:style-name="ce15">
            <text:p>2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5555555555556" table:style-name="ce15">
            <text:p>50</text:p>
          </table:table-cell>
          <table:table-cell office:value-type="float" office:value="99" table:style-name="ce16">
            <text:p>9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196</text:p>
          </table:table-cell>
          <table:table-cell office:value-type="string" table:style-name="ce9">
            <text:p>SCINTIGRAFIA SEGMENTARIA DOPO SCINTIGRAFIA TOTAL BODY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20" table:style-name="ce10">
            <text:p>2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4705882352941204" table:style-name="ce15">
            <text:p>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81</text:p>
          </table:table-cell>
          <table:table-cell office:value-type="string" table:style-name="ce9">
            <text:p>TERAPIA DEGLI IPERTIROIDISM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9.714285714285701" table:style-name="ce10">
            <text:p>30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82</text:p>
          </table:table-cell>
          <table:table-cell office:value-type="string" table:style-name="ce9">
            <text:p>TERAPIA DEGLI IPERTIROIDISM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8.8" table:style-name="ce10">
            <text:p>19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2</text:p>
          </table:table-cell>
          <table:table-cell office:value-type="string" table:style-name="ce9">
            <text:p>INDIVIDUAZIONE DEL VOLUME BERSAGLIO E SIMULAZION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2.6" table:style-name="ce10">
            <text:p>13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4</text:p>
          </table:table-cell>
          <table:table-cell office:value-type="string" table:style-name="ce9">
            <text:p>STUDIO FISICO-DOSIMETRIC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2.6" table:style-name="ce10">
            <text:p>13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6</text:p>
          </table:table-cell>
          <table:table-cell office:value-type="string" table:style-name="ce9">
            <text:p>DOSIMETRIA IN VIV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2.6" table:style-name="ce10">
            <text:p>13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edicina sportiva</text:p>
          </table:table-cell>
          <table:table-cell office:value-type="string" table:style-name="ce9">
            <text:p>8913</text:p>
          </table:table-cell>
          <table:table-cell office:value-type="string" table:style-name="ce9">
            <text:p>PRIMA VISITA NEUROLOGICA [NEUROCHIRURGICA]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8.920000000000002" table:style-name="ce10">
            <text:p>19</text:p>
          </table:table-cell>
          <table:table-cell office:value-type="float" office:value="25" table:style-name="ce11">
            <text:p>2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71</text:p>
          </table:table-cell>
          <table:table-cell office:value-type="string" table:style-name="ce9">
            <text:p>SPIROMETRIA SEMPLIC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5.9639175257732" table:style-name="ce10">
            <text:p>16</text:p>
          </table:table-cell>
          <table:table-cell office:value-type="float" office:value="388" table:style-name="ce11">
            <text:p>38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42</text:p>
          </table:table-cell>
          <table:table-cell office:value-type="string" table:style-name="ce9">
            <text:p>TEST DA SFORZO DEI DUE GRADINI DI MASTERS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5.9639175257732" table:style-name="ce10">
            <text:p>16</text:p>
          </table:table-cell>
          <table:table-cell office:value-type="float" office:value="388" table:style-name="ce11">
            <text:p>38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52</text:p>
          </table:table-cell>
          <table:table-cell office:value-type="string" table:style-name="ce9">
            <text:p>ELETTROCARDIOGRAMM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5.9537275064267" table:style-name="ce10">
            <text:p>16</text:p>
          </table:table-cell>
          <table:table-cell office:value-type="float" office:value="389" table:style-name="ce11">
            <text:p>38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0444</text:p>
          </table:table-cell>
          <table:table-cell office:value-type="string" table:style-name="ce9">
            <text:p>URINE ESAME PARZIALE (Acetone e glucosio quantitativo)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5.9537275064267" table:style-name="ce10">
            <text:p>16</text:p>
          </table:table-cell>
          <table:table-cell office:value-type="float" office:value="389" table:style-name="ce11">
            <text:p>38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efrologia</text:p>
          </table:table-cell>
          <table:table-cell office:value-type="string" table:style-name="ce9">
            <text:p>8901B</text:p>
          </table:table-cell>
          <table:table-cell office:value-type="string" table:style-name="ce9">
            <text:p>VISITA NEFROLOGICA DI CONTROLLO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74.5" table:style-name="ce10">
            <text:p>7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.454545454545499" table:style-name="ce10">
            <text:p>11</text:p>
          </table:table-cell>
          <table:table-cell office:value-type="float" office:value="22" table:style-name="ce11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6666666666667" table:style-name="ce15">
            <text:p>2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065868263473099" table:style-name="ce15">
            <text:p>54</text:p>
          </table:table-cell>
          <table:table-cell office:value-type="float" office:value="167" table:style-name="ce16">
            <text:p>16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4</text:p>
          </table:table-cell>
          <table:table-cell office:value-type="string" table:style-name="ce9">
            <text:p>PRIMA VISITA NEFROLOGIC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8333333333333" table:style-name="ce15">
            <text:p>39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615384615384599" table:style-name="ce15">
            <text:p>53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1" table:style-name="ce15">
            <text:p>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eonatologia</text:p>
          </table:table-cell>
          <table:table-cell office:value-type="string" table:style-name="ce9">
            <text:p>88741</text:p>
          </table:table-cell>
          <table:table-cell office:value-type="string" table:style-name="ce9">
            <text:p>ECOGRAFIA DELL' ADDOME SUPERIO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.9117647058823497" table:style-name="ce10">
            <text:p>5</text:p>
          </table:table-cell>
          <table:table-cell office:value-type="float" office:value="34" table:style-name="ce11">
            <text:p>3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.75" table:style-name="ce10">
            <text:p>11</text:p>
          </table:table-cell>
          <table:table-cell office:value-type="float" office:value="48" table:style-name="ce11">
            <text:p>4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eurochirurgia</text:p>
          </table:table-cell>
          <table:table-cell office:value-type="string" table:style-name="ce9">
            <text:p>0443</text:p>
          </table:table-cell>
          <table:table-cell office:value-type="string" table:style-name="ce9">
            <text:p>LIBERAZIONE DEL TUNNEL CARP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8" table:style-name="ce10">
            <text:p>12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672413793103402" table:style-name="ce15">
            <text:p>34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3</text:p>
          </table:table-cell>
          <table:table-cell office:value-type="string" table:style-name="ce9">
            <text:p>PRIMA VISITA NEUROLOGICA [NEUROCHIRURGICA]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8.7692307692307701" table:style-name="ce10">
            <text:p>9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8297872340426" table:style-name="ce15">
            <text:p>14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476190476190499" table:style-name="ce15">
            <text:p>26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99</text:p>
          </table:table-cell>
          <table:table-cell office:value-type="string" table:style-name="ce9">
            <text:p>INIEZIONE DI TOSSINA BOTULIN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1.192893401015" table:style-name="ce10">
            <text:p>111</text:p>
          </table:table-cell>
          <table:table-cell office:value-type="float" office:value="197" table:style-name="ce11">
            <text:p>1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eurologia</text:p>
          </table:table-cell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76.882352941176507" table:style-name="ce10">
            <text:p>77</text:p>
          </table:table-cell>
          <table:table-cell office:value-type="float" office:value="17" table:style-name="ce11">
            <text:p>1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3</text:p>
          </table:table-cell>
          <table:table-cell office:value-type="string" table:style-name="ce9">
            <text:p>PRIMA VISITA NEUROLOGICA [NEUROCHIRURGICA]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2.5" table:style-name="ce10">
            <text:p>1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" table:style-name="ce15">
            <text:p>21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18" table:style-name="ce10">
            <text:p>1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4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52941176470599" table:style-name="ce15">
            <text:p>13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705882352941199" table:style-name="ce15">
            <text:p>30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0416666666667" table:style-name="ce15">
            <text:p>33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818181818181799" table:style-name="ce15">
            <text:p>2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578947368421098" table:style-name="ce15">
            <text:p>4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4.5" table:style-name="ce10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5555555555556" table:style-name="ce15">
            <text:p>3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452380952380999" table:style-name="ce15">
            <text:p>27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0526315789473699" table:style-name="ce10">
            <text:p>7</text:p>
          </table:table-cell>
          <table:table-cell office:value-type="float" office:value="19" table:style-name="ce11">
            <text:p>1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25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4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2.352941176470599" table:style-name="ce10">
            <text:p>12</text:p>
          </table:table-cell>
          <table:table-cell office:value-type="float" office:value="17" table:style-name="ce11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073529411764699" table:style-name="ce15">
            <text:p>24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364864864864899" table:style-name="ce15">
            <text:p>35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31</text:p>
          </table:table-cell>
          <table:table-cell office:value-type="string" table:style-name="ce9">
            <text:p>VISITA NEUR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3.200000000000003" table:style-name="ce10">
            <text:p>33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32.090909090909101" table:style-name="ce10">
            <text:p>32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29.7777777777778" table:style-name="ce10">
            <text:p>30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28571428571399" table:style-name="ce15">
            <text:p>2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22.75" table:style-name="ce10">
            <text:p>23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408450704225402" table:style-name="ce15">
            <text:p>23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3" table:style-name="ce10">
            <text:p>1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028571428571396" table:style-name="ce15">
            <text:p>33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4</text:p>
          </table:table-cell>
          <table:table-cell office:value-type="string" table:style-name="ce9">
            <text:p>ELETTROENCEFALOGRAMM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8571428571428603" table:style-name="ce10">
            <text:p>8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333333333333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243902439024399" table:style-name="ce15">
            <text:p>29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42</text:p>
          </table:table-cell>
          <table:table-cell office:value-type="string" table:style-name="ce9">
            <text:p>ELETTROENCEFALOGRAMMA CON PRIVAZIONE DEL SONN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8333333333333" table:style-name="ce15">
            <text:p>4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51</text:p>
          </table:table-cell>
          <table:table-cell office:value-type="string" table:style-name="ce9">
            <text:p>POTENZIALI EVOCATI ACUSTIC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53</text:p>
          </table:table-cell>
          <table:table-cell office:value-type="string" table:style-name="ce9">
            <text:p>POTENZIALI EVOCATI MOTOR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5.3333333333333304" table:style-name="ce10">
            <text:p>5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54</text:p>
          </table:table-cell>
          <table:table-cell office:value-type="string" table:style-name="ce9">
            <text:p>POTENZIALI EVOCATI SOMATO-SENSORIAL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5.3333333333333304" table:style-name="ce10">
            <text:p>5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91</text:p>
          </table:table-cell>
          <table:table-cell office:value-type="string" table:style-name="ce9">
            <text:p>ELETTROENCEFALOGRAMMA CON VIDEOREGISTRAZION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8" table:style-name="ce10">
            <text:p>9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81</text:p>
          </table:table-cell>
          <table:table-cell office:value-type="string" table:style-name="ce9">
            <text:p>ELETTROMIOGRAFIA SEMPLICE [EMG]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0.24" table:style-name="ce10">
            <text:p>10</text:p>
          </table:table-cell>
          <table:table-cell office:value-type="float" office:value="25" table:style-name="ce11">
            <text:p>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5" table:style-name="ce15">
            <text:p>8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170212765957402" table:style-name="ce15">
            <text:p>37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85</text:p>
          </table:table-cell>
          <table:table-cell office:value-type="string" table:style-name="ce9">
            <text:p>RISPOSTE RIFLESS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8.375" table:style-name="ce10">
            <text:p>8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.25" table:style-name="ce15">
            <text:p>4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727272727272698" table:style-name="ce15">
            <text:p>4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86</text:p>
          </table:table-cell>
          <table:table-cell office:value-type="string" table:style-name="ce9">
            <text:p>STIMOLAZIONE RIPETITIV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91</text:p>
          </table:table-cell>
          <table:table-cell office:value-type="string" table:style-name="ce9">
            <text:p>VELOCITA' DI CONDUZIONE NERVOSA MOTOR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4242424242424203" table:style-name="ce10">
            <text:p>7</text:p>
          </table:table-cell>
          <table:table-cell office:value-type="float" office:value="33" table:style-name="ce11">
            <text:p>3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2.9583333333333" table:style-name="ce15">
            <text:p>63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727272727272702" table:style-name="ce15">
            <text:p>28</text:p>
          </table:table-cell>
          <table:table-cell office:value-type="float" office:value="209" table:style-name="ce16">
            <text:p>20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92</text:p>
          </table:table-cell>
          <table:table-cell office:value-type="string" table:style-name="ce9">
            <text:p>VELOCITA' DI CONDUZIONE NERVOSA <text:s/>SENSITIV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4761904761904798" table:style-name="ce10">
            <text:p>7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8.5" table:style-name="ce15">
            <text:p>5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010989010989" table:style-name="ce15">
            <text:p>24</text:p>
          </table:table-cell>
          <table:table-cell office:value-type="float" office:value="182" table:style-name="ce16">
            <text:p>18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11</text:p>
          </table:table-cell>
          <table:table-cell office:value-type="string" table:style-name="ce9">
            <text:p>SOMMINISTRAZIONE DI TEST DI INTELLIGENZ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43" table:style-name="ce10">
            <text:p>24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69.804878048780495" table:style-name="ce10">
            <text:p>70</text:p>
          </table:table-cell>
          <table:table-cell office:value-type="float" office:value="41" table:style-name="ce11">
            <text:p>4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21</text:p>
          </table:table-cell>
          <table:table-cell office:value-type="string" table:style-name="ce9">
            <text:p>SOMMINISTRAZIONE DI TEST DELLA MEMORI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74.475609756097597" table:style-name="ce10">
            <text:p>74</text:p>
          </table:table-cell>
          <table:table-cell office:value-type="float" office:value="82" table:style-name="ce11">
            <text:p>8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22</text:p>
          </table:table-cell>
          <table:table-cell office:value-type="string" table:style-name="ce9">
            <text:p>TEST DELLA SCALA DI MEMORIA DI WECHSLER [WMS]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39" table:style-name="ce10">
            <text:p>23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81</text:p>
          </table:table-cell>
          <table:table-cell office:value-type="string" table:style-name="ce9">
            <text:p>SOMMINISTRAZIONE DI TEST DELLE FUNZIONI ESECUTIV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43" table:style-name="ce10">
            <text:p>24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97.3125" table:style-name="ce10">
            <text:p>97</text:p>
          </table:table-cell>
          <table:table-cell office:value-type="float" office:value="48" table:style-name="ce11">
            <text:p>4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82</text:p>
          </table:table-cell>
          <table:table-cell office:value-type="string" table:style-name="ce9">
            <text:p>SOMMINISTRAZIONE DI TEST DELLE <text:s/>ABILITA' VISUO SPAZIALI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91.210526315789494" table:style-name="ce10">
            <text:p>91</text:p>
          </table:table-cell>
          <table:table-cell office:value-type="float" office:value="19" table:style-name="ce11">
            <text:p>1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83</text:p>
          </table:table-cell>
          <table:table-cell office:value-type="string" table:style-name="ce9">
            <text:p>SOMMINISTRAZIONE DI TEST PROIETTIVI E DELLA PERSONALITA'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03.653846153846" table:style-name="ce10">
            <text:p>104</text:p>
          </table:table-cell>
          <table:table-cell office:value-type="float" office:value="26" table:style-name="ce11">
            <text:p>2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9</text:p>
          </table:table-cell>
          <table:table-cell office:value-type="string" table:style-name="ce9">
            <text:p>COLLOQUIO PSICOLOGICO CLIN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44.1666666666667" table:style-name="ce10">
            <text:p>44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23</text:p>
          </table:table-cell>
          <table:table-cell office:value-type="string" table:style-name="ce9">
            <text:p>POTENZIALI EVOCATI VISIVI <text:s/>(VEP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.5" table:style-name="ce10">
            <text:p>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culistica</text:p>
          </table:table-cell>
          <table:table-cell office:value-type="string" table:style-name="ce9">
            <text:p>0919</text:p>
          </table:table-cell>
          <table:table-cell office:value-type="string" table:style-name="ce9">
            <text:p>ALTRE PROCEDURE DIAGNOSTICHE SULL'APPARATO LACRIMALE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56" table:style-name="ce10">
            <text:p>5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50" table:style-name="ce10">
            <text:p>5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11991</text:p>
          </table:table-cell>
          <table:table-cell office:value-type="string" table:style-name="ce9">
            <text:p>APPLICAZIONE TERAPEUTICA DI LENTE A CONTAT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1214</text:p>
          </table:table-cell>
          <table:table-cell office:value-type="string" table:style-name="ce9">
            <text:p>IRIDECTOM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7.5" table:style-name="ce10">
            <text:p>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1341</text:p>
          </table:table-cell>
          <table:table-cell office:value-type="string" table:style-name="ce9">
            <text:p>INTERVENTO DI CATARATTA CON O SENZA IMPIANTO DI LENTE INTRAOCUL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1.28260869565202" table:style-name="ce15">
            <text:p>301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1364</text:p>
          </table:table-cell>
          <table:table-cell office:value-type="string" table:style-name="ce9">
            <text:p>CAPSULOTOMIA YAG-LASER PER CATARATTA SECONDAR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5.3333333333333" table:style-name="ce10">
            <text:p>1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1434</text:p>
          </table:table-cell>
          <table:table-cell office:value-type="string" table:style-name="ce9">
            <text:p>RIPARAZIONE DI LACERAZIONE DELLA RETINA MEDIANTE FOTOCOAGULAZIONE CON ARGON (LASER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1.5" table:style-name="ce10">
            <text:p>42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1475</text:p>
          </table:table-cell>
          <table:table-cell office:value-type="string" table:style-name="ce9">
            <text:p>INIEZIONE INTRAVITREALE DI SOSTANZE TERAPEUTICH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8.5833333333333" table:style-name="ce10">
            <text:p>29</text:p>
          </table:table-cell>
          <table:table-cell office:value-type="float" office:value="24" table:style-name="ce11">
            <text:p>2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2</text:p>
          </table:table-cell>
          <table:table-cell office:value-type="string" table:style-name="ce9">
            <text:p>VALUTAZIONE ORTOTT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8.6666666666667" table:style-name="ce10">
            <text:p>29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54.826086956521699" table:style-name="ce10">
            <text:p>55</text:p>
          </table:table-cell>
          <table:table-cell office:value-type="float" office:value="69" table:style-name="ce11">
            <text:p>6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47.925925925925903" table:style-name="ce10">
            <text:p>48</text:p>
          </table:table-cell>
          <table:table-cell office:value-type="float" office:value="27" table:style-name="ce11">
            <text:p>2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3</text:p>
          </table:table-cell>
          <table:table-cell office:value-type="string" table:style-name="ce9">
            <text:p>VALUTAZIONE PROTESICA</text:p>
          </table:table-cell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02</text:p>
          </table:table-cell>
          <table:table-cell office:value-type="string" table:style-name="ce9">
            <text:p>PRIMA VISITA OCULIST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759740259740298" table:style-name="ce15">
            <text:p>43</text:p>
          </table:table-cell>
          <table:table-cell office:value-type="float" office:value="154" table:style-name="ce16">
            <text:p>15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2.71428571428571" table:style-name="ce10">
            <text:p>3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238095238095202" table:style-name="ce15">
            <text:p>28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30769230769198" table:style-name="ce15">
            <text:p>36</text:p>
          </table:table-cell>
          <table:table-cell office:value-type="float" office:value="156" table:style-name="ce16">
            <text:p>15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D</text:p>
          </table:table-cell>
          <table:table-cell office:value-type="float" office:value="47.3" table:style-name="ce10">
            <text:p>47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2" table:style-name="ce15">
            <text:p>61</text:p>
          </table:table-cell>
          <table:table-cell office:value-type="float" office:value="120" table:style-name="ce16">
            <text:p>1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7272727272727" table:style-name="ce15">
            <text:p>13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052083333333" table:style-name="ce15">
            <text:p>16</text:p>
          </table:table-cell>
          <table:table-cell office:value-type="float" office:value="192" table:style-name="ce16">
            <text:p>19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D</text:p>
          </table:table-cell>
          <table:table-cell office:value-type="float" office:value="55" table:style-name="ce10">
            <text:p>5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" table:style-name="ce15">
            <text:p>3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64.066666666666706" table:style-name="ce10">
            <text:p>64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8679245283019" table:style-name="ce15">
            <text:p>16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7" table:style-name="ce15">
            <text:p>22</text:p>
          </table:table-cell>
          <table:table-cell office:value-type="float" office:value="200" table:style-name="ce16">
            <text:p>20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021</text:p>
          </table:table-cell>
          <table:table-cell office:value-type="string" table:style-name="ce9">
            <text:p>VISITA OCULIST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49" table:style-name="ce10">
            <text:p>4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375" table:style-name="ce15">
            <text:p>42</text:p>
          </table:table-cell>
          <table:table-cell office:value-type="float" office:value="136" table:style-name="ce16">
            <text:p>13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" table:style-name="ce15">
            <text:p>26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87.551020408163296" table:style-name="ce10">
            <text:p>88</text:p>
          </table:table-cell>
          <table:table-cell office:value-type="float" office:value="49" table:style-name="ce11">
            <text:p>4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38.670886075949397" table:style-name="ce10">
            <text:p>39</text:p>
          </table:table-cell>
          <table:table-cell office:value-type="float" office:value="79" table:style-name="ce11">
            <text:p>7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40.9" table:style-name="ce10">
            <text:p>41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16" table:style-name="ce10">
            <text:p>1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9.526829268292701" table:style-name="ce15">
            <text:p>90</text:p>
          </table:table-cell>
          <table:table-cell office:value-type="float" office:value="205" table:style-name="ce16">
            <text:p>20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9" table:style-name="ce10">
            <text:p>1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872727272727303" table:style-name="ce15">
            <text:p>37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031</text:p>
          </table:table-cell>
          <table:table-cell office:value-type="string" table:style-name="ce9">
            <text:p>STUDIO DELLA TOPOGRAFIA CORNE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.625" table:style-name="ce10">
            <text:p>11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05</text:p>
          </table:table-cell>
          <table:table-cell office:value-type="string" table:style-name="ce9">
            <text:p>STUDIO DEL CAMPO VISIV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40" table:style-name="ce10">
            <text:p>4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571428571428598" table:style-name="ce15">
            <text:p>52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936507936507901" table:style-name="ce15">
            <text:p>27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" table:style-name="ce15">
            <text:p>4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964285714285701" table:style-name="ce15">
            <text:p>44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071</text:p>
          </table:table-cell>
          <table:table-cell office:value-type="string" table:style-name="ce9">
            <text:p>STUDIO DELLA SENSIBILITA' AL CONTRAST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0.5" table:style-name="ce10">
            <text:p>1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091</text:p>
          </table:table-cell>
          <table:table-cell office:value-type="string" table:style-name="ce9">
            <text:p>ESAME DEL FUNDUS OCUL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96875" table:style-name="ce15">
            <text:p>39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1.75" table:style-name="ce10">
            <text:p>2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27272727272702" table:style-name="ce15">
            <text:p>27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D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6.545454545455" table:style-name="ce15">
            <text:p>12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1.6" table:style-name="ce10">
            <text:p>22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89655172413801" table:style-name="ce15">
            <text:p>1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43.285714285714299" table:style-name="ce10">
            <text:p>43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.6666666666666701" table:style-name="ce10">
            <text:p>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4" table:style-name="ce10">
            <text:p>1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379310344827601" table:style-name="ce15">
            <text:p>16</text:p>
          </table:table-cell>
          <table:table-cell office:value-type="float" office:value="87" table:style-name="ce16">
            <text:p>8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111</text:p>
          </table:table-cell>
          <table:table-cell office:value-type="string" table:style-name="ce9">
            <text:p>FOTOGRAFIA DEL SEGMENTO ANTERIO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12</text:p>
          </table:table-cell>
          <table:table-cell office:value-type="string" table:style-name="ce9">
            <text:p>ANGIOGRAFIA CON FLUORESCEINA O ANGIOSCOPIA OCUL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11.666666666667" table:style-name="ce10">
            <text:p>11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6.936170212766" table:style-name="ce15">
            <text:p>117</text:p>
          </table:table-cell>
          <table:table-cell office:value-type="float" office:value="188" table:style-name="ce16">
            <text:p>18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13</text:p>
          </table:table-cell>
          <table:table-cell office:value-type="string" table:style-name="ce9">
            <text:p>ECOGRAFIA OCUL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7.2" table:style-name="ce10">
            <text:p>107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131</text:p>
          </table:table-cell>
          <table:table-cell office:value-type="string" table:style-name="ce9">
            <text:p>PACHIMETRIA CORNE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25" table:style-name="ce10">
            <text:p>2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132</text:p>
          </table:table-cell>
          <table:table-cell office:value-type="string" table:style-name="ce9">
            <text:p>BIOMICROSCOPIA CORNE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15</text:p>
          </table:table-cell>
          <table:table-cell office:value-type="string" table:style-name="ce9">
            <text:p>STUDIO DELLA MOTILITA' OCULA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1.785714285714299" table:style-name="ce10">
            <text:p>32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81" table:style-name="ce10">
            <text:p>8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586206896551701" table:style-name="ce15">
            <text:p>55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57.6666666666667" table:style-name="ce10">
            <text:p>58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2</text:p>
          </table:table-cell>
          <table:table-cell office:value-type="string" table:style-name="ce9">
            <text:p>TEST FUNZIONALI OBIETTIVI DELL'OCCHI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4.090909090909101" table:style-name="ce10">
            <text:p>34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79" table:style-name="ce10">
            <text:p>7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26</text:p>
          </table:table-cell>
          <table:table-cell office:value-type="string" table:style-name="ce9">
            <text:p>TONOGRAFIA, TEST DI PROVOCAZIONE E ALTRI TEST PER IL GLAUCOM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43" table:style-name="ce10">
            <text:p>4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25" table:style-name="ce10">
            <text:p>2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30769230769198" table:style-name="ce15">
            <text:p>3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35</text:p>
          </table:table-cell>
          <table:table-cell office:value-type="string" table:style-name="ce9">
            <text:p>TRAINING ORTOTT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53" table:style-name="ce10">
            <text:p>53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dontoiatria e stomatologia</text:p>
          </table:table-cell>
          <table:table-cell office:value-type="string" table:style-name="ce9">
            <text:p>8901E</text:p>
          </table:table-cell>
          <table:table-cell office:value-type="string" table:style-name="ce9">
            <text:p>VISITA ODONTOSTOMATOLOGICA o MAXILLO-FACCIALE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5" table:style-name="ce15">
            <text:p>1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19.5" table:style-name="ce10">
            <text:p>2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4.5" table:style-name="ce10">
            <text:p>1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D</text:p>
          </table:table-cell>
          <table:table-cell office:value-type="float" office:value="27" table:style-name="ce10">
            <text:p>2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1.4" table:style-name="ce10">
            <text:p>11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5</text:p>
          </table:table-cell>
          <table:table-cell office:value-type="string" table:style-name="ce9">
            <text:p>PRIMA VISITA ODONTOSTOMATOLOGICA o MAXILLO-FACCI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75" table:style-name="ce15">
            <text:p>2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1428571428571" table:style-name="ce15">
            <text:p>23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30" table:style-name="ce10">
            <text:p>3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17241379310299" table:style-name="ce15">
            <text:p>21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6.176470588235297" table:style-name="ce10">
            <text:p>36</text:p>
          </table:table-cell>
          <table:table-cell office:value-type="float" office:value="17" table:style-name="ce11">
            <text:p>1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19.399999999999999" table:style-name="ce10">
            <text:p>19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63636363636399" table:style-name="ce15">
            <text:p>1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490196078431" table:style-name="ce15">
            <text:p>13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999999999999996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9555555555555602" table:style-name="ce15">
            <text:p>4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071428571428601" table:style-name="ce15">
            <text:p>2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41880341880302" table:style-name="ce15">
            <text:p>24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ncologia</text:p>
          </table:table-cell>
          <table:table-cell office:value-type="string" table:style-name="ce9">
            <text:p>8901F</text:p>
          </table:table-cell>
          <table:table-cell office:value-type="string" table:style-name="ce9">
            <text:p>VISITA ONCOLOG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8.44374999999999" table:style-name="ce10">
            <text:p>208</text:p>
          </table:table-cell>
          <table:table-cell office:value-type="float" office:value="160" table:style-name="ce11">
            <text:p>16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6</text:p>
          </table:table-cell>
          <table:table-cell office:value-type="string" table:style-name="ce9">
            <text:p>PRIMA VISITA ONCOLOG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.1999999999999993" table:style-name="ce10">
            <text:p>9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470588235294095" table:style-name="ce15">
            <text:p>9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A</text:p>
          </table:table-cell>
          <table:table-cell office:value-type="string" table:style-name="ce9">
            <text:p>INIEZIONE O INFUSIONE DI FARMACI SPECIFIC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.6666666666666701" table:style-name="ce10">
            <text:p>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rtopedia e traumatologia</text:p>
          </table:table-cell>
          <table:table-cell office:value-type="string" table:style-name="ce9">
            <text:p>0443</text:p>
          </table:table-cell>
          <table:table-cell office:value-type="string" table:style-name="ce9">
            <text:p>LIBERAZIONE DEL TUNNEL CARP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173" table:style-name="ce10">
            <text:p>17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5555555555556" table:style-name="ce15">
            <text:p>7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17" table:style-name="ce10">
            <text:p>21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061</text:p>
          </table:table-cell>
          <table:table-cell office:value-type="string" table:style-name="ce9">
            <text:p>ASPORTAZIONE ARTROSCOPICA DI CARTILAGINE SEMILUNARE DEL GINOCCHI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53.857142857143" table:style-name="ce10">
            <text:p>154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192</text:p>
          </table:table-cell>
          <table:table-cell office:value-type="string" table:style-name="ce9">
            <text:p>INIEZIONE DI SOSTANZE TERAPEUTICHE NELL'ARTICOLAZIONE O NEL LEGAMEN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0.772727272727298" table:style-name="ce10">
            <text:p>21</text:p>
          </table:table-cell>
          <table:table-cell office:value-type="float" office:value="22" table:style-name="ce11">
            <text:p>2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201</text:p>
          </table:table-cell>
          <table:table-cell office:value-type="string" table:style-name="ce9">
            <text:p>ESPLORAZIONE DELLA FASCIA TENDINEA DELLA MAN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5" table:style-name="ce10">
            <text:p>12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1" table:style-name="ce10">
            <text:p>11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229</text:p>
          </table:table-cell>
          <table:table-cell office:value-type="string" table:style-name="ce9">
            <text:p>ASPORTAZIONE DI ALTRE LESIONI DEI TESSUTI MOLLI DELLA MAN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30" table:style-name="ce10">
            <text:p>23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G</text:p>
          </table:table-cell>
          <table:table-cell office:value-type="string" table:style-name="ce9">
            <text:p>VISITA ORTOPED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5" table:style-name="ce10">
            <text:p>1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73049645390099" table:style-name="ce15">
            <text:p>20</text:p>
          </table:table-cell>
          <table:table-cell office:value-type="float" office:value="282" table:style-name="ce16">
            <text:p>28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3.882352941176499" table:style-name="ce10">
            <text:p>14</text:p>
          </table:table-cell>
          <table:table-cell office:value-type="float" office:value="68" table:style-name="ce11">
            <text:p>6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714285714285701" table:style-name="ce15">
            <text:p>3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658914728682198" table:style-name="ce15">
            <text:p>43</text:p>
          </table:table-cell>
          <table:table-cell office:value-type="float" office:value="258" table:style-name="ce16">
            <text:p>25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7</text:p>
          </table:table-cell>
          <table:table-cell office:value-type="string" table:style-name="ce9">
            <text:p>PRIMA VISITA ORTOPED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6.214285714285701" table:style-name="ce10">
            <text:p>16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8684210526316" table:style-name="ce15">
            <text:p>29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116883116883102" table:style-name="ce15">
            <text:p>43</text:p>
          </table:table-cell>
          <table:table-cell office:value-type="float" office:value="154" table:style-name="ce16">
            <text:p>15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7.5625" table:style-name="ce10">
            <text:p>8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117647058823501" table:style-name="ce15">
            <text:p>11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48780487804899" table:style-name="ce15">
            <text:p>12</text:p>
          </table:table-cell>
          <table:table-cell office:value-type="float" office:value="82" table:style-name="ce16">
            <text:p>8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5294117647058796" table:style-name="ce10">
            <text:p>8</text:p>
          </table:table-cell>
          <table:table-cell office:value-type="float" office:value="17" table:style-name="ce11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086956521739101" table:style-name="ce15">
            <text:p>15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1.53125" table:style-name="ce15">
            <text:p>92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3</text:p>
          </table:table-cell>
          <table:table-cell office:value-type="string" table:style-name="ce9">
            <text:p>VALUTAZIONE PROTES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2.3333333333333" table:style-name="ce10">
            <text:p>22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1</text:p>
          </table:table-cell>
          <table:table-cell office:value-type="string" table:style-name="ce9">
            <text:p>FASCIATURA SEMPLIC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8" table:style-name="ce10">
            <text:p>18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9</text:p>
          </table:table-cell>
          <table:table-cell office:value-type="string" table:style-name="ce9">
            <text:p>ALTRA IRRIGAZIONE DI FERI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.6" table:style-name="ce10">
            <text:p>2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4.2" table:style-name="ce10">
            <text:p>14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788</text:p>
          </table:table-cell>
          <table:table-cell office:value-type="string" table:style-name="ce9">
            <text:p>RIMOZIONE DI DISPOSITIVO ESTERNO DI IMMOBILIZZAZION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9.5" table:style-name="ce10">
            <text:p>20</text:p>
          </table:table-cell>
          <table:table-cell office:value-type="float" office:value="78" table:style-name="ce11">
            <text:p>7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27.714285714285701" table:style-name="ce10">
            <text:p>28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05128205128201" table:style-name="ce15">
            <text:p>28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789</text:p>
          </table:table-cell>
          <table:table-cell office:value-type="string" table:style-name="ce9">
            <text:p>RIMOZIONE PUNTI DI SUTURA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5" table:style-name="ce10">
            <text:p>1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stetricia e ginecologia</text:p>
          </table:table-cell>
          <table:table-cell office:value-type="string" table:style-name="ce9">
            <text:p>57392</text:p>
          </table:table-cell>
          <table:table-cell office:value-type="string" table:style-name="ce9">
            <text:p>ESAME URODINAMICO INVASIV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8888888888889" table:style-name="ce15">
            <text:p>4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68121</text:p>
          </table:table-cell>
          <table:table-cell office:value-type="string" table:style-name="ce9">
            <text:p>ISTEROSCOP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30" table:style-name="ce10">
            <text:p>3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72727272727298" table:style-name="ce15">
            <text:p>2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950000000000003" table:style-name="ce15">
            <text:p>4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6992</text:p>
          </table:table-cell>
          <table:table-cell office:value-type="string" table:style-name="ce9">
            <text:p>INSEMINAZIONE ARTIFICI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7021</text:p>
          </table:table-cell>
          <table:table-cell office:value-type="string" table:style-name="ce9">
            <text:p>COLPOSCOP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2" table:style-name="ce10">
            <text:p>2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0" table:style-name="ce15">
            <text:p>6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735294117647101" table:style-name="ce15">
            <text:p>58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75101</text:p>
          </table:table-cell>
          <table:table-cell office:value-type="string" table:style-name="ce9">
            <text:p>PRELIEVO DEI VILLI CORIAL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75341</text:p>
          </table:table-cell>
          <table:table-cell office:value-type="string" table:style-name="ce9">
            <text:p>CARDIOTOCOGRAF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.1142857142857099" table:style-name="ce10">
            <text:p>3</text:p>
          </table:table-cell>
          <table:table-cell office:value-type="float" office:value="70" table:style-name="ce11">
            <text:p>7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25</text:p>
          </table:table-cell>
          <table:table-cell office:value-type="string" table:style-name="ce9">
            <text:p>ECOCARDIOGRAMMA FET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52</text:p>
          </table:table-cell>
          <table:table-cell office:value-type="string" table:style-name="ce9">
            <text:p>ECO(COLOR)DOPPLER DELL'ADDOME INFERIO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.7692307692308" table:style-name="ce10">
            <text:p>12</text:p>
          </table:table-cell>
          <table:table-cell office:value-type="float" office:value="91" table:style-name="ce11">
            <text:p>9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8</text:p>
          </table:table-cell>
          <table:table-cell office:value-type="string" table:style-name="ce9">
            <text:p>ECOGRAFIA OSTETR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425742574257399" table:style-name="ce15">
            <text:p>26</text:p>
          </table:table-cell>
          <table:table-cell office:value-type="float" office:value="101" table:style-name="ce16">
            <text:p>10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5.5" table:style-name="ce10">
            <text:p>16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465596330275201" table:style-name="ce15">
            <text:p>16</text:p>
          </table:table-cell>
          <table:table-cell office:value-type="float" office:value="436" table:style-name="ce16">
            <text:p>43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81</text:p>
          </table:table-cell>
          <table:table-cell office:value-type="string" table:style-name="ce9">
            <text:p>ECOGRAFIA OVAR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.2087912087912098" table:style-name="ce10">
            <text:p>3</text:p>
          </table:table-cell>
          <table:table-cell office:value-type="float" office:value="91" table:style-name="ce11">
            <text:p>9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82</text:p>
          </table:table-cell>
          <table:table-cell office:value-type="string" table:style-name="ce9">
            <text:p>ECOGRAFIA GINECOLOG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8" table:style-name="ce10">
            <text:p>1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97</text:p>
          </table:table-cell>
          <table:table-cell office:value-type="string" table:style-name="ce9">
            <text:p>ECOGRAFIA TRANSVAGIN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43.5" table:style-name="ce10">
            <text:p>4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5" table:style-name="ce15">
            <text:p>8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1.68852459016399" table:style-name="ce15">
            <text:p>102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7</text:p>
          </table:table-cell>
          <table:table-cell office:value-type="string" table:style-name="ce9">
            <text:p>VISITA MULTIDISCIPLIN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5.625" table:style-name="ce10">
            <text:p>16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261</text:p>
          </table:table-cell>
          <table:table-cell office:value-type="string" table:style-name="ce9">
            <text:p>PRIMA VISITA GINEC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7.590909090909101" table:style-name="ce10">
            <text:p>28</text:p>
          </table:table-cell>
          <table:table-cell office:value-type="float" office:value="22" table:style-name="ce11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11.5" table:style-name="ce10">
            <text:p>1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0" table:style-name="ce15">
            <text:p>9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470588235294102" table:style-name="ce15">
            <text:p>6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2.7272727272727" table:style-name="ce10">
            <text:p>13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714285714285701" table:style-name="ce15">
            <text:p>27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142857142857103" table:style-name="ce15">
            <text:p>52</text:p>
          </table:table-cell>
          <table:table-cell office:value-type="float" office:value="119" table:style-name="ce16">
            <text:p>11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262</text:p>
          </table:table-cell>
          <table:table-cell office:value-type="string" table:style-name="ce9">
            <text:p>VISITA GINEC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5.469135802469097" table:style-name="ce10">
            <text:p>35</text:p>
          </table:table-cell>
          <table:table-cell office:value-type="float" office:value="81" table:style-name="ce11">
            <text:p>8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59.5" table:style-name="ce10">
            <text:p>60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269503546099301" table:style-name="ce15">
            <text:p>82</text:p>
          </table:table-cell>
          <table:table-cell office:value-type="float" office:value="141" table:style-name="ce16">
            <text:p>14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263</text:p>
          </table:table-cell>
          <table:table-cell office:value-type="string" table:style-name="ce9">
            <text:p>PRIMA VISITA <text:s/>OSTETR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3.5555555555556" table:style-name="ce10">
            <text:p>14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32" table:style-name="ce10">
            <text:p>3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3333333333333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068965517241" table:style-name="ce15">
            <text:p>2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264</text:p>
          </table:table-cell>
          <table:table-cell office:value-type="string" table:style-name="ce9">
            <text:p>VISITA <text:s/>OSTETRICA <text:s/>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9.571428571428601" table:style-name="ce10">
            <text:p>30</text:p>
          </table:table-cell>
          <table:table-cell office:value-type="float" office:value="28" table:style-name="ce11">
            <text:p>2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7.3527851458886" table:style-name="ce10">
            <text:p>17</text:p>
          </table:table-cell>
          <table:table-cell office:value-type="float" office:value="377" table:style-name="ce11">
            <text:p>37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1</text:p>
          </table:table-cell>
          <table:table-cell office:value-type="string" table:style-name="ce9">
            <text:p>PRIMA VISITA DI GENETICA MED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.789473684210501" table:style-name="ce10">
            <text:p>13</text:p>
          </table:table-cell>
          <table:table-cell office:value-type="float" office:value="19" table:style-name="ce11">
            <text:p>1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484</text:p>
          </table:table-cell>
          <table:table-cell office:value-type="string" table:style-name="ce9">
            <text:p>PRELIEVO CITOLOG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1.3125" table:style-name="ce10">
            <text:p>21</text:p>
          </table:table-cell>
          <table:table-cell office:value-type="float" office:value="32" table:style-name="ce11">
            <text:p>3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493</text:p>
          </table:table-cell>
          <table:table-cell office:value-type="string" table:style-name="ce9">
            <text:p>PRELIEVO MICROBIOLOG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2.6666666666667" table:style-name="ce10">
            <text:p>23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821</text:p>
          </table:table-cell>
          <table:table-cell office:value-type="string" table:style-name="ce9">
            <text:p>TERAPIA EDUCAZIONALE DEL DIABETICO E DI PAZIENTI CON ALTRE PATOLOGIE NUTRIZIONAL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5" table:style-name="ce10">
            <text:p>5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9</text:p>
          </table:table-cell>
          <table:table-cell office:value-type="string" table:style-name="ce9">
            <text:p>COLLOQUIO PSICOLOGICO CLIN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4.3333333333333" table:style-name="ce10">
            <text:p>24</text:p>
          </table:table-cell>
          <table:table-cell office:value-type="float" office:value="24" table:style-name="ce11">
            <text:p>2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18</text:p>
          </table:table-cell>
          <table:table-cell office:value-type="string" table:style-name="ce9">
            <text:p>INSERZIONE DI ALTRO PESSARIO VAGIN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51.19999999999999" table:style-name="ce10">
            <text:p>151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A</text:p>
          </table:table-cell>
          <table:table-cell office:value-type="string" table:style-name="ce9">
            <text:p>INIEZIONE O INFUSIONE DI FARMACI SPECIFIC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2.5" table:style-name="ce10">
            <text:p>23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torinolaringoiatria</text:p>
          </table:table-cell>
          <table:table-cell office:value-type="string" table:style-name="ce9">
            <text:p>1819</text:p>
          </table:table-cell>
          <table:table-cell office:value-type="string" table:style-name="ce9">
            <text:p>OTOMICROSCOP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7" table:style-name="ce10">
            <text:p>1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.5" table:style-name="ce10">
            <text:p>21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20391</text:p>
          </table:table-cell>
          <table:table-cell office:value-type="string" table:style-name="ce9">
            <text:p>OTOEMISSIONI ACUSTICH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3142</text:p>
          </table:table-cell>
          <table:table-cell office:value-type="string" table:style-name="ce9">
            <text:p>LARINGOSCOPIA E ALTRA TRACHEOSCOP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625" table:style-name="ce15">
            <text:p>4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7.363636363636399" table:style-name="ce10">
            <text:p>17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5.5" table:style-name="ce10">
            <text:p>1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931372549019599" table:style-name="ce15">
            <text:p>42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31422</text:p>
          </table:table-cell>
          <table:table-cell office:value-type="string" table:style-name="ce9">
            <text:p>LARINGOSTROBOSCOP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5" table:style-name="ce10">
            <text:p>4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H</text:p>
          </table:table-cell>
          <table:table-cell office:value-type="string" table:style-name="ce9">
            <text:p>VISITA ORL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14" table:style-name="ce10">
            <text:p>1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030303030302999" table:style-name="ce15">
            <text:p>1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47.923076923076898" table:style-name="ce10">
            <text:p>48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1.3333333333333" table:style-name="ce10">
            <text:p>11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31.435897435897399" table:style-name="ce10">
            <text:p>31</text:p>
          </table:table-cell>
          <table:table-cell office:value-type="float" office:value="39" table:style-name="ce11">
            <text:p>3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5.3888888888889" table:style-name="ce10">
            <text:p>25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21.9433962264151" table:style-name="ce10">
            <text:p>22</text:p>
          </table:table-cell>
          <table:table-cell office:value-type="float" office:value="53" table:style-name="ce11">
            <text:p>5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29.75" table:style-name="ce10">
            <text:p>30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836065573770497" table:style-name="ce15">
            <text:p>42</text:p>
          </table:table-cell>
          <table:table-cell office:value-type="float" office:value="183" table:style-name="ce16">
            <text:p>18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45" table:style-name="ce10">
            <text:p>4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969230769230798" table:style-name="ce15">
            <text:p>43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51</text:p>
          </table:table-cell>
          <table:table-cell office:value-type="string" table:style-name="ce9">
            <text:p>POTENZIALI EVOCATI ACUSTIC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2" table:style-name="ce15">
            <text:p>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58</text:p>
          </table:table-cell>
          <table:table-cell office:value-type="string" table:style-name="ce9">
            <text:p>POTENZIALI EVOCATI UDITIV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8</text:p>
          </table:table-cell>
          <table:table-cell office:value-type="string" table:style-name="ce9">
            <text:p>PRIMA VISITA ORL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3.3" table:style-name="ce10">
            <text:p>3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8928571428571" table:style-name="ce15">
            <text:p>16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757894736842101" table:style-name="ce15">
            <text:p>20</text:p>
          </table:table-cell>
          <table:table-cell office:value-type="float" office:value="95" table:style-name="ce16">
            <text:p>9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25" table:style-name="ce15">
            <text:p>2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894736842105303" table:style-name="ce15">
            <text:p>36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D</text:p>
          </table:table-cell>
          <table:table-cell office:value-type="float" office:value="9.9" table:style-name="ce10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088235294117601" table:style-name="ce15">
            <text:p>14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5.25" table:style-name="ce10">
            <text:p>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2258064516129" table:style-name="ce15">
            <text:p>25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166666666667" table:style-name="ce15">
            <text:p>29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571428571428601" table:style-name="ce15">
            <text:p>2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5625" table:style-name="ce15">
            <text:p>29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666666666667" table:style-name="ce15">
            <text:p>2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313725490196099" table:style-name="ce15">
            <text:p>30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.144927536231901" table:style-name="ce10">
            <text:p>13</text:p>
          </table:table-cell>
          <table:table-cell office:value-type="float" office:value="69" table:style-name="ce11">
            <text:p>6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914893617021299" table:style-name="ce15">
            <text:p>18</text:p>
          </table:table-cell>
          <table:table-cell office:value-type="float" office:value="94" table:style-name="ce16">
            <text:p>9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3783783783784" table:style-name="ce15">
            <text:p>29</text:p>
          </table:table-cell>
          <table:table-cell office:value-type="float" office:value="148" table:style-name="ce16">
            <text:p>14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7222222222222201" table:style-name="ce15">
            <text:p>2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.8888888888888899" table:style-name="ce10">
            <text:p>2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733333333333299" table:style-name="ce15">
            <text:p>17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04901960784299" table:style-name="ce15">
            <text:p>24</text:p>
          </table:table-cell>
          <table:table-cell office:value-type="float" office:value="204" table:style-name="ce16">
            <text:p>20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0635</text:p>
          </table:table-cell>
          <table:table-cell office:value-type="string" table:style-name="ce9">
            <text:p>ESAME MICROSCOPICO DI STRISCIO O APPOSIZIONE DI CITOASPIRATO LINFOGHIANDOLAR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42.6666666666667" table:style-name="ce10">
            <text:p>43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484</text:p>
          </table:table-cell>
          <table:table-cell office:value-type="string" table:style-name="ce9">
            <text:p>PRELIEVO CITOLOG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42.6666666666667" table:style-name="ce10">
            <text:p>43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13</text:p>
          </table:table-cell>
          <table:table-cell office:value-type="string" table:style-name="ce9">
            <text:p>VALUTAZIONE MONOFUNZION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1.6" table:style-name="ce10">
            <text:p>22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87.5" table:style-name="ce10">
            <text:p>8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3</text:p>
          </table:table-cell>
          <table:table-cell office:value-type="string" table:style-name="ce9">
            <text:p>VALUTAZIONE PROTESICA</text:p>
          </table:table-cell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45" table:style-name="ce10">
            <text:p>4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55</text:p>
          </table:table-cell>
          <table:table-cell office:value-type="string" table:style-name="ce9">
            <text:p>TEST STABILOMETRICO STATICO E DINAMIC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.8000000000000007" table:style-name="ce10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721</text:p>
          </table:table-cell>
          <table:table-cell office:value-type="string" table:style-name="ce9">
            <text:p>TRAINING PER DISFASIA [LOGOPEDIA]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2" table:style-name="ce10">
            <text:p>32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411</text:p>
          </table:table-cell>
          <table:table-cell office:value-type="string" table:style-name="ce9">
            <text:p>ESAME AUDIOMETRICO TON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4.7777777777777803" table:style-name="ce10">
            <text:p>5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484375" table:style-name="ce15">
            <text:p>4</text:p>
          </table:table-cell>
          <table:table-cell office:value-type="float" office:value="128" table:style-name="ce16">
            <text:p>12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12.5" table:style-name="ce10">
            <text:p>1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90909090909101" table:style-name="ce15">
            <text:p>15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16.25" table:style-name="ce10">
            <text:p>1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461538461538501" table:style-name="ce15">
            <text:p>1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21965317919099" table:style-name="ce15">
            <text:p>18</text:p>
          </table:table-cell>
          <table:table-cell office:value-type="float" office:value="173" table:style-name="ce16">
            <text:p>17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412</text:p>
          </table:table-cell>
          <table:table-cell office:value-type="string" table:style-name="ce9">
            <text:p>ESAME AUDIOMETRICO VOC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28" table:style-name="ce15">
            <text:p>5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23" table:style-name="ce10">
            <text:p>2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9166666666667" table:style-name="ce15">
            <text:p>1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7.6666666666667" table:style-name="ce10">
            <text:p>18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21052631578899" table:style-name="ce15">
            <text:p>20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414</text:p>
          </table:table-cell>
          <table:table-cell office:value-type="string" table:style-name="ce9">
            <text:p>ESAME AUDIOMETRICO CONDIZIONATO INFANTI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1.5625" table:style-name="ce10">
            <text:p>22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42</text:p>
          </table:table-cell>
          <table:table-cell office:value-type="string" table:style-name="ce9">
            <text:p>IMPEDENZOMETR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5.1428571428571397" table:style-name="ce10">
            <text:p>5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29213483146099" table:style-name="ce15">
            <text:p>5</text:p>
          </table:table-cell>
          <table:table-cell office:value-type="float" office:value="89" table:style-name="ce16">
            <text:p>8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23" table:style-name="ce10">
            <text:p>2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82352941176499" table:style-name="ce15">
            <text:p>11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16.25" table:style-name="ce10">
            <text:p>1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1428571428571" table:style-name="ce15">
            <text:p>1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14102564102601" table:style-name="ce15">
            <text:p>20</text:p>
          </table:table-cell>
          <table:table-cell office:value-type="float" office:value="156" table:style-name="ce16">
            <text:p>15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442</text:p>
          </table:table-cell>
          <table:table-cell office:value-type="string" table:style-name="ce9">
            <text:p>ESAME CLINICO DELLA FUNZIONALITA' VESTIBOLARE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8.5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5481</text:p>
          </table:table-cell>
          <table:table-cell office:value-type="string" table:style-name="ce9">
            <text:p>MESSA A PUNTO DI MEZZI PER L'UDI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4.3333333333333" table:style-name="ce10">
            <text:p>24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4.266666666666701" table:style-name="ce10">
            <text:p>24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2</text:p>
          </table:table-cell>
          <table:table-cell office:value-type="string" table:style-name="ce9">
            <text:p>IRRIGAZIONE DELL'ORECCHI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9" table:style-name="ce10">
            <text:p>1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42.2" table:style-name="ce10">
            <text:p>42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2.285714285714301" table:style-name="ce10">
            <text:p>12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24.714285714285701" table:style-name="ce10">
            <text:p>25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8.428571428571399" table:style-name="ce10">
            <text:p>28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31" table:style-name="ce10">
            <text:p>3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" table:style-name="ce15">
            <text:p>4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9</text:p>
          </table:table-cell>
          <table:table-cell office:value-type="string" table:style-name="ce9">
            <text:p>ALTRA IRRIGAZIONE DI FERI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2" table:style-name="ce10">
            <text:p>1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diatria</text:p>
          </table:table-cell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60.5" table:style-name="ce10">
            <text:p>6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7.5833333333333" table:style-name="ce10">
            <text:p>48</text:p>
          </table:table-cell>
          <table:table-cell office:value-type="float" office:value="24" table:style-name="ce11">
            <text:p>2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7</text:p>
          </table:table-cell>
          <table:table-cell office:value-type="string" table:style-name="ce9">
            <text:p>VISITA DERMATOLOGICA/ALLERGOLOG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3.75" table:style-name="ce10">
            <text:p>34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8</text:p>
          </table:table-cell>
          <table:table-cell office:value-type="string" table:style-name="ce9">
            <text:p>VISITA ENDOCRINOLOGICA/DIABETOLOGICA - ANDR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5" table:style-name="ce10">
            <text:p>2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22" table:style-name="ce10">
            <text:p>122</text:p>
          </table:table-cell>
          <table:table-cell office:value-type="float" office:value="49" table:style-name="ce11">
            <text:p>4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9</text:p>
          </table:table-cell>
          <table:table-cell office:value-type="string" table:style-name="ce9">
            <text:p>VISITA GASTROENTEROLOG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4.09090909090899" table:style-name="ce10">
            <text:p>114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L</text:p>
          </table:table-cell>
          <table:table-cell office:value-type="string" table:style-name="ce9">
            <text:p>VISITA PNEUMOLOG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73" table:style-name="ce10">
            <text:p>7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56</text:p>
          </table:table-cell>
          <table:table-cell office:value-type="string" table:style-name="ce9">
            <text:p>POLIGRAF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.6666666666667" table:style-name="ce10">
            <text:p>1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28.1111111111111" table:style-name="ce10">
            <text:p>28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588235294117602" table:style-name="ce15">
            <text:p>37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8</text:p>
          </table:table-cell>
          <table:table-cell office:value-type="string" table:style-name="ce9">
            <text:p>PRIMA VISITA ENDOCRINOLOGICA/DIABET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5.5" table:style-name="ce10">
            <text:p>1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25" table:style-name="ce15">
            <text:p>1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8.5" table:style-name="ce15">
            <text:p>8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A9</text:p>
          </table:table-cell>
          <table:table-cell office:value-type="string" table:style-name="ce9">
            <text:p>PRIMA VISITA GASTROENTER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47.6666666666667" table:style-name="ce10">
            <text:p>48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4.3333333333333" table:style-name="ce15">
            <text:p>9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1</text:p>
          </table:table-cell>
          <table:table-cell office:value-type="string" table:style-name="ce9">
            <text:p>PRIMA VISITA DI GENETICA MED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82.4166666666667" table:style-name="ce10">
            <text:p>82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9</text:p>
          </table:table-cell>
          <table:table-cell office:value-type="string" table:style-name="ce9">
            <text:p>PRIMA VISITA PNEUMOLOGIC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5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0271</text:p>
          </table:table-cell>
          <table:table-cell office:value-type="string" table:style-name="ce9">
            <text:p>GLUCOSIO [S/P/U/dU/La]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4.526315789473699" table:style-name="ce10">
            <text:p>95</text:p>
          </table:table-cell>
          <table:table-cell office:value-type="float" office:value="19" table:style-name="ce11">
            <text:p>1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0281</text:p>
          </table:table-cell>
          <table:table-cell office:value-type="string" table:style-name="ce9">
            <text:p>Hb - EMOGLOBINA GLICA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94.190476190476204" table:style-name="ce10">
            <text:p>94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906</text:p>
          </table:table-cell>
          <table:table-cell office:value-type="string" table:style-name="ce9">
            <text:p>TEST PERCUTANEI E INTRACUTANEI A LETTURA IMMEDIATA (Fino a 12 allergeni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51.3" table:style-name="ce10">
            <text:p>51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neumologia</text:p>
          </table:table-cell>
          <table:table-cell office:value-type="string" table:style-name="ce9">
            <text:p>3322</text:p>
          </table:table-cell>
          <table:table-cell office:value-type="string" table:style-name="ce9">
            <text:p>BRONCOSCOPIA CON FIBRE OTTICH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3324</text:p>
          </table:table-cell>
          <table:table-cell office:value-type="string" table:style-name="ce9">
            <text:p>BIOPSIA BRONCHIALE [ENDOSCOPICA]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1" table:style-name="ce10">
            <text:p>1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3491</text:p>
          </table:table-cell>
          <table:table-cell office:value-type="string" table:style-name="ce9">
            <text:p>TORACENTES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33</text:p>
          </table:table-cell>
          <table:table-cell office:value-type="string" table:style-name="ce9">
            <text:p>ECOGRAFIA <text:s/>POLMONA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L</text:p>
          </table:table-cell>
          <table:table-cell office:value-type="string" table:style-name="ce9">
            <text:p>VISITA PNEUM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10.31884057971001" table:style-name="ce10">
            <text:p>210</text:p>
          </table:table-cell>
          <table:table-cell office:value-type="float" office:value="138" table:style-name="ce11">
            <text:p>13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94736842105299" table:style-name="ce15">
            <text:p>24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9.25" table:style-name="ce10">
            <text:p>19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4983498349835" table:style-name="ce15">
            <text:p>65</text:p>
          </table:table-cell>
          <table:table-cell office:value-type="float" office:value="303" table:style-name="ce16">
            <text:p>30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17</text:p>
          </table:table-cell>
          <table:table-cell office:value-type="string" table:style-name="ce9">
            <text:p>POLISONNOGRAMM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7.32432432432401" table:style-name="ce15">
            <text:p>167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85" table:style-name="ce15">
            <text:p>41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71</text:p>
          </table:table-cell>
          <table:table-cell office:value-type="string" table:style-name="ce9">
            <text:p>SPIROMETRIA SEMPLIC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" table:style-name="ce15">
            <text:p>4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8" table:style-name="ce10">
            <text:p>2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5.25" table:style-name="ce10">
            <text:p>1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846153846153801" table:style-name="ce15">
            <text:p>2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72</text:p>
          </table:table-cell>
          <table:table-cell office:value-type="string" table:style-name="ce9">
            <text:p>SPIROMETRIA GLOB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3.38571428571399" table:style-name="ce15">
            <text:p>193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1.8571428571429" table:style-name="ce10">
            <text:p>12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7.4" table:style-name="ce10">
            <text:p>7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214285714285701" table:style-name="ce15">
            <text:p>2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649717514124298" table:style-name="ce15">
            <text:p>54</text:p>
          </table:table-cell>
          <table:table-cell office:value-type="float" office:value="177" table:style-name="ce16">
            <text:p>17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74</text:p>
          </table:table-cell>
          <table:table-cell office:value-type="string" table:style-name="ce9">
            <text:p>TEST DI BRONCODILATAZIONE FARMAC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6.90322580645201" table:style-name="ce15">
            <text:p>187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2.8333333333333" table:style-name="ce10">
            <text:p>33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75</text:p>
          </table:table-cell>
          <table:table-cell office:value-type="string" table:style-name="ce9">
            <text:p>PROVA BRONCODINAMICA CON BRONCOCOSTRITTORE SPECIFICO O ASPECIF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46.636363636364" table:style-name="ce10">
            <text:p>147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0" table:style-name="ce10">
            <text:p>2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666666666667" table:style-name="ce15">
            <text:p>19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82</text:p>
          </table:table-cell>
          <table:table-cell office:value-type="string" table:style-name="ce9">
            <text:p>SPIROMETRIA GLOBALE CON TECNICA PLETISMOGRAF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.714285714285701" table:style-name="ce10">
            <text:p>21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5.6666666666667" table:style-name="ce10">
            <text:p>1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518518518518498" table:style-name="ce15">
            <text:p>39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83</text:p>
          </table:table-cell>
          <table:table-cell office:value-type="string" table:style-name="ce9">
            <text:p>DIFFUSIONE ALVEOLO-CAPILLARE <text:s/>DEL 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0.555555555556" table:style-name="ce10">
            <text:p>121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1.25" table:style-name="ce10">
            <text:p>21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75" table:style-name="ce15">
            <text:p>2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28260869565197" table:style-name="ce15">
            <text:p>38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86</text:p>
          </table:table-cell>
          <table:table-cell office:value-type="string" table:style-name="ce9">
            <text:p>VALUTAZIONE DELLA VENTILAZIONE E DEI GAS ESPIRATI E RELATIVI PARAMETR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97.15384615384599" table:style-name="ce10">
            <text:p>197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66.5" table:style-name="ce10">
            <text:p>6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387</text:p>
          </table:table-cell>
          <table:table-cell office:value-type="string" table:style-name="ce9">
            <text:p>DETERMINAZIONE DELLE MASSIME PRESSIONI INSPIRATORIE ED ESPIRATORIE O TRANSDIAFRAMMATICH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442</text:p>
          </table:table-cell>
          <table:table-cell office:value-type="string" table:style-name="ce9">
            <text:p>TEST DEL CAMMIN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" table:style-name="ce15">
            <text:p>2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9.399999999999999" table:style-name="ce10">
            <text:p>19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8.5" table:style-name="ce10">
            <text:p>1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651</text:p>
          </table:table-cell>
          <table:table-cell office:value-type="string" table:style-name="ce9">
            <text:p>EMOGASANALISI ARTERIOSA SISTEM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75.83333333333297" table:style-name="ce10">
            <text:p>276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30" table:style-name="ce10">
            <text:p>3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8.2777777777778" table:style-name="ce15">
            <text:p>6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652</text:p>
          </table:table-cell>
          <table:table-cell office:value-type="string" table:style-name="ce9">
            <text:p>EMOGASANALISI DURANTE RESPIRAZIONE DI O2 AD ALTA CONCENTRAZION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84.333333333333" table:style-name="ce10">
            <text:p>184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03" table:style-name="ce10">
            <text:p>10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655</text:p>
          </table:table-cell>
          <table:table-cell office:value-type="string" table:style-name="ce9">
            <text:p>MONITORAGGIO INCRUENTO DELLA SATURAZIONE ARTERIOS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83.3333333333333" table:style-name="ce10">
            <text:p>8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2.352" table:style-name="ce15">
            <text:p>192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29" table:style-name="ce10">
            <text:p>2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3.74" table:style-name="ce15">
            <text:p>84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9</text:p>
          </table:table-cell>
          <table:table-cell office:value-type="string" table:style-name="ce9">
            <text:p>PRIMA VISITA PNEUM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071428571429" table:style-name="ce15">
            <text:p>22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6.128571428571405" table:style-name="ce15">
            <text:p>96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7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.3333333333333299" table:style-name="ce10">
            <text:p>2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7" table:style-name="ce15">
            <text:p>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8571428571428601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6.6190476190476204" table:style-name="ce10">
            <text:p>7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3611111111111" table:style-name="ce15">
            <text:p>12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81632653061199" table:style-name="ce15">
            <text:p>24</text:p>
          </table:table-cell>
          <table:table-cell office:value-type="float" office:value="98" table:style-name="ce16">
            <text:p>9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3636363636364" table:style-name="ce15">
            <text:p>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1485</text:p>
          </table:table-cell>
          <table:table-cell office:value-type="string" table:style-name="ce9">
            <text:p>PRELIEVO DI SANGUE ARTERIOS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28.66666666666703" table:style-name="ce10">
            <text:p>329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83</text:p>
          </table:table-cell>
          <table:table-cell office:value-type="string" table:style-name="ce9">
            <text:p>TERAPIA OCCUPAZION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7" table:style-name="ce10">
            <text:p>1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9</text:p>
          </table:table-cell>
          <table:table-cell office:value-type="string" table:style-name="ce9">
            <text:p>COLLOQUIO PSICOLOGICO CLIN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2" table:style-name="ce10">
            <text:p>2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91</text:p>
          </table:table-cell>
          <table:table-cell office:value-type="string" table:style-name="ce9">
            <text:p>INIEZIONE PERINERVOS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2A</text:p>
          </table:table-cell>
          <table:table-cell office:value-type="string" table:style-name="ce9">
            <text:p>INIEZIONE O INFUSIONE DI FARMACI SPECIFIC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0.5" table:style-name="ce10">
            <text:p>2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sichiatria</text:p>
          </table:table-cell>
          <table:table-cell office:value-type="string" table:style-name="ce9">
            <text:p>897</text:p>
          </table:table-cell>
          <table:table-cell office:value-type="string" table:style-name="ce9">
            <text:p>PRIMA VISITA</text:p>
          </table:table-cell>
          <table:table-cell office:value-type="string" table:style-name="ce9">
            <text:p>AMBULATORIO PSICHIATRICO MARIANO COMENSE</text:p>
          </table:table-cell>
          <table:table-cell office:value-type="string" table:style-name="ce9">
            <text:p>P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83</text:p>
          </table:table-cell>
          <table:table-cell office:value-type="string" table:style-name="ce9">
            <text:p>SOMMINISTRAZIONE DI TEST PROIETTIVI E DELLA PERSONALITA'</text:p>
          </table:table-cell>
          <table:table-cell office:value-type="string" table:style-name="ce9">
            <text:p>CPS COMO</text:p>
          </table:table-cell>
          <table:table-cell office:value-type="string" table:style-name="ce9">
            <text:p>P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09</text:p>
          </table:table-cell>
          <table:table-cell office:value-type="string" table:style-name="ce9">
            <text:p>COLLOQUIO PSICOLOGICO CLINICO</text:p>
          </table:table-cell>
          <table:table-cell office:value-type="string" table:style-name="ce9">
            <text:p>CPS APPIANO GENTILE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COMO</text:p>
          </table:table-cell>
          <table:table-cell office:value-type="string" table:style-name="ce9">
            <text:p>D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5714285714285703" table:style-name="ce15">
            <text:p>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121</text:p>
          </table:table-cell>
          <table:table-cell office:value-type="string" table:style-name="ce9">
            <text:p>VISITA PSICHIATRICA DI CONTROLLO</text:p>
          </table:table-cell>
          <table:table-cell office:value-type="string" table:style-name="ce9">
            <text:p>CPS - CANTU'</text:p>
          </table:table-cell>
          <table:table-cell office:value-type="string" table:style-name="ce9">
            <text:p>P</text:p>
          </table:table-cell>
          <table:table-cell office:value-type="float" office:value="39.25" table:style-name="ce10">
            <text:p>39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- LONGONE AL SEGRINO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APPIANO GENTILE</text:p>
          </table:table-cell>
          <table:table-cell office:value-type="string" table:style-name="ce9">
            <text:p>P</text:p>
          </table:table-cell>
          <table:table-cell office:value-type="float" office:value="8.75" table:style-name="ce10">
            <text:p>9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191</text:p>
          </table:table-cell>
          <table:table-cell office:value-type="string" table:style-name="ce9">
            <text:p>PRIMA VISITA PSICHIATRICA</text:p>
          </table:table-cell>
          <table:table-cell office:value-type="string" table:style-name="ce9">
            <text:p>AMB. PSICHIATRICO PORLEZZA</text:p>
          </table:table-cell>
          <table:table-cell office:value-type="string" table:style-name="ce9">
            <text:p>P</text:p>
          </table:table-cell>
          <table:table-cell office:value-type="float" office:value="15" table:style-name="ce10">
            <text:p>1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AMBULATORIO PSICHIATRICO MARIANO COMENSE</text:p>
          </table:table-cell>
          <table:table-cell office:value-type="string" table:style-name="ce9">
            <text:p>D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.P.S. OSSUCCIO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- CANTU'</text:p>
          </table:table-cell>
          <table:table-cell office:value-type="string" table:style-name="ce9">
            <text:p>B</text:p>
          </table:table-cell>
          <table:table-cell office:value-type="float" office:value="19" table:style-name="ce10">
            <text:p>1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- LONGONE AL SEGRINO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" table:style-name="ce15">
            <text:p>1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APPIANO GENTILE</text:p>
          </table:table-cell>
          <table:table-cell office:value-type="string" table:style-name="ce9">
            <text:p>B</text:p>
          </table:table-cell>
          <table:table-cell office:value-type="float" office:value="2.5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4615384615384599" table:style-name="ce15">
            <text:p>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COMO</text:p>
          </table:table-cell>
          <table:table-cell office:value-type="string" table:style-name="ce9">
            <text:p>B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3333333333333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3</text:p>
          </table:table-cell>
          <table:table-cell office:value-type="string" table:style-name="ce9">
            <text:p>PSICOTERAPIA INDIVIDUALE</text:p>
          </table:table-cell>
          <table:table-cell office:value-type="string" table:style-name="ce9">
            <text:p>AMBULATORIO PSICHIATRICO MARIANO COMENSE</text:p>
          </table:table-cell>
          <table:table-cell office:value-type="string" table:style-name="ce9">
            <text:p>P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.P.S. OSSUCCIO</text:p>
          </table:table-cell>
          <table:table-cell office:value-type="string" table:style-name="ce9">
            <text:p>P</text:p>
          </table:table-cell>
          <table:table-cell office:value-type="float" office:value="8.5454545454545503" table:style-name="ce10">
            <text:p>9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- CANTU'</text:p>
          </table:table-cell>
          <table:table-cell office:value-type="string" table:style-name="ce9">
            <text:p>P</text:p>
          </table:table-cell>
          <table:table-cell office:value-type="float" office:value="2.71428571428571" table:style-name="ce10">
            <text:p>3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CPS COMO</text:p>
          </table:table-cell>
          <table:table-cell office:value-type="string" table:style-name="ce9">
            <text:p>P</text:p>
          </table:table-cell>
          <table:table-cell office:value-type="float" office:value="10.25" table:style-name="ce10">
            <text:p>10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3.2727272727273" table:style-name="ce10">
            <text:p>13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442</text:p>
          </table:table-cell>
          <table:table-cell office:value-type="string" table:style-name="ce9">
            <text:p>PSICOTERAPIA FAMILI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.5" table:style-name="ce10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adiologia</text:p>
          </table:table-cell>
          <table:table-cell office:value-type="string" table:style-name="ce9">
            <text:p>06112</text:p>
          </table:table-cell>
          <table:table-cell office:value-type="string" table:style-name="ce9">
            <text:p>BIOPSIA [PERCUTANEA] [AGOBIOPSIA] DELLA TIROID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1.8" table:style-name="ce10">
            <text:p>12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666666666666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033333333333299" table:style-name="ce15">
            <text:p>22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40191</text:p>
          </table:table-cell>
          <table:table-cell office:value-type="string" table:style-name="ce9">
            <text:p>AGOBIOPSIA LINFONODALE ECO-GUIDA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5112</text:p>
          </table:table-cell>
          <table:table-cell office:value-type="string" table:style-name="ce9">
            <text:p>BIOPSIA MINIINVSIVA "VACUUM ASSISTED" CON SISTEMA DI GUIDA ECOGRAFIC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.1904761904761898" table:style-name="ce10">
            <text:p>3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5113</text:p>
          </table:table-cell>
          <table:table-cell office:value-type="string" table:style-name="ce9">
            <text:p>BIOPSIA MINIINVSIVA "VACUUM ASSISTED" CON SISTEMA DI GUIDA STEREOTASS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</text:p>
          </table:table-cell>
          <table:table-cell office:value-type="string" table:style-name="ce9">
            <text:p>TOMOGRAFIA COMPUTERIZZATA (TC) DEL CAP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7.875" table:style-name="ce10">
            <text:p>8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5" table:style-name="ce15">
            <text:p>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4545454545454497" table:style-name="ce15">
            <text:p>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1428571428571397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444444444444" table:style-name="ce15">
            <text:p>2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2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1</text:p>
          </table:table-cell>
          <table:table-cell office:value-type="string" table:style-name="ce9">
            <text:p>TOMOGRAFIA COMPUTERIZZATA (TC) DEL CAPO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5" table:style-name="ce15">
            <text:p>4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4.9166666666667" table:style-name="ce10">
            <text:p>15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8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571428571428598" table:style-name="ce15">
            <text:p>5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2</text:p>
          </table:table-cell>
          <table:table-cell office:value-type="string" table:style-name="ce9">
            <text:p>TOMOGRAFIA COMPUTERIZZATA (TC) DEL MASSICCIO FACCI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.3333333333333304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18181818181801" table:style-name="ce15">
            <text:p>1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3.5" table:style-name="ce10">
            <text:p>14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1.6666666666667" table:style-name="ce10">
            <text:p>2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3</text:p>
          </table:table-cell>
          <table:table-cell office:value-type="string" table:style-name="ce9">
            <text:p>TOMOGRAFIA COMPUTERIZZATA (TC) DEL MASSICCIO FACCIALE, SENZA E CON CONTRASTO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6" table:style-name="ce10">
            <text:p>1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4</text:p>
          </table:table-cell>
          <table:table-cell office:value-type="string" table:style-name="ce9">
            <text:p>TOMOGRAFIA COMPUTERIZZATA (TC) DELLE ARCATE DENTARIE [DENTALSCAN]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9.5" table:style-name="ce10">
            <text:p>20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5</text:p>
          </table:table-cell>
          <table:table-cell office:value-type="string" table:style-name="ce9">
            <text:p>TOMOGRAFIA COMPUTERIZZATA (TC) DELL' ORECCHI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19" table:style-name="ce10">
            <text:p>1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6</text:p>
          </table:table-cell>
          <table:table-cell office:value-type="string" table:style-name="ce9">
            <text:p>TOMOGRAFIA COMPUTERIZZATA (TC) DELL' ORECCHIO, SENZA E CON CONTRAS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3" table:style-name="ce10">
            <text:p>2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038</text:p>
          </table:table-cell>
          <table:table-cell office:value-type="string" table:style-name="ce9">
            <text:p>TOMOGRAFIA COMPUTERIZZATA (TC) DEL COLLO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45.6666666666667" table:style-name="ce10">
            <text:p>4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6.5" table:style-name="ce10">
            <text:p>17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3333333333333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113</text:p>
          </table:table-cell>
          <table:table-cell office:value-type="string" table:style-name="ce9">
            <text:p>ORTOPANORAMICA DELLE ARCATE DENTARI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5" table:style-name="ce10">
            <text:p>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25" table:style-name="ce15">
            <text:p>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8888888888889" table:style-name="ce15">
            <text:p>25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4.5" table:style-name="ce10">
            <text:p>2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469387755102002" table:style-name="ce15">
            <text:p>21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15" table:style-name="ce10">
            <text:p>1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473684210526301" table:style-name="ce15">
            <text:p>16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6" table:style-name="ce15">
            <text:p>2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121</text:p>
          </table:table-cell>
          <table:table-cell office:value-type="string" table:style-name="ce9">
            <text:p>TELERADIOGRAFIA DEL CRANIO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35.3333333333333" table:style-name="ce10">
            <text:p>3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2" table:style-name="ce10">
            <text:p>2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84615384615401" table:style-name="ce15">
            <text:p>2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9.866666666666699" table:style-name="ce10">
            <text:p>20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6" table:style-name="ce10">
            <text:p>2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75" table:style-name="ce15">
            <text:p>1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171</text:p>
          </table:table-cell>
          <table:table-cell office:value-type="string" table:style-name="ce9">
            <text:p>RADIOGRAFIA DEL CRANIO E <text:s/>DEI SENI PARANASAL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25.5" table:style-name="ce10">
            <text:p>2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7" table:style-name="ce10">
            <text:p>1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5" table:style-name="ce10">
            <text:p>1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5.571428571428598" table:style-name="ce10">
            <text:p>36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22</text:p>
          </table:table-cell>
          <table:table-cell office:value-type="string" table:style-name="ce9">
            <text:p>RADIOGRAFIA DELLA COLONNA CERVIC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3.6" table:style-name="ce10">
            <text:p>4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8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22.3333333333333" table:style-name="ce10">
            <text:p>2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25" table:style-name="ce15">
            <text:p>2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1.25" table:style-name="ce10">
            <text:p>21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36" table:style-name="ce15">
            <text:p>2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368421052632" table:style-name="ce15">
            <text:p>15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9.6666666666666696" table:style-name="ce10">
            <text:p>10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51724137931" table:style-name="ce15">
            <text:p>2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23</text:p>
          </table:table-cell>
          <table:table-cell office:value-type="string" table:style-name="ce9">
            <text:p>RADIOGRAFIA DELLA COLONNA TORACICA (DORSALE)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8" table:style-name="ce10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36" table:style-name="ce10">
            <text:p>3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24.8888888888889" table:style-name="ce10">
            <text:p>25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0.7777777777778" table:style-name="ce10">
            <text:p>21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24</text:p>
          </table:table-cell>
          <table:table-cell office:value-type="string" table:style-name="ce9">
            <text:p>RADIOGRAFIA DELLA COLONNA LOMBOSACR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8125" table:style-name="ce10">
            <text:p>5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90909090909101" table:style-name="ce15">
            <text:p>15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24" table:style-name="ce10">
            <text:p>2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888888888889" table:style-name="ce15">
            <text:p>2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" table:style-name="ce15">
            <text:p>2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410256410256" table:style-name="ce15">
            <text:p>23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173913043478301" table:style-name="ce15">
            <text:p>15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8.3333333333333" table:style-name="ce10">
            <text:p>18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8333333333333" table:style-name="ce15">
            <text:p>2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061224489795901" table:style-name="ce15">
            <text:p>22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29</text:p>
          </table:table-cell>
          <table:table-cell office:value-type="string" table:style-name="ce9">
            <text:p>RADIOGRAFIA COMPLETA DELLA COLONN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4.6666666666666696" table:style-name="ce10">
            <text:p>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33" table:style-name="ce10">
            <text:p>3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6.8333333333333" table:style-name="ce10">
            <text:p>17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2.5" table:style-name="ce10">
            <text:p>2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823529411764699" table:style-name="ce15">
            <text:p>26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371</text:p>
          </table:table-cell>
          <table:table-cell office:value-type="string" table:style-name="ce9">
            <text:p>MAMMOGRAFIA <text:s/>BILATER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216216216216" table:style-name="ce15">
            <text:p>21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5.6842105263157903" table:style-name="ce10">
            <text:p>6</text:p>
          </table:table-cell>
          <table:table-cell office:value-type="float" office:value="19" table:style-name="ce11">
            <text:p>1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2.52" table:style-name="ce15">
            <text:p>11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5.442577030812" table:style-name="ce15">
            <text:p>165</text:p>
          </table:table-cell>
          <table:table-cell office:value-type="float" office:value="357" table:style-name="ce16">
            <text:p>35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372</text:p>
          </table:table-cell>
          <table:table-cell office:value-type="string" table:style-name="ce9">
            <text:p>MAMMOGRAFIA MONOLATER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7" table:style-name="ce10">
            <text:p>17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6.3333333333333" table:style-name="ce10">
            <text:p>2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0.92857142857099" table:style-name="ce15">
            <text:p>181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41</text:p>
          </table:table-cell>
          <table:table-cell office:value-type="string" table:style-name="ce9">
            <text:p>TOMOGRAFIA COMPUTERIZZATA (TC) DEL TORAC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375" table:style-name="ce15">
            <text:p>2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039215686274503" table:style-name="ce15">
            <text:p>35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" table:style-name="ce15">
            <text:p>1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5" table:style-name="ce10">
            <text:p>8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411</text:p>
          </table:table-cell>
          <table:table-cell office:value-type="string" table:style-name="ce9">
            <text:p>TOMOGRAFIA COMPUTERIZZATA (TC) DEL TORACE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8.9230769230769198" table:style-name="ce10">
            <text:p>9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" table:style-name="ce15">
            <text:p>2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16" table:style-name="ce15">
            <text:p>30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11.5" table:style-name="ce10">
            <text:p>12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33333333333302" table:style-name="ce15">
            <text:p>2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.72" table:style-name="ce10">
            <text:p>14</text:p>
          </table:table-cell>
          <table:table-cell office:value-type="float" office:value="25" table:style-name="ce11">
            <text:p>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47058823529399" table:style-name="ce15">
            <text:p>1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6666666666667" table:style-name="ce15">
            <text:p>45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.714285714285699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432</text:p>
          </table:table-cell>
          <table:table-cell office:value-type="string" table:style-name="ce9">
            <text:p>RADIOGRAFIA MONOLATERALE DI COSTE, STERNO, CLAVICOL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3.3333333333333299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54545454545499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43" table:style-name="ce10">
            <text:p>4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22.6" table:style-name="ce10">
            <text:p>23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5" table:style-name="ce10">
            <text:p>1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2" table:style-name="ce10">
            <text:p>3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1666666666667" table:style-name="ce15">
            <text:p>2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441</text:p>
          </table:table-cell>
          <table:table-cell office:value-type="string" table:style-name="ce9">
            <text:p>RADIOGRAFIA DEL TORACE DI ROUTINE, NAS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3076923076923102" table:style-name="ce15">
            <text:p>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5555555555556" table:style-name="ce15">
            <text:p>1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4" table:style-name="ce15">
            <text:p>22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6" table:style-name="ce10">
            <text:p>2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1.5555555555556" table:style-name="ce10">
            <text:p>12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5" table:style-name="ce15">
            <text:p>2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4" table:style-name="ce15">
            <text:p>27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491</text:p>
          </table:table-cell>
          <table:table-cell office:value-type="string" table:style-name="ce9">
            <text:p>RADIOGRAFIA DELLA <text:s/>TRACHE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6" table:style-name="ce10">
            <text:p>2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61</text:p>
          </table:table-cell>
          <table:table-cell office:value-type="string" table:style-name="ce9">
            <text:p>RADIOGRAFIA COMPLETA DEL TUBO DIGERENT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8.25" table:style-name="ce10">
            <text:p>1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711</text:p>
          </table:table-cell>
          <table:table-cell office:value-type="string" table:style-name="ce9">
            <text:p>TOMOGRAFIA COMPUTERIZZATA (TC) DEI RENI, SENZA E CON CONTRASTO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76</text:p>
          </table:table-cell>
          <table:table-cell office:value-type="string" table:style-name="ce9">
            <text:p>CISTOURETROGRAFIA RETROGRAD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.5" table:style-name="ce10">
            <text:p>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" table:style-name="ce15">
            <text:p>2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761</text:p>
          </table:table-cell>
          <table:table-cell office:value-type="string" table:style-name="ce9">
            <text:p>CISTOURETROGRAFIA MINZION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783</text:p>
          </table:table-cell>
          <table:table-cell office:value-type="string" table:style-name="ce9">
            <text:p>ISTEROSALPINGOGRAF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1.625" table:style-name="ce10">
            <text:p>22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012</text:p>
          </table:table-cell>
          <table:table-cell office:value-type="string" table:style-name="ce9">
            <text:p>TOMOGRAFIA COMPUTERIZZATA (TC) DELL' ADDOME SUPERIORE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22" table:style-name="ce10">
            <text:p>2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" table:style-name="ce15">
            <text:p>4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2" table:style-name="ce10">
            <text:p>2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014</text:p>
          </table:table-cell>
          <table:table-cell office:value-type="string" table:style-name="ce9">
            <text:p>TOMOGRAFIA COMPUTERIZZATA (TC) DELL' ADDOME INFERIORE, SENZA E CON CONTRAS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015</text:p>
          </table:table-cell>
          <table:table-cell office:value-type="string" table:style-name="ce9">
            <text:p>TOMOGRAFIA COMPUTERIZZATA (TC) DELL' ADDOME COMPLE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18.5" table:style-name="ce10">
            <text:p>1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.5" table:style-name="ce10">
            <text:p>1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016</text:p>
          </table:table-cell>
          <table:table-cell office:value-type="string" table:style-name="ce9">
            <text:p>TOMOGRAFIA COMPUTERIZZATA (TC) DELL' ADDOME COMPLETO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8.7391304347826093" table:style-name="ce10">
            <text:p>9</text:p>
          </table:table-cell>
          <table:table-cell office:value-type="float" office:value="23" table:style-name="ce11">
            <text:p>2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1666666666667" table:style-name="ce15">
            <text:p>1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034482758620701" table:style-name="ce15">
            <text:p>2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7777777777777803" table:style-name="ce15">
            <text:p>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11.6666666666667" table:style-name="ce10">
            <text:p>1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3333333333333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38095238095202" table:style-name="ce15">
            <text:p>17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4.119047619047601" table:style-name="ce10">
            <text:p>14</text:p>
          </table:table-cell>
          <table:table-cell office:value-type="float" office:value="42" table:style-name="ce11">
            <text:p>4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1666666666667" table:style-name="ce15">
            <text:p>16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1666666666667" table:style-name="ce15">
            <text:p>4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.8333333333333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19</text:p>
          </table:table-cell>
          <table:table-cell office:value-type="string" table:style-name="ce9">
            <text:p>RADIOGRAFIA DELL' ADDOM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0.5" table:style-name="ce10">
            <text:p>21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1</text:p>
          </table:table-cell>
          <table:table-cell office:value-type="string" table:style-name="ce9">
            <text:p>RADIOGRAFIA DI SPALLA, BRACCIO, TORACO-BRACHI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28571428571429" table:style-name="ce10">
            <text:p>4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34782608695699" table:style-name="ce15">
            <text:p>1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20.2" table:style-name="ce10">
            <text:p>20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1" table:style-name="ce15">
            <text:p>3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227272727272702" table:style-name="ce15">
            <text:p>2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2.25" table:style-name="ce10">
            <text:p>12</text:p>
          </table:table-cell>
          <table:table-cell office:value-type="float" office:value="12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5" table:style-name="ce10">
            <text:p>3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684210526316" table:style-name="ce15">
            <text:p>22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2</text:p>
          </table:table-cell>
          <table:table-cell office:value-type="string" table:style-name="ce9">
            <text:p>RADIOGRAFIA DI GOMITO, AVAMBRACCI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75" table:style-name="ce15">
            <text:p>1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0.8" table:style-name="ce10">
            <text:p>31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2.25" table:style-name="ce10">
            <text:p>22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3</text:p>
          </table:table-cell>
          <table:table-cell office:value-type="string" table:style-name="ce9">
            <text:p>RADIOGRAFIA DI POLSO, MAN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25" table:style-name="ce10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96774193548399" table:style-name="ce15">
            <text:p>16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19.8" table:style-name="ce10">
            <text:p>20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3" table:style-name="ce10">
            <text:p>23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71428571428599" table:style-name="ce15">
            <text:p>24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1" table:style-name="ce10">
            <text:p>21</text:p>
          </table:table-cell>
          <table:table-cell office:value-type="float" office:value="16" table:style-name="ce11">
            <text:p>1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9.5" table:style-name="ce10">
            <text:p>20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2" table:style-name="ce10">
            <text:p>1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8787878787879" table:style-name="ce15">
            <text:p>29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6</text:p>
          </table:table-cell>
          <table:table-cell office:value-type="string" table:style-name="ce9">
            <text:p>RADIOGRAFIA DI BACINO, AN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5.1153846153846203" table:style-name="ce10">
            <text:p>5</text:p>
          </table:table-cell>
          <table:table-cell office:value-type="float" office:value="26" table:style-name="ce11">
            <text:p>2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92" table:style-name="ce15">
            <text:p>15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29" table:style-name="ce10">
            <text:p>2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384615384615401" table:style-name="ce15">
            <text:p>28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0.090909090909101" table:style-name="ce10">
            <text:p>20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69230769230798" table:style-name="ce15">
            <text:p>24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20" table:style-name="ce10">
            <text:p>2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777777777778" table:style-name="ce15">
            <text:p>1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9.428571428571399" table:style-name="ce10">
            <text:p>29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6" table:style-name="ce10">
            <text:p>1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090909090909101" table:style-name="ce15">
            <text:p>2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4" table:style-name="ce15">
            <text:p>23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7</text:p>
          </table:table-cell>
          <table:table-cell office:value-type="string" table:style-name="ce9">
            <text:p>RADIOGRAFIA DI FEMORE, GINOCCHIO, GAMB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5.5714285714285703" table:style-name="ce10">
            <text:p>6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65217391304301" table:style-name="ce15">
            <text:p>17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24" table:style-name="ce10">
            <text:p>24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6" table:style-name="ce10">
            <text:p>26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084745762711901" table:style-name="ce15">
            <text:p>24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048780487805" table:style-name="ce15">
            <text:p>15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3" table:style-name="ce10">
            <text:p>3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8333333333333" table:style-name="ce15">
            <text:p>2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1944444444444" table:style-name="ce15">
            <text:p>25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8</text:p>
          </table:table-cell>
          <table:table-cell office:value-type="string" table:style-name="ce9">
            <text:p>RADIOGRAFIA DI CAVIGLIA, <text:s/>PIED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3333333333333304" table:style-name="ce10">
            <text:p>4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509803921569" table:style-name="ce15">
            <text:p>19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30769230769202" table:style-name="ce15">
            <text:p>2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7.5" table:style-name="ce10">
            <text:p>2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909090909090899" table:style-name="ce15">
            <text:p>25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0571428571429" table:style-name="ce15">
            <text:p>18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5" table:style-name="ce15">
            <text:p>2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9.3333333333333" table:style-name="ce10">
            <text:p>19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5" table:style-name="ce15">
            <text:p>23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91</text:p>
          </table:table-cell>
          <table:table-cell office:value-type="string" table:style-name="ce9">
            <text:p>RADIOGRAFIA COMPLETA DEGLI ARTI INFERIORI E DEL BACINO SOTTO CAR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3.5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333333333333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292</text:p>
          </table:table-cell>
          <table:table-cell office:value-type="string" table:style-name="ce9">
            <text:p>RADIOGRAFIA <text:s/>ASSIALE DELLA ROTULA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29" table:style-name="ce10">
            <text:p>2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25.5" table:style-name="ce10">
            <text:p>2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6.399999999999999" table:style-name="ce10">
            <text:p>16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1" table:style-name="ce10">
            <text:p>2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331</text:p>
          </table:table-cell>
          <table:table-cell office:value-type="string" table:style-name="ce9">
            <text:p>STUDIO DELL' ETA' OSSE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2" table:style-name="ce10">
            <text:p>2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381</text:p>
          </table:table-cell>
          <table:table-cell office:value-type="string" table:style-name="ce9">
            <text:p>TOMOGRAFIA COMPUTERIZZATA <text:s/>(TC) DEL RACHIDE E DELLO SPECO VERTEBR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7.6666666666666696" table:style-name="ce10">
            <text:p>8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18181818181801" table:style-name="ce15">
            <text:p>1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8" table:style-name="ce10">
            <text:p>1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382</text:p>
          </table:table-cell>
          <table:table-cell office:value-type="string" table:style-name="ce9">
            <text:p>TOMOGRAFIA COMPUTERIZZATA <text:s/>(TC) DEL RACHIDE E DELLO SPECO VERTEBRALE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7" table:style-name="ce10">
            <text:p>1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383</text:p>
          </table:table-cell>
          <table:table-cell office:value-type="string" table:style-name="ce9">
            <text:p>TOMOGRAFIA COMPUTERIZZATA <text:s/>(TC) DI SPALLA, GOMITO, POLSO E MAN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3.3333333333333" table:style-name="ce10">
            <text:p>1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385</text:p>
          </table:table-cell>
          <table:table-cell office:value-type="string" table:style-name="ce9">
            <text:p>TOMOGRAFIA COMPUTERIZZATA (TC) DEL BACIN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7.5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666666666667" table:style-name="ce15">
            <text:p>1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386</text:p>
          </table:table-cell>
          <table:table-cell office:value-type="string" table:style-name="ce9">
            <text:p>TOMOGRAFIA COMPUTERIZZATA (TC) DI FEMORE, GINOCCHIO, CAVIGLIA E PIED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.5" table:style-name="ce10">
            <text:p>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2" table:style-name="ce10">
            <text:p>12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U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387</text:p>
          </table:table-cell>
          <table:table-cell office:value-type="string" table:style-name="ce9">
            <text:p>TOMOGRAFIA COMPUTERIZZATA (TC) DI FEMORE, GINOCCHIO, CAVIGLIA E PIEDE, SENZA E CON CONTRAS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7.6666666666667" table:style-name="ce10">
            <text:p>18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13</text:p>
          </table:table-cell>
          <table:table-cell office:value-type="string" table:style-name="ce9">
            <text:p>COLOR DOPPLER TRANSCRANIC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3" table:style-name="ce10">
            <text:p>1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14</text:p>
          </table:table-cell>
          <table:table-cell office:value-type="string" table:style-name="ce9">
            <text:p>DIAGNOSTICA ECOGRAFICA DEL CAPO E DEL C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.3333333333333" table:style-name="ce15">
            <text:p>4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.163934426229503" table:style-name="ce15">
            <text:p>70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1.25" table:style-name="ce10">
            <text:p>21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" table:style-name="ce15">
            <text:p>3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230769230769198" table:style-name="ce15">
            <text:p>4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" table:style-name="ce15">
            <text:p>4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407407407407398" table:style-name="ce15">
            <text:p>63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7.2666666666666702" table:style-name="ce10">
            <text:p>7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1428571428571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9.71428571428571" table:style-name="ce10">
            <text:p>10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5.9583333333333" table:style-name="ce15">
            <text:p>76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31</text:p>
          </table:table-cell>
          <table:table-cell office:value-type="string" table:style-name="ce9">
            <text:p>ECOGRAFIA BILATERALE DELLA MAMMELL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35" table:style-name="ce10">
            <text:p>3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469387755102" table:style-name="ce15">
            <text:p>20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5" table:style-name="ce15">
            <text:p>2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647058823529406" table:style-name="ce15">
            <text:p>65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5.8" table:style-name="ce10">
            <text:p>6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25" table:style-name="ce15">
            <text:p>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6.2352941176470598" table:style-name="ce10">
            <text:p>6</text:p>
          </table:table-cell>
          <table:table-cell office:value-type="float" office:value="17" table:style-name="ce11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9.42857142857099" table:style-name="ce15">
            <text:p>129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3.88328075709799" table:style-name="ce15">
            <text:p>164</text:p>
          </table:table-cell>
          <table:table-cell office:value-type="float" office:value="317" table:style-name="ce16">
            <text:p>3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32</text:p>
          </table:table-cell>
          <table:table-cell office:value-type="string" table:style-name="ce9">
            <text:p>ECOGRAFIA MONOLATERALE DELLA MAMMELL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0.357142857143" table:style-name="ce15">
            <text:p>15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35</text:p>
          </table:table-cell>
          <table:table-cell office:value-type="string" table:style-name="ce9">
            <text:p>ECO(COLOR)DOPPLER DEI TRONCHI SOVRAAORTIC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28" table:style-name="ce15">
            <text:p>65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25" table:style-name="ce15">
            <text:p>49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666666666667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20.5" table:style-name="ce10">
            <text:p>2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1.6666666666667" table:style-name="ce15">
            <text:p>5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.421052631578902" table:style-name="ce15">
            <text:p>70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41</text:p>
          </table:table-cell>
          <table:table-cell office:value-type="string" table:style-name="ce9">
            <text:p>ECOGRAFIA DELL' ADDOME SUPERIO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5" table:style-name="ce10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375" table:style-name="ce15">
            <text:p>6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6" table:style-name="ce10">
            <text:p>2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75" table:style-name="ce15">
            <text:p>4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13" table:style-name="ce10">
            <text:p>1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" table:style-name="ce15">
            <text:p>5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8.923076923076906" table:style-name="ce15">
            <text:p>8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9" table:style-name="ce10">
            <text:p>2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714285714285701" table:style-name="ce15">
            <text:p>5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42</text:p>
          </table:table-cell>
          <table:table-cell office:value-type="string" table:style-name="ce9">
            <text:p>ECO(COLOR)DOPPLER DEL FEGATO E DELLE VIE BILIAR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06.6" table:style-name="ce10">
            <text:p>107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30" table:style-name="ce10">
            <text:p>3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199999999999999" table:style-name="ce15">
            <text:p>1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45</text:p>
          </table:table-cell>
          <table:table-cell office:value-type="string" table:style-name="ce9">
            <text:p>ECO(COLOR)DOPPLER DEI RENI E DEI SURRENI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64" table:style-name="ce10">
            <text:p>6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5" table:style-name="ce15">
            <text:p>5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59.857142857142897" table:style-name="ce10">
            <text:p>60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4A</text:p>
          </table:table-cell>
          <table:table-cell office:value-type="string" table:style-name="ce9">
            <text:p>ECOGRAFIA DELL' ADDOME SUPERIORE SENZA E CON CONTRAS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" table:style-name="ce15">
            <text:p>1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51</text:p>
          </table:table-cell>
          <table:table-cell office:value-type="string" table:style-name="ce9">
            <text:p>ECOGRAFIA DELL' ADDOME INFERIO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23" table:style-name="ce10">
            <text:p>2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.5" table:style-name="ce10">
            <text:p>1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26" table:style-name="ce10">
            <text:p>2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61</text:p>
          </table:table-cell>
          <table:table-cell office:value-type="string" table:style-name="ce9">
            <text:p>ECOGRAFIA ADDOME COMPLE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6.8571428571428603" table:style-name="ce10">
            <text:p>7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1428571428571397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890625" table:style-name="ce15">
            <text:p>51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20.75" table:style-name="ce10">
            <text:p>21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714285714285701" table:style-name="ce15">
            <text:p>2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59" table:style-name="ce10">
            <text:p>5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192307692307701" table:style-name="ce15">
            <text:p>2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8.6666666666666696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.3333333333333" table:style-name="ce15">
            <text:p>4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673076923076898" table:style-name="ce15">
            <text:p>59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.7368421052631602" table:style-name="ce10">
            <text:p>7</text:p>
          </table:table-cell>
          <table:table-cell office:value-type="float" office:value="19" table:style-name="ce11">
            <text:p>1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8461538461538503" table:style-name="ce15">
            <text:p>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2083333333333" table:style-name="ce15">
            <text:p>1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2.2777777777778" table:style-name="ce10">
            <text:p>12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.466666666666697" table:style-name="ce15">
            <text:p>4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75" table:style-name="ce15">
            <text:p>52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4285714285714297" table:style-name="ce15">
            <text:p>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62</text:p>
          </table:table-cell>
          <table:table-cell office:value-type="string" table:style-name="ce9">
            <text:p>ECOGRAFIA DI GROSSI VASI ADDOMINAL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67.5" table:style-name="ce10">
            <text:p>6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13" table:style-name="ce10">
            <text:p>11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72</text:p>
          </table:table-cell>
          <table:table-cell office:value-type="string" table:style-name="ce9">
            <text:p>ECO(COLOR)DOPPLERGRAFIA DEGLI ARTI SUPERIORI O INFERIORI O DISTRETTUALE, ARTERIOSA O VENOS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8.75" table:style-name="ce10">
            <text:p>9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9166666666667" table:style-name="ce15">
            <text:p>7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33.799999999999997" table:style-name="ce10">
            <text:p>34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.7058823529411802" table:style-name="ce10">
            <text:p>7</text:p>
          </table:table-cell>
          <table:table-cell office:value-type="float" office:value="17" table:style-name="ce11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" table:style-name="ce15">
            <text:p>1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1.5555555555556" table:style-name="ce10">
            <text:p>12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0.799999999999997" table:style-name="ce15">
            <text:p>4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2" table:style-name="ce15">
            <text:p>80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71428571428571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91</text:p>
          </table:table-cell>
          <table:table-cell office:value-type="string" table:style-name="ce9">
            <text:p>ECOGRAFIA DELLA CUTE E DEL TESSUTO SOTTOCUTANE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9.6" table:style-name="ce10">
            <text:p>10</text:p>
          </table:table-cell>
          <table:table-cell office:value-type="float" office:value="5" table:style-name="ce11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8" table:style-name="ce15">
            <text:p>2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142857142857103" table:style-name="ce15">
            <text:p>4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20" table:style-name="ce10">
            <text:p>2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6666666666667" table:style-name="ce15">
            <text:p>2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" table:style-name="ce15">
            <text:p>3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8.75" table:style-name="ce10">
            <text:p>9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10.8333333333333" table:style-name="ce10">
            <text:p>11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.428571428571402" table:style-name="ce15">
            <text:p>4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270270270270302" table:style-name="ce15">
            <text:p>55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4.5" table:style-name="ce10">
            <text:p>1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666666666667" table:style-name="ce15">
            <text:p>2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6.5555555555556" table:style-name="ce10">
            <text:p>17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923076923076906" table:style-name="ce15">
            <text:p>7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92</text:p>
          </table:table-cell>
          <table:table-cell office:value-type="string" table:style-name="ce9">
            <text:p>ECOGRAFIA OSTEOARTICOLA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D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2.75" table:style-name="ce10">
            <text:p>2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93</text:p>
          </table:table-cell>
          <table:table-cell office:value-type="string" table:style-name="ce9">
            <text:p>ECOGRAFIA MUSCOLOTENDINE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9.3571428571428594" table:style-name="ce10">
            <text:p>9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1.8" table:style-name="ce15">
            <text:p>7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2222222222222" table:style-name="ce15">
            <text:p>3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34" table:style-name="ce10">
            <text:p>34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" table:style-name="ce15">
            <text:p>2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32" table:style-name="ce10">
            <text:p>3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" table:style-name="ce15">
            <text:p>5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.5" table:style-name="ce15">
            <text:p>4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" table:style-name="ce15">
            <text:p>4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4.5" table:style-name="ce10">
            <text:p>1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6" table:style-name="ce15">
            <text:p>2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14.8" table:style-name="ce10">
            <text:p>15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1" table:style-name="ce15">
            <text:p>5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75" table:style-name="ce15">
            <text:p>4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96</text:p>
          </table:table-cell>
          <table:table-cell office:value-type="string" table:style-name="ce9">
            <text:p>ECOGRAFIA DEI TESTICOL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0.6666666666667" table:style-name="ce10">
            <text:p>11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21" table:style-name="ce10">
            <text:p>2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48.6666666666667" table:style-name="ce10">
            <text:p>4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1" table:style-name="ce10">
            <text:p>2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02</text:p>
          </table:table-cell>
          <table:table-cell office:value-type="string" table:style-name="ce9">
            <text:p>RICOSTRUZIONE TRIDIMENSIONALE TC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8.8888888888888893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176470588235301" table:style-name="ce15">
            <text:p>1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571428571428599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11</text:p>
          </table:table-cell>
          <table:table-cell office:value-type="string" table:style-name="ce9">
            <text:p>RISONANZA MAGNETICA NUCLEARE (RM) DEL CERVELLO E DEL TRONCO ENCEFAL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5" table:style-name="ce10">
            <text:p>1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857142857142897" table:style-name="ce15">
            <text:p>3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19047619047601" table:style-name="ce15">
            <text:p>1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46153846153801" table:style-name="ce15">
            <text:p>1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12</text:p>
          </table:table-cell>
          <table:table-cell office:value-type="string" table:style-name="ce9">
            <text:p>RISONANZA MAGNETICA NUCLEARE (RM) DEL CERVELLO E DEL TRONCO ENCEFALICO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2.5" table:style-name="ce10">
            <text:p>1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5" table:style-name="ce15">
            <text:p>3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" table:style-name="ce15">
            <text:p>4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8.181818181818201" table:style-name="ce10">
            <text:p>18</text:p>
          </table:table-cell>
          <table:table-cell office:value-type="float" office:value="22" table:style-name="ce11">
            <text:p>2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3333333333333" table:style-name="ce15">
            <text:p>1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33333333333299" table:style-name="ce15">
            <text:p>1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5555555555555598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13</text:p>
          </table:table-cell>
          <table:table-cell office:value-type="string" table:style-name="ce9">
            <text:p>RISONANZA MAGNETICA NUCLEARE (RM) DEL MASSICCIO FACCI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" table:style-name="ce10">
            <text:p>1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14</text:p>
          </table:table-cell>
          <table:table-cell office:value-type="string" table:style-name="ce9">
            <text:p>RISONANZA MAGNETICA NUCLEARE (RM) DEL MASSICCIO FACCIALE, SENZA E CON CONTRAS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5.2" table:style-name="ce10">
            <text:p>15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15</text:p>
          </table:table-cell>
          <table:table-cell office:value-type="string" table:style-name="ce9">
            <text:p>ANGIO- RM DEL DISTRETTO VASCOLARE INTRACRAN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21" table:style-name="ce10">
            <text:p>2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5" table:style-name="ce15">
            <text:p>5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3333333333333" table:style-name="ce15">
            <text:p>5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4.8571428571429" table:style-name="ce10">
            <text:p>15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17</text:p>
          </table:table-cell>
          <table:table-cell office:value-type="string" table:style-name="ce9">
            <text:p>RISONANZA MAGNETICA NUCLEARE (RM) DEL COLLO, SENZA E CON CONTRAS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.285714285714301" table:style-name="ce10">
            <text:p>13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5" table:style-name="ce15">
            <text:p>1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18</text:p>
          </table:table-cell>
          <table:table-cell office:value-type="string" table:style-name="ce9">
            <text:p>ANGIO- RM DEI VASI DEL C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27" table:style-name="ce10">
            <text:p>2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28</text:p>
          </table:table-cell>
          <table:table-cell office:value-type="string" table:style-name="ce9">
            <text:p>RISONANZA MAGNETICA NUCLEARE (RM) DELLA MAMMELL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81818181818201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3</text:p>
          </table:table-cell>
          <table:table-cell office:value-type="string" table:style-name="ce9">
            <text:p>RISONANZA MAGNETICA NUCLEARE (RM) DELLA COLONN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1.619047619047601" table:style-name="ce10">
            <text:p>12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681818181818201" table:style-name="ce15">
            <text:p>29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977272727272698" table:style-name="ce15">
            <text:p>33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6.178571428571399" table:style-name="ce10">
            <text:p>16</text:p>
          </table:table-cell>
          <table:table-cell office:value-type="float" office:value="28" table:style-name="ce11">
            <text:p>2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846153846153801" table:style-name="ce15">
            <text:p>1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00000000000001" table:style-name="ce15">
            <text:p>1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.3636363636363598" table:style-name="ce15">
            <text:p>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31</text:p>
          </table:table-cell>
          <table:table-cell office:value-type="string" table:style-name="ce9">
            <text:p>RISONANZA MAGNETICA NUCLEARE (RM) DELLA COLONNA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6" table:style-name="ce10">
            <text:p>16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.615384615384601" table:style-name="ce10">
            <text:p>14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3333333333333" table:style-name="ce15">
            <text:p>3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41</text:p>
          </table:table-cell>
          <table:table-cell office:value-type="string" table:style-name="ce9">
            <text:p>RISONANZA MAGNETICA NUCLEARE (RM) MUSCOLOSCHELETR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1.733333333333301" table:style-name="ce10">
            <text:p>12</text:p>
          </table:table-cell>
          <table:table-cell office:value-type="float" office:value="15" table:style-name="ce11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3333333333333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777777777778" table:style-name="ce15">
            <text:p>39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7.0588235294118" table:style-name="ce10">
            <text:p>17</text:p>
          </table:table-cell>
          <table:table-cell office:value-type="float" office:value="17" table:style-name="ce11">
            <text:p>1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8571428571429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.4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42</text:p>
          </table:table-cell>
          <table:table-cell office:value-type="string" table:style-name="ce9">
            <text:p>RISONANZA MAGNETICA NUCLEARE (RM) MUSCOLOSCHELETRICA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50.5" table:style-name="ce10">
            <text:p>5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6.25" table:style-name="ce10">
            <text:p>6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666666666667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51</text:p>
          </table:table-cell>
          <table:table-cell office:value-type="string" table:style-name="ce9">
            <text:p>RISONANZA MAGNETICA NUCLEARE (RM) DELL'ADDOME SUPERIO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6.5" table:style-name="ce10">
            <text:p>1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5" table:style-name="ce15">
            <text:p>5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5" table:style-name="ce10">
            <text:p>1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5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52</text:p>
          </table:table-cell>
          <table:table-cell office:value-type="string" table:style-name="ce9">
            <text:p>RISONANZA MAGNETICA NUCLEARE (RM) DELL'ADDOME SUPERIORE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2" table:style-name="ce10">
            <text:p>1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" table:style-name="ce15">
            <text:p>4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" table:style-name="ce15">
            <text:p>3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7.7777777777778" table:style-name="ce10">
            <text:p>18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399999999999999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666666666667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54</text:p>
          </table:table-cell>
          <table:table-cell office:value-type="string" table:style-name="ce9">
            <text:p>RISONANZA MAGNETICA NUCLEARE (RM) DELL'ADDOME INFERIORE E SCAVO PELVIC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7" table:style-name="ce10">
            <text:p>1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U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55</text:p>
          </table:table-cell>
          <table:table-cell office:value-type="string" table:style-name="ce9">
            <text:p>RISONANZA MAGNETICA NUCLEARE (RM) DELL'ADDOME INFERIORE E SCAVO PELVICO, SENZA E CON CONTRAST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1.5" table:style-name="ce10">
            <text:p>1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1.875" table:style-name="ce10">
            <text:p>12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7692307692308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.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56</text:p>
          </table:table-cell>
          <table:table-cell office:value-type="string" table:style-name="ce9">
            <text:p>ANGIO RM DELL'ADDOME INFERIO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3.3333333333333" table:style-name="ce10">
            <text:p>1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181818181818199" table:style-name="ce15">
            <text:p>1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714285714285699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992</text:p>
          </table:table-cell>
          <table:table-cell office:value-type="string" table:style-name="ce9">
            <text:p>DENSITOMETRIA OSSEA CON TECNICA DI ASSORBIMENTO A <text:s/>RAGGI X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35.5" table:style-name="ce10">
            <text:p>3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912500000000001" table:style-name="ce15">
            <text:p>31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adioterapia</text:p>
          </table:table-cell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3.121951219512198" table:style-name="ce10">
            <text:p>43</text:p>
          </table:table-cell>
          <table:table-cell office:value-type="float" office:value="41" table:style-name="ce11">
            <text:p>4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M</text:p>
          </table:table-cell>
          <table:table-cell office:value-type="string" table:style-name="ce9">
            <text:p>VISITA RADIOTERAPICA DI CONTROLL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13.555555555556" table:style-name="ce10">
            <text:p>214</text:p>
          </table:table-cell>
          <table:table-cell office:value-type="float" office:value="225" table:style-name="ce11">
            <text:p>22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7</text:p>
          </table:table-cell>
          <table:table-cell office:value-type="string" table:style-name="ce9">
            <text:p>VISITA MULTIDISCIPLIN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46.52000000000001" table:style-name="ce10">
            <text:p>147</text:p>
          </table:table-cell>
          <table:table-cell office:value-type="float" office:value="25" table:style-name="ce11">
            <text:p>2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C1</text:p>
          </table:table-cell>
          <table:table-cell office:value-type="string" table:style-name="ce9">
            <text:p>PRIMA VISITA DI RADIOTERAP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9.3333333333333304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75" table:style-name="ce15">
            <text:p>18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45</text:p>
          </table:table-cell>
          <table:table-cell office:value-type="string" table:style-name="ce9">
            <text:p>TELETERAPIA CON ACCELERATORE LINEARE CON CAMPI MULTIPLI O DI MOVIMENTO, TECNICHE 3D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9.433333333333302" table:style-name="ce10">
            <text:p>29</text:p>
          </table:table-cell>
          <table:table-cell office:value-type="float" office:value="270" table:style-name="ce11">
            <text:p>27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46</text:p>
          </table:table-cell>
          <table:table-cell office:value-type="string" table:style-name="ce9">
            <text:p>TELETERAPIA CON ACCELERATORE LINEARE CON CAMPI MULTIPLI O DI MOVIMENTO, TECNICHE CON MODULAZIONE DI INTENSITA'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9.1119791666667" table:style-name="ce10">
            <text:p>39</text:p>
          </table:table-cell>
          <table:table-cell office:value-type="float" office:value="384" table:style-name="ce11">
            <text:p>38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51</text:p>
          </table:table-cell>
          <table:table-cell office:value-type="string" table:style-name="ce9">
            <text:p>TELETERAPIA CON ELETTRONI A UNO O PIU' CAMPI FISSI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9.6666666666667" table:style-name="ce10">
            <text:p>20</text:p>
          </table:table-cell>
          <table:table-cell office:value-type="float" office:value="30" table:style-name="ce11">
            <text:p>3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1</text:p>
          </table:table-cell>
          <table:table-cell office:value-type="string" table:style-name="ce9">
            <text:p>INDIVIDUAZIONE DEL VOLUME BERSAGLIO E SIMULAZION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5.3333333333333" table:style-name="ce10">
            <text:p>1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2</text:p>
          </table:table-cell>
          <table:table-cell office:value-type="string" table:style-name="ce9">
            <text:p>INDIVIDUAZIONE DEL VOLUME BERSAGLIO E SIMULAZION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4</text:p>
          </table:table-cell>
          <table:table-cell office:value-type="string" table:style-name="ce9">
            <text:p>STUDIO FISICO-DOSIMETRIC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5.3333333333333" table:style-name="ce10">
            <text:p>15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7</text:p>
          </table:table-cell>
          <table:table-cell office:value-type="string" table:style-name="ce9">
            <text:p>SCHERMATURA PERSONALIZZAT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7.6142857142857" table:style-name="ce10">
            <text:p>38</text:p>
          </table:table-cell>
          <table:table-cell office:value-type="float" office:value="210" table:style-name="ce11">
            <text:p>2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8</text:p>
          </table:table-cell>
          <table:table-cell office:value-type="string" table:style-name="ce9">
            <text:p>SISTEMA DI IMMOBILIZZAZIONE PERSONALIZZAT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B</text:p>
          </table:table-cell>
          <table:table-cell office:value-type="string" table:style-name="ce9">
            <text:p>STUDIO FISICO-DOSIMETRICO 3D CON ELABORATORE SU SCANSIONI TC DI "ELEVATA COMPLESSITA'"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C</text:p>
          </table:table-cell>
          <table:table-cell office:value-type="string" table:style-name="ce9">
            <text:p>STUDIO FISICO-DOSIMETRICO CON ELABORATORE SU SCANSIONI TC IN MODALITA' IMRT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F</text:p>
          </table:table-cell>
          <table:table-cell office:value-type="string" table:style-name="ce9">
            <text:p>DEFINIZIONE DEL VOLUME BERSAGLIO E DEGLI ORGANI A RISCHIO PER TECNICHE 3D E IMRT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G</text:p>
          </table:table-cell>
          <table:table-cell office:value-type="string" table:style-name="ce9">
            <text:p>CONTROLLO DEL SET UP INIZIALE PER PRIMA SEDUTA, CONTROLLO PORTALE E/O DELLA RIPETIBILITA' DEL SET UP DEL PAZIENT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4.962837837837803" table:style-name="ce10">
            <text:p>35</text:p>
          </table:table-cell>
          <table:table-cell office:value-type="float" office:value="296" table:style-name="ce11">
            <text:p>29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H</text:p>
          </table:table-cell>
          <table:table-cell office:value-type="string" table:style-name="ce9">
            <text:p>RADIOTERAPIA CON GATING RESPIRATORIO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6.153846153846203" table:style-name="ce10">
            <text:p>36</text:p>
          </table:table-cell>
          <table:table-cell office:value-type="float" office:value="65" table:style-name="ce11">
            <text:p>6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J</text:p>
          </table:table-cell>
          <table:table-cell office:value-type="string" table:style-name="ce9">
            <text:p>RADIOTERAPIA GUIDATA DA IMMAGINI [IGRT]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9.602941176470601" table:style-name="ce10">
            <text:p>50</text:p>
          </table:table-cell>
          <table:table-cell office:value-type="float" office:value="68" table:style-name="ce11">
            <text:p>6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K</text:p>
          </table:table-cell>
          <table:table-cell office:value-type="string" table:style-name="ce9">
            <text:p>RADIOTERAPIA CON TECNICHE AD INTENSITA' MODULATA AD ARCHI MULTIPLI O DI TIPO ELICALE CON CONTROLLO DEL POSIZIONAMENTO DEL PAZIENTE (IGRT) CON TAC INTEGRATA (FINO A 5 SEDUTE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229L</text:p>
          </table:table-cell>
          <table:table-cell office:value-type="string" table:style-name="ce9">
            <text:p>RADIOTERAPIA CON TECNICHE AD INTENSITA' MODULATA AD ARCHI MULTIPLI O DI TIPO ELICALE CON CONTROLLO DEL POSIZIONAMENTO DEL PAZIENTE (IGRT) CON TAC INTEGRATA (PIU' DI 5 SEDUTE)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8" table:style-name="ce10">
            <text:p>38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ecupero e riabilitazione funzionale</text:p>
          </table:table-cell>
          <table:table-cell office:value-type="string" table:style-name="ce9">
            <text:p>8901</text:p>
          </table:table-cell>
          <table:table-cell office:value-type="string" table:style-name="ce9">
            <text:p>VISITA DI CONTROLLO</text:p>
          </table:table-cell>
          <table:table-cell office:value-type="string" table:style-name="ce9">
            <text:p>AMBULATORIO CERNOBBIO RIABIL.</text:p>
          </table:table-cell>
          <table:table-cell office:value-type="string" table:style-name="ce9">
            <text:p>P</text:p>
          </table:table-cell>
          <table:table-cell office:value-type="float" office:value="35.25" table:style-name="ce10">
            <text:p>35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9.5714285714285694" table:style-name="ce10">
            <text:p>10</text:p>
          </table:table-cell>
          <table:table-cell office:value-type="float" office:value="35" table:style-name="ce11">
            <text:p>3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5.3928571428571" table:style-name="ce10">
            <text:p>15</text:p>
          </table:table-cell>
          <table:table-cell office:value-type="float" office:value="28" table:style-name="ce11">
            <text:p>2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697247706421997" table:style-name="ce15">
            <text:p>43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B2</text:p>
          </table:table-cell>
          <table:table-cell office:value-type="string" table:style-name="ce9">
            <text:p>PRIMA VISITA DI MEDICINA FISICA E RIABILITAZIONE</text:p>
          </table:table-cell>
          <table:table-cell office:value-type="string" table:style-name="ce9">
            <text:p>AMBULATORIO CERNOBBIO RIABIL.</text:p>
          </table:table-cell>
          <table:table-cell office:value-type="string" table:style-name="ce9">
            <text:p>B</text:p>
          </table:table-cell>
          <table:table-cell office:value-type="float" office:value="9.5" table:style-name="ce10">
            <text:p>1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07692307692299" table:style-name="ce15">
            <text:p>27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220000000000001" table:style-name="ce15">
            <text:p>10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16" table:style-name="ce10">
            <text:p>16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571428571429" table:style-name="ce15">
            <text:p>1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" table:style-name="ce15">
            <text:p>28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9.8636363636363598" table:style-name="ce10">
            <text:p>10</text:p>
          </table:table-cell>
          <table:table-cell office:value-type="float" office:value="22" table:style-name="ce11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4285714285714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727272727273" table:style-name="ce15">
            <text:p>15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9.1818181818181799" table:style-name="ce10">
            <text:p>9</text:p>
          </table:table-cell>
          <table:table-cell office:value-type="float" office:value="22" table:style-name="ce11">
            <text:p>2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413793103448299" table:style-name="ce15">
            <text:p>1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06349206349199" table:style-name="ce15">
            <text:p>17</text:p>
          </table:table-cell>
          <table:table-cell office:value-type="float" office:value="126" table:style-name="ce16">
            <text:p>12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41</text:p>
          </table:table-cell>
          <table:table-cell office:value-type="string" table:style-name="ce9">
            <text:p>VALUTAZIONE MANUALE DI FUNZIONE MUSCOLAR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42</text:p>
          </table:table-cell>
          <table:table-cell office:value-type="string" table:style-name="ce9">
            <text:p>VALUTAZIONE MANUALE DI FUNZIONE MUSCOLARE</text:p>
          </table:table-cell>
          <table:table-cell office:value-type="string" table:style-name="ce9">
            <text:p>AMBULATORIO CERNOBBIO RIABIL.</text:p>
          </table:table-cell>
          <table:table-cell office:value-type="string" table:style-name="ce9">
            <text:p>P</text:p>
          </table:table-cell>
          <table:table-cell office:value-type="float" office:value="63.3333333333333" table:style-name="ce10">
            <text:p>63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7.1538461538461497" table:style-name="ce10">
            <text:p>7</text:p>
          </table:table-cell>
          <table:table-cell office:value-type="float" office:value="65" table:style-name="ce11">
            <text:p>6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4.8888888888888902" table:style-name="ce10">
            <text:p>5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7" table:style-name="ce10">
            <text:p>17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54.4941176470588" table:style-name="ce10">
            <text:p>54</text:p>
          </table:table-cell>
          <table:table-cell office:value-type="float" office:value="85" table:style-name="ce11">
            <text:p>8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086</text:p>
          </table:table-cell>
          <table:table-cell office:value-type="string" table:style-name="ce9">
            <text:p>STIMOLAZIONE RIPETITIV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1.216666666666701" table:style-name="ce10">
            <text:p>31</text:p>
          </table:table-cell>
          <table:table-cell office:value-type="float" office:value="60" table:style-name="ce11">
            <text:p>6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111</text:p>
          </table:table-cell>
          <table:table-cell office:value-type="string" table:style-name="ce9">
            <text:p>RIEDUCAZIONE MOTORIA INDIVIDUALE IN MOTULESO GRAVE STRUMENTALE COMPLESS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112</text:p>
          </table:table-cell>
          <table:table-cell office:value-type="string" table:style-name="ce9">
            <text:p>RIEDUCAZIONE MOTORIA INDIVIDUALE IN MOTULESO GRAVE SEMPLICE</text:p>
          </table:table-cell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7.5" table:style-name="ce10">
            <text:p>18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5.384615384615401" table:style-name="ce10">
            <text:p>35</text:p>
          </table:table-cell>
          <table:table-cell office:value-type="float" office:value="130" table:style-name="ce11">
            <text:p>13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113</text:p>
          </table:table-cell>
          <table:table-cell office:value-type="string" table:style-name="ce9">
            <text:p>RIEDUCAZIONE MOTORIA INDIVIDUALE IN MOTULESO SEGMENTALE STRUMENTALE COMPLESSA</text:p>
          </table:table-cell>
          <table:table-cell office:value-type="string" table:style-name="ce9">
            <text:p>AMBULATORIO CERNOBBIO RIABIL.</text:p>
          </table:table-cell>
          <table:table-cell office:value-type="string" table:style-name="ce9">
            <text:p>P</text:p>
          </table:table-cell>
          <table:table-cell office:value-type="float" office:value="48" table:style-name="ce10">
            <text:p>48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7.6666666666666696" table:style-name="ce10">
            <text:p>8</text:p>
          </table:table-cell>
          <table:table-cell office:value-type="float" office:value="320" table:style-name="ce11">
            <text:p>3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.4666666666666699" table:style-name="ce10">
            <text:p>3</text:p>
          </table:table-cell>
          <table:table-cell office:value-type="float" office:value="150" table:style-name="ce11">
            <text:p>15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8.5" table:style-name="ce10">
            <text:p>19</text:p>
          </table:table-cell>
          <table:table-cell office:value-type="float" office:value="40" table:style-name="ce11">
            <text:p>4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4.507246376811601" table:style-name="ce10">
            <text:p>35</text:p>
          </table:table-cell>
          <table:table-cell office:value-type="float" office:value="672" table:style-name="ce11">
            <text:p>67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114</text:p>
          </table:table-cell>
          <table:table-cell office:value-type="string" table:style-name="ce9">
            <text:p>RIEDUCAZIONE MOTORIA INDIVIDUALE IN MOTULESO SEGMENTALE SEMPLIC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36.6666666666667" table:style-name="ce10">
            <text:p>37</text:p>
          </table:table-cell>
          <table:table-cell office:value-type="float" office:value="30" table:style-name="ce11">
            <text:p>3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30" table:style-name="ce11">
            <text:p>3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16</text:p>
          </table:table-cell>
          <table:table-cell office:value-type="string" table:style-name="ce9">
            <text:p>MOBILIZZAZIONE DI ALTRE ARTICOLAZION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47.5" table:style-name="ce10">
            <text:p>48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95.076923076923094" table:style-name="ce10">
            <text:p>95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191</text:p>
          </table:table-cell>
          <table:table-cell office:value-type="string" table:style-name="ce9">
            <text:p>ESERCIZI POSTURALI - PROPRIOCETTIVI</text:p>
          </table:table-cell>
          <table:table-cell office:value-type="string" table:style-name="ce9">
            <text:p>AMBULATORIO CERNOBBIO RIABIL.</text:p>
          </table:table-cell>
          <table:table-cell office:value-type="string" table:style-name="ce9">
            <text:p>P</text:p>
          </table:table-cell>
          <table:table-cell office:value-type="float" office:value="48" table:style-name="ce10">
            <text:p>48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7.8787878787878798" table:style-name="ce10">
            <text:p>8</text:p>
          </table:table-cell>
          <table:table-cell office:value-type="float" office:value="320" table:style-name="ce11">
            <text:p>3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.8571428571428599" table:style-name="ce10">
            <text:p>4</text:p>
          </table:table-cell>
          <table:table-cell office:value-type="float" office:value="140" table:style-name="ce11">
            <text:p>14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8.5" table:style-name="ce10">
            <text:p>19</text:p>
          </table:table-cell>
          <table:table-cell office:value-type="float" office:value="40" table:style-name="ce11">
            <text:p>4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8.912280701754398" table:style-name="ce10">
            <text:p>39</text:p>
          </table:table-cell>
          <table:table-cell office:value-type="float" office:value="552" table:style-name="ce11">
            <text:p>55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22</text:p>
          </table:table-cell>
          <table:table-cell office:value-type="string" table:style-name="ce9">
            <text:p>TRAINING DEAMBULATORI E DEL PASS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.5" table:style-name="ce10">
            <text:p>2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5.25" table:style-name="ce10">
            <text:p>5</text:p>
          </table:table-cell>
          <table:table-cell office:value-type="float" office:value="120" table:style-name="ce11">
            <text:p>1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7" table:style-name="ce10">
            <text:p>37</text:p>
          </table:table-cell>
          <table:table-cell office:value-type="float" office:value="150" table:style-name="ce11">
            <text:p>15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26</text:p>
          </table:table-cell>
          <table:table-cell office:value-type="string" table:style-name="ce9">
            <text:p>RISOLUZIONE MANUALE DI ADERENZE ARTICOLARI</text:p>
          </table:table-cell>
          <table:table-cell office:value-type="string" table:style-name="ce9">
            <text:p>AMBULATORIO CERNOBBIO RIABIL.</text:p>
          </table:table-cell>
          <table:table-cell office:value-type="string" table:style-name="ce9">
            <text:p>P</text:p>
          </table:table-cell>
          <table:table-cell office:value-type="float" office:value="94" table:style-name="ce10">
            <text:p>94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.21428571428571" table:style-name="ce10">
            <text:p>1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1.5" table:style-name="ce10">
            <text:p>2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9.615384615384599" table:style-name="ce10">
            <text:p>30</text:p>
          </table:table-cell>
          <table:table-cell office:value-type="float" office:value="104" table:style-name="ce11">
            <text:p>10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391</text:p>
          </table:table-cell>
          <table:table-cell office:value-type="string" table:style-name="ce9">
            <text:p>MASSOTERAPIA DISTRETTUALE-RIFLESSOGENA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392</text:p>
          </table:table-cell>
          <table:table-cell office:value-type="string" table:style-name="ce9">
            <text:p>MASSOTERAPIA PER DRENAGGIO LINFAT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29.85333333333301" table:style-name="ce10">
            <text:p>130</text:p>
          </table:table-cell>
          <table:table-cell office:value-type="float" office:value="75" table:style-name="ce11">
            <text:p>7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393</text:p>
          </table:table-cell>
          <table:table-cell office:value-type="string" table:style-name="ce9">
            <text:p>PRESSOTERAPIA O PRESSO-DEPRESSOTERAPIA INTERMITTENT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99.75" table:style-name="ce10">
            <text:p>200</text:p>
          </table:table-cell>
          <table:table-cell office:value-type="float" office:value="40" table:style-name="ce11">
            <text:p>4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395</text:p>
          </table:table-cell>
          <table:table-cell office:value-type="string" table:style-name="ce9">
            <text:p>ELETTROTERAPIA ANTAL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4.3" table:style-name="ce10">
            <text:p>14</text:p>
          </table:table-cell>
          <table:table-cell office:value-type="float" office:value="200" table:style-name="ce11">
            <text:p>20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73.714285714285694" table:style-name="ce10">
            <text:p>74</text:p>
          </table:table-cell>
          <table:table-cell office:value-type="float" office:value="70" table:style-name="ce11">
            <text:p>7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18" table:style-name="ce10">
            <text:p>18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38.828571428571401" table:style-name="ce10">
            <text:p>39</text:p>
          </table:table-cell>
          <table:table-cell office:value-type="float" office:value="350" table:style-name="ce11">
            <text:p>35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398</text:p>
          </table:table-cell>
          <table:table-cell office:value-type="string" table:style-name="ce9">
            <text:p>MAGNETOTERAPIA</text:p>
          </table:table-cell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2" table:style-name="ce10">
            <text:p>32</text:p>
          </table:table-cell>
          <table:table-cell office:value-type="float" office:value="20" table:style-name="ce11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1" table:style-name="ce10">
            <text:p>21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399</text:p>
          </table:table-cell>
          <table:table-cell office:value-type="string" table:style-name="ce9">
            <text:p>ULTRASONOTERAPI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7.730769230769202" table:style-name="ce10">
            <text:p>18</text:p>
          </table:table-cell>
          <table:table-cell office:value-type="float" office:value="260" table:style-name="ce11">
            <text:p>26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96" table:style-name="ce10">
            <text:p>96</text:p>
          </table:table-cell>
          <table:table-cell office:value-type="float" office:value="40" table:style-name="ce11">
            <text:p>4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57.484848484848499" table:style-name="ce10">
            <text:p>57</text:p>
          </table:table-cell>
          <table:table-cell office:value-type="float" office:value="330" table:style-name="ce11">
            <text:p>33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46</text:p>
          </table:table-cell>
          <table:table-cell office:value-type="string" table:style-name="ce9">
            <text:p>ALTRE TRAZIONI CUTANEE DEGLI ARTI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28" table:style-name="ce10">
            <text:p>28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3564</text:p>
          </table:table-cell>
          <table:table-cell office:value-type="string" table:style-name="ce9">
            <text:p>BENDAGGIO ADESIVO ELASTICO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179" table:style-name="ce10">
            <text:p>179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8591</text:p>
          </table:table-cell>
          <table:table-cell office:value-type="string" table:style-name="ce9">
            <text:p>TERAPIA AD ONDE D’URTO FOCALIZZATE PER PATOLOGIE MUSCOLO-SCHELETRICHE</text:p>
          </table:table-cell>
          <table:table-cell office:value-type="string" table:style-name="ce9">
            <text:p>POLIAMBUL.OSP.MARIANO COMENSE</text:p>
          </table:table-cell>
          <table:table-cell office:value-type="string" table:style-name="ce9">
            <text:p>D</text:p>
          </table:table-cell>
          <table:table-cell office:value-type="float" office:value="21.3333333333333" table:style-name="ce10">
            <text:p>21</text:p>
          </table:table-cell>
          <table:table-cell office:value-type="float" office:value="9" table:style-name="ce11">
            <text:p>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041666666667" table:style-name="ce15">
            <text:p>17</text:p>
          </table:table-cell>
          <table:table-cell office:value-type="float" office:value="288" table:style-name="ce16">
            <text:p>28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9991</text:p>
          </table:table-cell>
          <table:table-cell office:value-type="string" table:style-name="ce9">
            <text:p>LASER TERAPIA ANTAL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3.56" table:style-name="ce10">
            <text:p>14</text:p>
          </table:table-cell>
          <table:table-cell office:value-type="float" office:value="150" table:style-name="ce11">
            <text:p>15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48.522842639593897" table:style-name="ce10">
            <text:p>49</text:p>
          </table:table-cell>
          <table:table-cell office:value-type="float" office:value="197" table:style-name="ce11">
            <text:p>19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Urologia</text:p>
          </table:table-cell>
          <table:table-cell office:value-type="string" table:style-name="ce9">
            <text:p>5732</text:p>
          </table:table-cell>
          <table:table-cell office:value-type="string" table:style-name="ce9">
            <text:p>CISTOSCOPIA [TRANSURETRALE]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11" table:style-name="ce10">
            <text:p>1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666666666666696" table:style-name="ce15">
            <text:p>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9.753846153846197" table:style-name="ce10">
            <text:p>40</text:p>
          </table:table-cell>
          <table:table-cell office:value-type="float" office:value="65" table:style-name="ce11">
            <text:p>6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5733</text:p>
          </table:table-cell>
          <table:table-cell office:value-type="string" table:style-name="ce9">
            <text:p>CISTOSCOPIA [TRANSURETRALE] CON BIOPS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.6666666666667" table:style-name="ce10">
            <text:p>21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5794</text:p>
          </table:table-cell>
          <table:table-cell office:value-type="string" table:style-name="ce9">
            <text:p>CATETERISMO VESCICALE</text:p>
          </table:table-cell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8" table:style-name="ce10">
            <text:p>2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9.4426229508197" table:style-name="ce10">
            <text:p>29</text:p>
          </table:table-cell>
          <table:table-cell office:value-type="float" office:value="61" table:style-name="ce11">
            <text:p>6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598</text:p>
          </table:table-cell>
          <table:table-cell office:value-type="string" table:style-name="ce9">
            <text:p>CATETERIZZAZIONE URETERAL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32.5" table:style-name="ce10">
            <text:p>33</text:p>
          </table:table-cell>
          <table:table-cell office:value-type="float" office:value="32" table:style-name="ce11">
            <text:p>3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60111</text:p>
          </table:table-cell>
          <table:table-cell office:value-type="string" table:style-name="ce9">
            <text:p>BIOPSIA TRANSPERINEALE [PERCUTANEA] [AGOBIOPSIA] DELLA PROSTAT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6.3333333333333304" table:style-name="ce10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4347826086957" table:style-name="ce15">
            <text:p>1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640</text:p>
          </table:table-cell>
          <table:table-cell office:value-type="string" table:style-name="ce9">
            <text:p>CIRCONCISION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77" table:style-name="ce10">
            <text:p>277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51</text:p>
          </table:table-cell>
          <table:table-cell office:value-type="string" table:style-name="ce9">
            <text:p>ECOGRAFIA DELL' ADDOME INFERIORE</text:p>
          </table:table-cell>
          <table:table-cell office:value-type="string" table:style-name="ce9">
            <text:p>POLIAMBULATORIO VIA NAPOLEONA COMO</text:p>
          </table:table-cell>
          <table:table-cell office:value-type="string" table:style-name="ce9">
            <text:p>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61</text:p>
          </table:table-cell>
          <table:table-cell office:value-type="string" table:style-name="ce9">
            <text:p>ECOGRAFIA ADDOME COMPLETO</text:p>
          </table:table-cell>
          <table:table-cell office:value-type="string" table:style-name="ce9">
            <text:p>POLIAMBULATORIO LOMAZZO</text:p>
          </table:table-cell>
          <table:table-cell office:value-type="string" table:style-name="ce9">
            <text:p>D</text:p>
          </table:table-cell>
          <table:table-cell office:value-type="float" office:value="21.6666666666667" table:style-name="ce10">
            <text:p>22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333333333333" table:style-name="ce15">
            <text:p>2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61.5" table:style-name="ce10">
            <text:p>6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" table:style-name="ce15">
            <text:p>2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D</text:p>
          </table:table-cell>
          <table:table-cell office:value-type="float" office:value="29" table:style-name="ce10">
            <text:p>29</text:p>
          </table:table-cell>
          <table:table-cell office:value-type="float" office:value="3" table:style-name="ce11">
            <text:p>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333333333333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964285714285699" table:style-name="ce15">
            <text:p>15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96</text:p>
          </table:table-cell>
          <table:table-cell office:value-type="string" table:style-name="ce9">
            <text:p>ECOGRAFIA DEI TESTICOLI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7" table:style-name="ce10">
            <text:p>2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91.5" table:style-name="ce10">
            <text:p>9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090909090909101" table:style-name="ce15">
            <text:p>1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8798</text:p>
          </table:table-cell>
          <table:table-cell office:value-type="string" table:style-name="ce9">
            <text:p>ECOGRAFIA TRANSRETTALE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27" table:style-name="ce10">
            <text:p>27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26.5" table:style-name="ce10">
            <text:p>27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D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8" table:style-name="ce15">
            <text:p>5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41.5" table:style-name="ce10">
            <text:p>42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4.1428571428571" table:style-name="ce10">
            <text:p>14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6875" table:style-name="ce15">
            <text:p>14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8</text:p>
          </table:table-cell>
          <table:table-cell office:value-type="string" table:style-name="ce9">
            <text:p>VISITA ENDOCRINOLOGICA/DIABETOLOGICA - ANDR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10.3333333333333" table:style-name="ce10">
            <text:p>10</text:p>
          </table:table-cell>
          <table:table-cell office:value-type="float" office:value="6" table:style-name="ce11">
            <text:p>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1Q</text:p>
          </table:table-cell>
          <table:table-cell office:value-type="string" table:style-name="ce9">
            <text:p>VISITA UROLOGICA DI CONTROLLO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P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P</text:p>
          </table:table-cell>
          <table:table-cell office:value-type="float" office:value="44.8888888888889" table:style-name="ce10">
            <text:p>45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P</text:p>
          </table:table-cell>
          <table:table-cell office:value-type="float" office:value="36" table:style-name="ce10">
            <text:p>36</text:p>
          </table:table-cell>
          <table:table-cell office:value-type="float" office:value="13" table:style-name="ce11">
            <text:p>1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35.317460317460302" table:style-name="ce10">
            <text:p>35</text:p>
          </table:table-cell>
          <table:table-cell office:value-type="float" office:value="63" table:style-name="ce11">
            <text:p>63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P</text:p>
          </table:table-cell>
          <table:table-cell office:value-type="float" office:value="24.5555555555556" table:style-name="ce10">
            <text:p>25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P</text:p>
          </table:table-cell>
          <table:table-cell office:value-type="float" office:value="26.955223880597" table:style-name="ce10">
            <text:p>27</text:p>
          </table:table-cell>
          <table:table-cell office:value-type="float" office:value="67" table:style-name="ce11">
            <text:p>67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96" table:style-name="ce10">
            <text:p>96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538461538461505" table:style-name="ce15">
            <text:p>74</text:p>
          </table:table-cell>
          <table:table-cell office:value-type="float" office:value="182" table:style-name="ce16">
            <text:p>18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777777777778" table:style-name="ce15">
            <text:p>28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07</text:p>
          </table:table-cell>
          <table:table-cell office:value-type="string" table:style-name="ce9">
            <text:p>VISITA MULTIDISCIPLIN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52.928571428571402" table:style-name="ce10">
            <text:p>53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24</text:p>
          </table:table-cell>
          <table:table-cell office:value-type="string" table:style-name="ce9">
            <text:p>UROFLUSSOMETRIA</text:p>
          </table:table-cell>
          <table:table-cell office:value-type="string" table:style-name="ce9">
            <text:p>POLIAMBULATORIO OLGIATE</text:p>
          </table:table-cell>
          <table:table-cell office:value-type="string" table:style-name="ce9">
            <text:p>P</text:p>
          </table:table-cell>
          <table:table-cell office:value-type="float" office:value="47.375" table:style-name="ce10">
            <text:p>47</text:p>
          </table:table-cell>
          <table:table-cell office:value-type="float" office:value="8" table:style-name="ce11">
            <text:p>8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D</text:p>
          </table:table-cell>
          <table:table-cell office:value-type="float" office:value="15" table:style-name="ce10">
            <text:p>15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" table:style-name="ce15">
            <text:p>2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D</text:p>
          </table:table-cell>
          <table:table-cell office:value-type="float" office:value="13.3" table:style-name="ce10">
            <text:p>13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322580645161" table:style-name="ce15">
            <text:p>15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D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28070175438603" table:style-name="ce15">
            <text:p>32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897C2</text:p>
          </table:table-cell>
          <table:table-cell office:value-type="string" table:style-name="ce9">
            <text:p>PRIMA VISITA UROLOGICA/ANDROLOGICA</text:p>
          </table:table-cell>
          <table:table-cell office:value-type="string" table:style-name="ce9">
            <text:p>POLIAMB. OSPEDALE CANTU'</text:p>
          </table:table-cell>
          <table:table-cell office:value-type="string" table:style-name="ce9">
            <text:p>B</text:p>
          </table:table-cell>
          <table:table-cell office:value-type="float" office:value="4.9000000000000004" table:style-name="ce10">
            <text:p>5</text:p>
          </table:table-cell>
          <table:table-cell office:value-type="float" office:value="10" table:style-name="ce11">
            <text:p>10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18181818181801" table:style-name="ce15">
            <text:p>1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1694915254237" table:style-name="ce15">
            <text:p>11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.OSP.MARIANO COMENSE</text:p>
          </table:table-cell>
          <table:table-cell office:value-type="string" table:style-name="ce9">
            <text:p>B</text:p>
          </table:table-cell>
          <table:table-cell office:value-type="float" office:value="5.75" table:style-name="ce10">
            <text:p>6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714285714286" table:style-name="ce15">
            <text:p>1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38461538461501" table:style-name="ce15">
            <text:p>16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LOMAZZO</text:p>
          </table:table-cell>
          <table:table-cell office:value-type="string" table:style-name="ce9">
            <text:p>D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09090909090899" table:style-name="ce15">
            <text:p>2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LGIATE</text:p>
          </table:table-cell>
          <table:table-cell office:value-type="string" table:style-name="ce9">
            <text:p>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" table:style-name="ce15">
            <text:p>4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411764705882" table:style-name="ce15">
            <text:p>18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OSP.MENAGGIO</text:p>
          </table:table-cell>
          <table:table-cell office:value-type="string" table:style-name="ce9">
            <text:p>B</text:p>
          </table:table-cell>
          <table:table-cell office:value-type="float" office:value="9.5" table:style-name="ce10">
            <text:p>10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" table:style-name="ce15">
            <text:p>26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PONTELAMBRO</text:p>
          </table:table-cell>
          <table:table-cell office:value-type="string" table:style-name="ce9">
            <text:p>B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1999999999999993" table:style-name="ce15">
            <text:p>9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22033898305101" table:style-name="ce15">
            <text:p>17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B</text:p>
          </table:table-cell>
          <table:table-cell office:value-type="float" office:value="5.9782608695652204" table:style-name="ce10">
            <text:p>6</text:p>
          </table:table-cell>
          <table:table-cell office:value-type="float" office:value="46" table:style-name="ce11">
            <text:p>4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8" table:style-name="ce15">
            <text:p>7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5416666666666696" table:style-name="ce15">
            <text:p>8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2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1">
          <table:table-cell table:number-columns-repeated="3" table:style-name="ce13"/>
          <table:table-cell office:value-type="string" table:style-name="ce9">
            <text:p>POLIAMBULATORIO VIA NAPOLEONA COMO</text:p>
          </table:table-cell>
          <table:table-cell office:value-type="string" table:style-name="ce9">
            <text:p>B</text:p>
          </table:table-cell>
          <table:table-cell office:value-type="float" office:value="2.1052631578947398" table:style-name="ce10">
            <text:p>2</text:p>
          </table:table-cell>
          <table:table-cell office:value-type="float" office:value="19" table:style-name="ce11">
            <text:p>19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2727272727273" table:style-name="ce15">
            <text:p>1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735849056604" table:style-name="ce15">
            <text:p>17</text:p>
          </table:table-cell>
          <table:table-cell office:value-type="float" office:value="106" table:style-name="ce16">
            <text:p>106</text:p>
          </table:table-cell>
          <table:table-cell table:number-columns-repeated="16377"/>
        </table:table-row>
        <table:table-row table:style-name="ro1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49</text:p>
          </table:table-cell>
          <table:table-cell office:value-type="string" table:style-name="ce9">
            <text:p>INSTILLAZIONE GENITOURINARIA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46.25" table:style-name="ce10">
            <text:p>46</text:p>
          </table:table-cell>
          <table:table-cell office:value-type="float" office:value="68" table:style-name="ce11">
            <text:p>6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9">
            <text:p>9657</text:p>
          </table:table-cell>
          <table:table-cell office:value-type="string" table:style-name="ce9">
            <text:p>IRRIGAZIONE DI CATETERE VASCOLARE</text:p>
          </table:table-cell>
          <table:table-cell office:value-type="string" table:style-name="ce9">
            <text:p>POLIAMBULATORIO SAN FERMO NUOVO OSPEDALE SANT'ANNA</text:p>
          </table:table-cell>
          <table:table-cell office:value-type="string" table:style-name="ce9">
            <text:p>P</text:p>
          </table:table-cell>
          <table:table-cell office:value-type="float" office:value="20" table:style-name="ce10">
            <text:p>20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Totale complessivo</text:p>
          </table:table-cell>
          <table:table-cell table:number-columns-repeated="4" table:style-name="ce18"/>
          <table:table-cell office:value-type="float" office:value="26.25573616168387" table:style-name="ce19">
            <text:p>26</text:p>
          </table:table-cell>
          <table:table-cell office:value-type="float" office:value="45297" table:style-name="ce20">
            <text:p>45297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2"/>
        </table:table-row>
        <table:table-row table:number-rows-repeated="91" table:style-name="ro1">
          <table:table-cell table:number-columns-repeated="5"/>
          <table:table-cell table:number-columns-repeated="16379" table:style-name="ce12"/>
        </table:table-row>
        <table:table-row table:number-rows-repeated="10466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adriano.varotto</dc:creator>
    <meta:creation-date>2021-11-22T12:23:53Z</meta:creation-date>
    <dc:date>2021-11-22T13:23:40Z</dc:date>
  </office:meta>
</office:document-meta>
</file>